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paragraph-properties fo:text-align="justify" style:justify-single-word="false"/>
      <style:text-properties officeooo:rsid="02cfbfd8" officeooo:paragraph-rsid="0375e218" fo:background-color="transparent"/>
    </style:style>
    <style:style style:name="P28" style:family="paragraph" style:parent-style-name="Text_20_body">
      <style:text-properties officeooo:rsid="02e379e9" officeooo:paragraph-rsid="02e379e9"/>
    </style:style>
    <style:style style:name="P29" style:family="paragraph" style:parent-style-name="Text_20_body">
      <style:text-properties officeooo:rsid="02f10278" officeooo:paragraph-rsid="02f40f21"/>
    </style:style>
    <style:style style:name="P30" style:family="paragraph" style:parent-style-name="Text_20_body">
      <style:text-properties officeooo:rsid="02f5d4f8" officeooo:paragraph-rsid="02f5d4f8"/>
    </style:style>
    <style:style style:name="P31" style:family="paragraph" style:parent-style-name="Text_20_body">
      <style:text-properties officeooo:rsid="03024a10" officeooo:paragraph-rsid="03024a10"/>
    </style:style>
    <style:style style:name="P32" style:family="paragraph" style:parent-style-name="Text_20_body">
      <style:text-properties officeooo:rsid="030319e8" officeooo:paragraph-rsid="030319e8"/>
    </style:style>
    <style:style style:name="P33" style:family="paragraph" style:parent-style-name="Text_20_body">
      <style:text-properties officeooo:rsid="0337444e" officeooo:paragraph-rsid="0337444e"/>
    </style:style>
    <style:style style:name="P34" style:family="paragraph" style:parent-style-name="Text_20_body">
      <style:text-properties officeooo:rsid="0337ac50" officeooo:paragraph-rsid="0337ac50"/>
    </style:style>
    <style:style style:name="P35" style:family="paragraph" style:parent-style-name="Text_20_body">
      <style:text-properties officeooo:rsid="0337f979" officeooo:paragraph-rsid="0337f979"/>
    </style:style>
    <style:style style:name="P36" style:family="paragraph" style:parent-style-name="Text_20_body">
      <style:text-properties officeooo:rsid="033db87b" officeooo:paragraph-rsid="033f9584"/>
    </style:style>
    <style:style style:name="P37" style:family="paragraph" style:parent-style-name="Text_20_body">
      <style:text-properties officeooo:rsid="0362d337" officeooo:paragraph-rsid="0362d337" fo:background-color="#ffff00"/>
    </style:style>
    <style:style style:name="P38" style:family="paragraph" style:parent-style-name="Text_20_body">
      <style:paragraph-properties fo:text-align="justify" style:justify-single-word="false"/>
      <style:text-properties officeooo:rsid="03562a70" officeooo:paragraph-rsid="0375e218" fo:background-color="#ffff00"/>
    </style:style>
    <style:style style:name="P39" style:family="paragraph" style:parent-style-name="Text_20_body">
      <style:paragraph-properties fo:text-align="justify" style:justify-single-word="false"/>
      <style:text-properties officeooo:rsid="035cad31" officeooo:paragraph-rsid="0375e218" fo:background-color="#ffff00"/>
    </style:style>
    <style:style style:name="P40" style:family="paragraph" style:parent-style-name="Text_20_body">
      <style:text-properties officeooo:rsid="03572597" officeooo:paragraph-rsid="03572597"/>
    </style:style>
    <style:style style:name="P41" style:family="paragraph" style:parent-style-name="Text_20_body">
      <style:text-properties officeooo:rsid="03572597" officeooo:paragraph-rsid="0375e218"/>
    </style:style>
    <style:style style:name="P42" style:family="paragraph" style:parent-style-name="Text_20_body">
      <style:text-properties officeooo:paragraph-rsid="01facd8b"/>
    </style:style>
    <style:style style:name="P43" style:family="paragraph" style:parent-style-name="Text_20_body">
      <style:text-properties officeooo:rsid="0357c4d4" officeooo:paragraph-rsid="0357c4d4"/>
    </style:style>
    <style:style style:name="P44" style:family="paragraph" style:parent-style-name="Text_20_body">
      <style:text-properties fo:font-weight="normal" officeooo:rsid="0357c4d4" officeooo:paragraph-rsid="0357c4d4" style:font-weight-asian="normal" style:font-weight-complex="normal"/>
    </style:style>
    <style:style style:name="P4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6" style:family="paragraph" style:parent-style-name="Text_20_body">
      <style:text-properties officeooo:rsid="0362d337" officeooo:paragraph-rsid="0362d337"/>
    </style:style>
    <style:style style:name="P47" style:family="paragraph" style:parent-style-name="Text_20_body">
      <style:text-properties officeooo:rsid="0362d337" officeooo:paragraph-rsid="0363ce0b"/>
    </style:style>
    <style:style style:name="P48" style:family="paragraph" style:parent-style-name="Text_20_body">
      <style:text-properties officeooo:paragraph-rsid="0362d337"/>
    </style:style>
    <style:style style:name="P49" style:family="paragraph" style:parent-style-name="Text_20_body">
      <style:text-properties officeooo:rsid="0367f89f" officeooo:paragraph-rsid="0367f89f"/>
    </style:style>
    <style:style style:name="P50"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1"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3" style:family="paragraph" style:parent-style-name="Text_20_body">
      <style:text-properties officeooo:rsid="02fbb596" officeooo:paragraph-rsid="0375e218"/>
    </style:style>
    <style:style style:name="P54" style:family="paragraph" style:parent-style-name="Text_20_body">
      <style:paragraph-properties fo:text-align="justify" style:justify-single-word="false"/>
      <style:text-properties officeooo:rsid="02fbb596" officeooo:paragraph-rsid="0375e218"/>
    </style:style>
    <style:style style:name="P55" style:family="paragraph" style:parent-style-name="Text_20_body">
      <style:paragraph-properties fo:text-align="justify" style:justify-single-word="false"/>
      <style:text-properties officeooo:rsid="02dfa066" officeooo:paragraph-rsid="0370492f"/>
    </style:style>
    <style:style style:name="P56" style:family="paragraph" style:parent-style-name="Text_20_body">
      <style:text-properties officeooo:rsid="028838bc" officeooo:paragraph-rsid="0366ee09"/>
    </style:style>
    <style:style style:name="P57" style:family="paragraph" style:parent-style-name="Text_20_body">
      <style:paragraph-properties fo:text-align="justify" style:justify-single-word="false"/>
      <style:text-properties officeooo:rsid="0370492f" officeooo:paragraph-rsid="0370492f"/>
    </style:style>
    <style:style style:name="P58" style:family="paragraph" style:parent-style-name="Text_20_body">
      <style:text-properties officeooo:rsid="0370492f" officeooo:paragraph-rsid="0370492f"/>
    </style:style>
    <style:style style:name="P59" style:family="paragraph" style:parent-style-name="Text_20_body">
      <style:text-properties officeooo:rsid="02cfbfd8" officeooo:paragraph-rsid="0375e218"/>
    </style:style>
    <style:style style:name="P60" style:family="paragraph" style:parent-style-name="Text_20_body">
      <style:text-properties style:font-name="Linux Libertine G1" officeooo:rsid="02cfbfd8" officeooo:paragraph-rsid="0375e218"/>
    </style:style>
    <style:style style:name="P61"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2"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3"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4"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5" style:family="paragraph" style:parent-style-name="Text_20_body">
      <style:text-properties style:font-name="Linux Libertine G1" officeooo:rsid="02d0afbb" officeooo:paragraph-rsid="0375e218" fo:background-color="transparent"/>
    </style:style>
    <style:style style:name="P66" style:family="paragraph" style:parent-style-name="Text_20_body">
      <style:text-properties style:font-name="Linux Libertine G1" officeooo:rsid="02cfbfd8" officeooo:paragraph-rsid="0375e218" fo:background-color="#ffff00"/>
    </style:style>
    <style:style style:name="P67" style:family="paragraph" style:parent-style-name="Text_20_body">
      <style:paragraph-properties fo:text-align="justify" style:justify-single-word="false"/>
      <style:text-properties officeooo:rsid="0368bd94" officeooo:paragraph-rsid="0375e218"/>
    </style:style>
    <style:style style:name="P68" style:family="paragraph" style:parent-style-name="Text_20_body">
      <style:text-properties officeooo:paragraph-rsid="0375e218"/>
    </style:style>
    <style:style style:name="P69" style:family="paragraph" style:parent-style-name="Text_20_body">
      <style:paragraph-properties fo:text-align="justify" style:justify-single-word="false"/>
      <style:text-properties officeooo:paragraph-rsid="0368bd94"/>
    </style:style>
    <style:style style:name="P70"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1" style:family="paragraph" style:parent-style-name="Text_20_body">
      <style:paragraph-properties fo:text-align="justify" style:justify-single-word="false"/>
      <style:text-properties officeooo:rsid="035cad31" officeooo:paragraph-rsid="0375e218"/>
    </style:style>
    <style:style style:name="P72" style:family="paragraph" style:parent-style-name="Text_20_body">
      <style:text-properties officeooo:rsid="035cad31" officeooo:paragraph-rsid="0375e218"/>
    </style:style>
    <style:style style:name="P73" style:family="paragraph" style:parent-style-name="Text_20_body">
      <style:text-properties style:font-name="Liberation Mono" officeooo:rsid="02cfbfd8" officeooo:paragraph-rsid="0375e218" fo:background-color="transparent"/>
    </style:style>
    <style:style style:name="P74" style:family="paragraph" style:parent-style-name="Text_20_body">
      <style:text-properties officeooo:rsid="03788180" officeooo:paragraph-rsid="03788180"/>
    </style:style>
    <style:style style:name="P75" style:family="paragraph" style:parent-style-name="Text_20_body">
      <style:text-properties officeooo:rsid="0379e8b7" officeooo:paragraph-rsid="0379e8b7"/>
    </style:style>
    <style:style style:name="P76" style:family="paragraph" style:parent-style-name="Table_20_Contents">
      <style:text-properties style:font-name="Linux Libertine G" fo:font-size="8pt" style:font-size-asian="8pt" style:font-size-complex="8pt"/>
    </style:style>
    <style:style style:name="P77" style:family="paragraph" style:parent-style-name="Table_20_Contents">
      <style:text-properties style:font-name="Linux Libertine G" fo:font-size="8pt" officeooo:rsid="02033d40" officeooo:paragraph-rsid="02033d40" style:font-size-asian="8pt" style:font-size-complex="8pt"/>
    </style:style>
    <style:style style:name="P78" style:family="paragraph" style:parent-style-name="Table_20_Contents">
      <style:text-properties style:font-name="Linux Libertine G" fo:font-size="8pt" officeooo:rsid="02033d40" officeooo:paragraph-rsid="020a6f8c" style:font-size-asian="8pt" style:font-size-complex="8pt"/>
    </style:style>
    <style:style style:name="P79" style:family="paragraph" style:parent-style-name="Table_20_Contents">
      <style:text-properties style:font-name="Linux Libertine G" fo:font-size="8pt" officeooo:rsid="02041133" officeooo:paragraph-rsid="02041133"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82" style:family="paragraph" style:parent-style-name="Table_20_Contents">
      <style:text-properties style:font-name="Linux Libertine G" fo:font-size="8pt" officeooo:rsid="02073bc9" officeooo:paragraph-rsid="02073bc9" style:font-size-asian="8pt" style:font-size-complex="8pt"/>
    </style:style>
    <style:style style:name="P8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84" style:family="paragraph" style:parent-style-name="Table_20_Contents">
      <style:text-properties style:font-name="Linux Libertine G" fo:font-size="8pt" officeooo:rsid="02073bc9" officeooo:paragraph-rsid="020a6f8c"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8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87" style:family="paragraph" style:parent-style-name="Table_20_Contents">
      <style:text-properties style:font-name="Linux Libertine G" fo:font-size="8pt" officeooo:rsid="020a66c6" officeooo:paragraph-rsid="020a66c6"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89" style:family="paragraph" style:parent-style-name="Table_20_Contents">
      <style:text-properties style:font-name="Linux Libertine G" fo:font-size="8pt" officeooo:rsid="020a6f8c" officeooo:paragraph-rsid="020a6f8c" style:font-size-asian="8pt" style:font-size-complex="8pt"/>
    </style:style>
    <style:style style:name="P90" style:family="paragraph" style:parent-style-name="Table_20_Contents">
      <style:text-properties style:font-name="Linux Libertine G" fo:font-size="8pt" officeooo:rsid="020a6f8c" officeooo:paragraph-rsid="020ee91f" style:font-size-asian="8pt" style:font-size-complex="8pt"/>
    </style:style>
    <style:style style:name="P9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92" style:family="paragraph" style:parent-style-name="Table_20_Contents">
      <style:text-properties style:font-name="Linux Libertine G" fo:font-size="8pt" officeooo:rsid="020ee91f" officeooo:paragraph-rsid="020ee91f" style:font-size-asian="8pt" style:font-size-complex="8pt"/>
    </style:style>
    <style:style style:name="P9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9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9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96" style:family="paragraph" style:parent-style-name="Table_20_Contents">
      <style:text-properties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99" style:family="paragraph" style:parent-style-name="Table_20_Contents">
      <style:text-properties style:font-name="Linux Libertine G" fo:font-size="8pt" officeooo:rsid="02158889" officeooo:paragraph-rsid="028bdce6" style:font-size-asian="8pt" style:font-size-complex="8pt"/>
    </style:style>
    <style:style style:name="P100" style:family="paragraph" style:parent-style-name="Table_20_Contents">
      <style:text-properties style:font-name="Linux Libertine G" fo:font-size="8pt" officeooo:rsid="023ba391" officeooo:paragraph-rsid="023ba391" style:font-size-asian="8pt" style:font-size-complex="8pt"/>
    </style:style>
    <style:style style:name="P10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02" style:family="paragraph" style:parent-style-name="Table_20_Contents">
      <style:text-properties style:font-name="Linux Libertine G" fo:font-size="8pt" officeooo:rsid="02cde534" officeooo:paragraph-rsid="02cde534" style:font-size-asian="8pt" style:font-size-complex="8pt"/>
    </style:style>
    <style:style style:name="P103" style:family="paragraph" style:parent-style-name="Table_20_Contents">
      <style:text-properties style:font-name="Linux Libertine G" fo:font-size="8pt" officeooo:rsid="033a1bda" officeooo:paragraph-rsid="033a1bda" style:font-size-asian="8pt" style:font-size-complex="8pt"/>
    </style:style>
    <style:style style:name="P10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0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0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0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0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1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1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1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1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1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1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1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2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2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31"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32"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33" style:family="paragraph" style:parent-style-name="Table_20_Contents">
      <style:text-properties style:font-name="Linux Libertine G" fo:font-size="6pt" officeooo:rsid="02a3888c" officeooo:paragraph-rsid="0375e218" style:font-size-asian="6pt" style:font-size-complex="6pt"/>
    </style:style>
    <style:style style:name="P134"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35"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36"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37"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38"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39"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4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42" style:family="paragraph" style:parent-style-name="Table_20_Contents">
      <style:text-properties fo:color="#0000ff" style:font-name="Linux Libertine G" fo:font-size="8pt" officeooo:rsid="02033d40" officeooo:paragraph-rsid="020a6f8c"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45" style:family="paragraph" style:parent-style-name="Table_20_Contents">
      <style:text-properties fo:color="#0000ff" style:font-name="Linux Libertine G" fo:font-size="8pt" officeooo:rsid="02073bc9" officeooo:paragraph-rsid="020a6f8c"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48" style:family="paragraph" style:parent-style-name="Table_20_Contents">
      <style:text-properties fo:color="#0000ff" style:font-name="Linux Libertine G" fo:font-size="8pt" officeooo:rsid="020a6f8c" officeooo:paragraph-rsid="020ee91f" style:font-size-asian="8pt" style:font-size-complex="8pt"/>
    </style:style>
    <style:style style:name="P149" style:family="paragraph" style:parent-style-name="Table_20_Contents">
      <style:text-properties fo:color="#0000ff" style:font-name="Linux Libertine G" fo:font-size="8pt" officeooo:rsid="020a6f8c" officeooo:paragraph-rsid="020a6f8c" style:font-size-asian="8pt" style:font-size-complex="8pt"/>
    </style:style>
    <style:style style:name="P15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51" style:family="paragraph" style:parent-style-name="Table_20_Contents">
      <style:text-properties fo:color="#0000ff" style:font-name="Linux Libertine G" fo:font-size="8pt" officeooo:rsid="02158889" officeooo:paragraph-rsid="02158889" style:font-size-asian="8pt" style:font-size-complex="8pt"/>
    </style:style>
    <style:style style:name="P15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5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58" style:family="paragraph" style:parent-style-name="Table_20_Contents">
      <style:text-properties fo:color="#0000ff" style:font-name="Linux Libertine G" fo:font-size="8pt" officeooo:rsid="029931fc" officeooo:paragraph-rsid="029931fc"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6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6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6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6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66"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69"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7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7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7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80"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82" style:family="paragraph" style:parent-style-name="Table_20_Contents">
      <style:text-properties officeooo:rsid="02415c4c" officeooo:paragraph-rsid="02415c4c" fo:background-color="transparent"/>
    </style:style>
    <style:style style:name="P183" style:family="paragraph" style:parent-style-name="Table_20_Contents">
      <style:text-properties officeooo:paragraph-rsid="0250fac9" fo:background-color="transparent"/>
    </style:style>
    <style:style style:name="P184" style:family="paragraph" style:parent-style-name="Table_20_Contents">
      <style:text-properties officeooo:paragraph-rsid="02415c4c"/>
    </style:style>
    <style:style style:name="P18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8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8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9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9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9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0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0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0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0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0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0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0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0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0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0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1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1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1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2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2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2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2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2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2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3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3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3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3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3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3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3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24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24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24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24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24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24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24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249"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25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25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252" style:family="paragraph" style:parent-style-name="Footnote">
      <style:text-properties officeooo:rsid="020394fb" officeooo:paragraph-rsid="020394fb"/>
    </style:style>
    <style:style style:name="P253" style:family="paragraph" style:parent-style-name="Footnote">
      <style:text-properties officeooo:rsid="02041133" officeooo:paragraph-rsid="02041133"/>
    </style:style>
    <style:style style:name="P254" style:family="paragraph" style:parent-style-name="Footnote">
      <style:text-properties officeooo:rsid="02041133" officeooo:paragraph-rsid="0205caee"/>
    </style:style>
    <style:style style:name="P255" style:family="paragraph" style:parent-style-name="Footnote">
      <style:text-properties officeooo:rsid="02041133" officeooo:paragraph-rsid="029931fc"/>
    </style:style>
    <style:style style:name="P256" style:family="paragraph" style:parent-style-name="Footnote">
      <style:text-properties officeooo:rsid="0205caee" officeooo:paragraph-rsid="0205caee"/>
    </style:style>
    <style:style style:name="P257" style:family="paragraph" style:parent-style-name="Footnote">
      <style:text-properties officeooo:rsid="0206ec09" officeooo:paragraph-rsid="0206ec09"/>
    </style:style>
    <style:style style:name="P258" style:family="paragraph" style:parent-style-name="Footnote">
      <style:text-properties officeooo:rsid="02073bc9" officeooo:paragraph-rsid="02073bc9"/>
    </style:style>
    <style:style style:name="P259" style:family="paragraph" style:parent-style-name="Footnote">
      <style:text-properties officeooo:rsid="02088cde" officeooo:paragraph-rsid="02088cde"/>
    </style:style>
    <style:style style:name="P260" style:family="paragraph" style:parent-style-name="Footnote">
      <style:text-properties officeooo:rsid="020a66c6" officeooo:paragraph-rsid="020a6f8c"/>
    </style:style>
    <style:style style:name="P261" style:family="paragraph" style:parent-style-name="Footnote">
      <style:text-properties officeooo:rsid="020a6f8c" officeooo:paragraph-rsid="020a6f8c"/>
    </style:style>
    <style:style style:name="P262" style:family="paragraph" style:parent-style-name="Footnote">
      <style:text-properties officeooo:rsid="020ee91f" officeooo:paragraph-rsid="020ee91f"/>
    </style:style>
    <style:style style:name="P263" style:family="paragraph" style:parent-style-name="Footnote">
      <style:text-properties officeooo:rsid="02158889" officeooo:paragraph-rsid="02158889"/>
    </style:style>
    <style:style style:name="P264" style:family="paragraph" style:parent-style-name="Footnote">
      <style:text-properties officeooo:rsid="021adb2d" officeooo:paragraph-rsid="021b974d"/>
    </style:style>
    <style:style style:name="P265" style:family="paragraph" style:parent-style-name="Footnote">
      <style:text-properties officeooo:rsid="023ba391" officeooo:paragraph-rsid="023ba391"/>
    </style:style>
    <style:style style:name="P266" style:family="paragraph" style:parent-style-name="Footnote">
      <style:text-properties officeooo:rsid="023d70e8" officeooo:paragraph-rsid="023d70e8"/>
    </style:style>
    <style:style style:name="P267" style:family="paragraph" style:parent-style-name="Footnote">
      <style:text-properties officeooo:rsid="023d8207" officeooo:paragraph-rsid="023d8207"/>
    </style:style>
    <style:style style:name="P268" style:family="paragraph" style:parent-style-name="Footnote">
      <style:text-properties officeooo:rsid="024a360c" officeooo:paragraph-rsid="024a360c"/>
    </style:style>
    <style:style style:name="P269" style:family="paragraph" style:parent-style-name="Footnote">
      <style:text-properties officeooo:rsid="0250fac9" officeooo:paragraph-rsid="0250fac9"/>
    </style:style>
    <style:style style:name="P270" style:family="paragraph" style:parent-style-name="Footnote">
      <style:text-properties officeooo:rsid="023e91e8" officeooo:paragraph-rsid="025b201b"/>
    </style:style>
    <style:style style:name="P271" style:family="paragraph" style:parent-style-name="Footnote">
      <style:text-properties officeooo:rsid="025fde96" officeooo:paragraph-rsid="025fde96"/>
    </style:style>
    <style:style style:name="P272" style:family="paragraph" style:parent-style-name="Footnote">
      <style:text-properties officeooo:rsid="0265403f" officeooo:paragraph-rsid="0265403f"/>
    </style:style>
    <style:style style:name="P273" style:family="paragraph" style:parent-style-name="Footnote">
      <style:text-properties officeooo:rsid="026b936d" officeooo:paragraph-rsid="026b936d"/>
    </style:style>
    <style:style style:name="P274" style:family="paragraph" style:parent-style-name="Footnote">
      <style:text-properties officeooo:rsid="026b936d" officeooo:paragraph-rsid="026d7e11"/>
    </style:style>
    <style:style style:name="P275" style:family="paragraph" style:parent-style-name="Footnote">
      <style:text-properties officeooo:rsid="026bc08a" officeooo:paragraph-rsid="026bc08a"/>
    </style:style>
    <style:style style:name="P276" style:family="paragraph" style:parent-style-name="Footnote">
      <style:text-properties officeooo:rsid="026dd964" officeooo:paragraph-rsid="026dd964"/>
    </style:style>
    <style:style style:name="P277" style:family="paragraph" style:parent-style-name="Footnote">
      <style:text-properties officeooo:rsid="026dd964" officeooo:paragraph-rsid="028e2aef"/>
    </style:style>
    <style:style style:name="P278" style:family="paragraph" style:parent-style-name="Footnote">
      <style:text-properties officeooo:rsid="026ed200" officeooo:paragraph-rsid="026ed200"/>
    </style:style>
    <style:style style:name="P279" style:family="paragraph" style:parent-style-name="Footnote">
      <style:text-properties officeooo:rsid="026fa809" officeooo:paragraph-rsid="026fa809"/>
    </style:style>
    <style:style style:name="P280" style:family="paragraph" style:parent-style-name="Footnote">
      <style:text-properties officeooo:rsid="02701875" officeooo:paragraph-rsid="02701875"/>
    </style:style>
    <style:style style:name="P281" style:family="paragraph" style:parent-style-name="Footnote">
      <style:text-properties officeooo:rsid="02772362" officeooo:paragraph-rsid="02772362"/>
    </style:style>
    <style:style style:name="P282" style:family="paragraph" style:parent-style-name="Footnote">
      <style:text-properties officeooo:rsid="027bd3f0" officeooo:paragraph-rsid="027bd3f0"/>
    </style:style>
    <style:style style:name="P283" style:family="paragraph" style:parent-style-name="Footnote">
      <style:text-properties officeooo:rsid="027e9c5b" officeooo:paragraph-rsid="027e9c5b"/>
    </style:style>
    <style:style style:name="P284" style:family="paragraph" style:parent-style-name="Footnote">
      <style:text-properties officeooo:rsid="02033d40" officeooo:paragraph-rsid="02033d40"/>
    </style:style>
    <style:style style:name="P285" style:family="paragraph" style:parent-style-name="Footnote">
      <style:text-properties officeooo:rsid="02907d04" officeooo:paragraph-rsid="02907d04"/>
    </style:style>
    <style:style style:name="P286" style:family="paragraph" style:parent-style-name="Footnote">
      <style:text-properties officeooo:rsid="0290a0a4" officeooo:paragraph-rsid="0290a0a4"/>
    </style:style>
    <style:style style:name="P287" style:family="paragraph" style:parent-style-name="Footnote">
      <style:text-properties officeooo:rsid="02939678" officeooo:paragraph-rsid="02939678"/>
    </style:style>
    <style:style style:name="P288" style:family="paragraph" style:parent-style-name="Footnote">
      <style:text-properties officeooo:rsid="02982b17" officeooo:paragraph-rsid="02982b17"/>
    </style:style>
    <style:style style:name="P289" style:family="paragraph" style:parent-style-name="Footnote">
      <style:text-properties officeooo:rsid="0266b130" officeooo:paragraph-rsid="0266b130" fo:background-color="transparent"/>
    </style:style>
    <style:style style:name="P290" style:family="paragraph" style:parent-style-name="Footnote">
      <style:text-properties officeooo:rsid="0258d416" officeooo:paragraph-rsid="0258d416" fo:background-color="transparent"/>
    </style:style>
    <style:style style:name="P291" style:family="paragraph" style:parent-style-name="Footnote">
      <style:text-properties officeooo:rsid="02ebfda8" officeooo:paragraph-rsid="02ebfda8"/>
    </style:style>
    <style:style style:name="P292" style:family="paragraph" style:parent-style-name="Footnote">
      <style:text-properties officeooo:rsid="02eef664" officeooo:paragraph-rsid="02eef664"/>
    </style:style>
    <style:style style:name="P293" style:family="paragraph" style:parent-style-name="Footnote">
      <style:text-properties officeooo:rsid="02f40f21" officeooo:paragraph-rsid="02f40f21"/>
    </style:style>
    <style:style style:name="P294" style:family="paragraph" style:parent-style-name="Footnote">
      <style:text-properties officeooo:rsid="02f933d3" officeooo:paragraph-rsid="02f933d3"/>
    </style:style>
    <style:style style:name="P295" style:family="paragraph" style:parent-style-name="Footnote">
      <style:text-properties officeooo:rsid="02fbcc86" officeooo:paragraph-rsid="02fbcc86"/>
    </style:style>
    <style:style style:name="P296" style:family="paragraph" style:parent-style-name="Footnote">
      <style:text-properties officeooo:rsid="03024a10" officeooo:paragraph-rsid="03024a10"/>
    </style:style>
    <style:style style:name="P297" style:family="paragraph" style:parent-style-name="Footnote">
      <style:text-properties officeooo:rsid="030f110d" officeooo:paragraph-rsid="030f110d"/>
    </style:style>
    <style:style style:name="P298" style:family="paragraph" style:parent-style-name="Footnote">
      <style:text-properties officeooo:rsid="032900e4" officeooo:paragraph-rsid="032900e4"/>
    </style:style>
    <style:style style:name="P299" style:family="paragraph" style:parent-style-name="Footnote">
      <style:text-properties officeooo:rsid="0330e4d2" officeooo:paragraph-rsid="0330e4d2"/>
    </style:style>
    <style:style style:name="P300" style:family="paragraph" style:parent-style-name="Footnote">
      <style:text-properties officeooo:rsid="0333e993" officeooo:paragraph-rsid="0333e993"/>
    </style:style>
    <style:style style:name="P301" style:family="paragraph" style:parent-style-name="Footnote">
      <style:text-properties officeooo:rsid="0337444e" officeooo:paragraph-rsid="0337444e"/>
    </style:style>
    <style:style style:name="P302" style:family="paragraph" style:parent-style-name="Footnote">
      <style:text-properties officeooo:rsid="0337ac50" officeooo:paragraph-rsid="0337ac50"/>
    </style:style>
    <style:style style:name="P303" style:family="paragraph" style:parent-style-name="Footnote">
      <style:text-properties officeooo:rsid="034889ae" officeooo:paragraph-rsid="034889ae"/>
    </style:style>
    <style:style style:name="P304" style:family="paragraph" style:parent-style-name="Footnote">
      <style:text-properties officeooo:rsid="0348eae2" officeooo:paragraph-rsid="0348eae2"/>
    </style:style>
    <style:style style:name="P305" style:family="paragraph" style:parent-style-name="Footnote">
      <style:text-properties officeooo:rsid="034adc39" officeooo:paragraph-rsid="034b50c4"/>
    </style:style>
    <style:style style:name="P306" style:family="paragraph" style:parent-style-name="Footnote">
      <style:text-properties officeooo:rsid="03572597" officeooo:paragraph-rsid="03572597"/>
    </style:style>
    <style:style style:name="P307" style:family="paragraph" style:parent-style-name="Footnote">
      <style:text-properties officeooo:rsid="0367f89f" officeooo:paragraph-rsid="0367f89f"/>
    </style:style>
    <style:style style:name="P308" style:family="paragraph" style:parent-style-name="Footnote">
      <style:text-properties officeooo:rsid="0344ac48" officeooo:paragraph-rsid="0344ac48"/>
    </style:style>
    <style:style style:name="P309" style:family="paragraph" style:parent-style-name="Code_5f_paragraph">
      <style:text-properties officeooo:rsid="0337444e" officeooo:paragraph-rsid="0337444e"/>
    </style:style>
    <style:style style:name="P310" style:family="paragraph" style:parent-style-name="Code_5f_paragraph">
      <style:text-properties fo:font-size="7pt" officeooo:rsid="030ce189" officeooo:paragraph-rsid="0375e218" style:font-size-asian="7pt" style:font-size-complex="7pt"/>
    </style:style>
    <style:style style:name="P311" style:family="paragraph" style:parent-style-name="Code_5f_paragraph">
      <style:text-properties fo:font-size="7pt" officeooo:rsid="0379e8b7" officeooo:paragraph-rsid="0379e8b7" style:font-size-asian="7pt" style:font-size-complex="7pt"/>
    </style:style>
    <style:style style:name="P312" style:family="paragraph" style:parent-style-name="Code_5f_paragraph">
      <style:text-properties officeooo:paragraph-rsid="0375e218"/>
    </style:style>
    <style:style style:name="P313" style:family="paragraph" style:parent-style-name="Standard">
      <style:text-properties officeooo:rsid="03562a70" officeooo:paragraph-rsid="0375e218" fo:background-color="#ffff00"/>
    </style:style>
    <style:style style:name="P314" style:family="paragraph" style:parent-style-name="Standard">
      <style:text-properties officeooo:rsid="035a13bd" officeooo:paragraph-rsid="0375e218"/>
    </style:style>
    <style:style style:name="P315"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16"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17"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1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1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20"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21"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2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2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2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25"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26" style:family="paragraph" style:parent-style-name="Contents_20_2">
      <style:paragraph-properties>
        <style:tab-stops>
          <style:tab-stop style:position="17cm" style:type="right" style:leader-style="dotted" style:leader-text="."/>
        </style:tab-stops>
      </style:paragraph-properties>
    </style:style>
    <style:style style:name="P327" style:family="paragraph" style:parent-style-name="Contents_20_1">
      <style:paragraph-properties>
        <style:tab-stops>
          <style:tab-stop style:position="17cm" style:type="right" style:leader-style="dotted" style:leader-text="."/>
        </style:tab-stops>
      </style:paragraph-properties>
    </style:style>
    <style:style style:name="P328" style:family="paragraph" style:parent-style-name="Contents_20_3">
      <style:paragraph-properties>
        <style:tab-stops>
          <style:tab-stop style:position="17cm" style:type="right" style:leader-style="dotted" style:leader-text="."/>
        </style:tab-stops>
      </style:paragraph-properties>
    </style:style>
    <style:style style:name="P329" style:family="paragraph" style:parent-style-name="List" style:list-style-name="List_20_1"/>
    <style:style style:name="P330" style:family="paragraph" style:parent-style-name="Heading_20_1">
      <style:text-properties officeooo:rsid="01facd8b" officeooo:paragraph-rsid="01facd8b"/>
    </style:style>
    <style:style style:name="P331" style:family="paragraph" style:parent-style-name="Heading_20_1" style:list-style-name="">
      <style:paragraph-properties fo:text-align="justify" style:justify-single-word="false"/>
    </style:style>
    <style:style style:name="P332" style:family="paragraph" style:parent-style-name="Heading_20_1" style:list-style-name="">
      <style:paragraph-properties fo:text-align="justify" style:justify-single-word="false"/>
      <style:text-properties officeooo:paragraph-rsid="02e379e9"/>
    </style:style>
    <style:style style:name="P33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334"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335" style:family="paragraph" style:parent-style-name="Heading_20_1" style:list-style-name="">
      <style:paragraph-properties fo:text-align="justify" style:justify-single-word="false"/>
      <style:text-properties officeooo:rsid="02fbb596" officeooo:paragraph-rsid="0375e218"/>
    </style:style>
    <style:style style:name="P336" style:family="paragraph" style:parent-style-name="Heading_20_1" style:list-style-name="">
      <style:paragraph-properties fo:text-align="justify" style:justify-single-word="false"/>
      <style:text-properties officeooo:rsid="02fbb596" officeooo:paragraph-rsid="02cec5dc"/>
    </style:style>
    <style:style style:name="P337" style:family="paragraph" style:parent-style-name="Heading_20_1" style:list-style-name="">
      <style:paragraph-properties fo:text-align="justify" style:justify-single-word="false"/>
      <style:text-properties officeooo:rsid="02f9d4dc" officeooo:paragraph-rsid="0375e218"/>
    </style:style>
    <style:style style:name="P338" style:family="paragraph" style:parent-style-name="Heading_20_1" style:list-style-name="">
      <style:paragraph-properties fo:text-align="justify" style:justify-single-word="false"/>
      <style:text-properties officeooo:rsid="035cad31" officeooo:paragraph-rsid="0375e218"/>
    </style:style>
    <style:style style:name="P339" style:family="paragraph" style:parent-style-name="Heading_20_1" style:list-style-name="">
      <style:paragraph-properties fo:text-align="justify" style:justify-single-word="false"/>
      <style:text-properties officeooo:rsid="029f77e7" officeooo:paragraph-rsid="035a13bd"/>
    </style:style>
    <style:style style:name="P340" style:family="paragraph" style:parent-style-name="Heading_20_1" style:list-style-name="">
      <style:paragraph-properties fo:text-align="justify" style:justify-single-word="false"/>
      <style:text-properties officeooo:rsid="02033d40" officeooo:paragraph-rsid="030ce189"/>
    </style:style>
    <style:style style:name="P341" style:family="paragraph" style:parent-style-name="Heading_20_1" style:list-style-name="">
      <style:paragraph-properties fo:text-align="justify" style:justify-single-word="false"/>
      <style:text-properties officeooo:rsid="030052dc" officeooo:paragraph-rsid="02f9d4dc"/>
    </style:style>
    <style:style style:name="P342" style:family="paragraph" style:parent-style-name="Heading_20_1" style:list-style-name="">
      <style:paragraph-properties fo:text-align="justify" style:justify-single-word="false"/>
      <style:text-properties officeooo:rsid="033a1bda" officeooo:paragraph-rsid="033a1bda"/>
    </style:style>
    <style:style style:name="P343" style:family="paragraph" style:parent-style-name="Heading_20_1" style:list-style-name="">
      <style:paragraph-properties fo:text-align="justify" style:justify-single-word="false"/>
      <style:text-properties officeooo:rsid="02cde534" officeooo:paragraph-rsid="033a1bda"/>
    </style:style>
    <style:style style:name="P344" style:family="paragraph" style:parent-style-name="Heading_20_1" style:list-style-name="">
      <style:paragraph-properties fo:text-align="justify" style:justify-single-word="false"/>
      <style:text-properties officeooo:rsid="02e379e9" officeooo:paragraph-rsid="02e379e9"/>
    </style:style>
    <style:style style:name="P345" style:family="paragraph" style:parent-style-name="Heading_20_1">
      <style:text-properties officeooo:rsid="02dfa066" officeooo:paragraph-rsid="03788180"/>
    </style:style>
    <style:style style:name="P346" style:family="paragraph" style:parent-style-name="Heading_20_1">
      <style:paragraph-properties fo:break-before="page"/>
    </style:style>
    <style:style style:name="P347" style:family="paragraph" style:parent-style-name="Heading_20_1">
      <style:paragraph-properties fo:break-before="page"/>
      <style:text-properties officeooo:rsid="03562a70" officeooo:paragraph-rsid="03562a70"/>
    </style:style>
    <style:style style:name="P348" style:family="paragraph" style:parent-style-name="Heading_20_1">
      <style:paragraph-properties fo:break-before="page"/>
      <style:text-properties officeooo:rsid="0363ce0b" officeooo:paragraph-rsid="0375e218"/>
    </style:style>
    <style:style style:name="P349" style:family="paragraph" style:parent-style-name="Heading_20_1">
      <style:paragraph-properties fo:break-before="page"/>
      <style:text-properties officeooo:rsid="02f9d4dc" officeooo:paragraph-rsid="0375e218"/>
    </style:style>
    <style:style style:name="P350" style:family="paragraph" style:parent-style-name="Heading_20_1">
      <style:paragraph-properties fo:break-before="page"/>
      <style:text-properties officeooo:paragraph-rsid="0375e218"/>
    </style:style>
    <style:style style:name="P351" style:family="paragraph" style:parent-style-name="Heading_20_1">
      <style:paragraph-properties fo:break-before="page"/>
      <style:text-properties officeooo:rsid="02033d40" officeooo:paragraph-rsid="03239c8c"/>
    </style:style>
    <style:style style:name="P352" style:family="paragraph" style:parent-style-name="Heading_20_1">
      <style:paragraph-properties fo:break-before="page"/>
      <style:text-properties officeooo:rsid="033a1bda" officeooo:paragraph-rsid="033a1bda"/>
    </style:style>
    <style:style style:name="P353" style:family="paragraph" style:parent-style-name="Heading_20_1">
      <style:paragraph-properties fo:break-before="page"/>
      <style:text-properties officeooo:rsid="02cde534" officeooo:paragraph-rsid="033a1bda"/>
    </style:style>
    <style:style style:name="P354" style:family="paragraph" style:parent-style-name="Heading_20_1">
      <style:paragraph-properties fo:break-before="page"/>
      <style:text-properties officeooo:rsid="02e379e9" officeooo:paragraph-rsid="02e379e9"/>
    </style:style>
    <style:style style:name="P355" style:family="paragraph" style:parent-style-name="Heading_20_1">
      <style:paragraph-properties fo:break-before="page"/>
      <style:text-properties officeooo:paragraph-rsid="02e379e9"/>
    </style:style>
    <style:style style:name="P356"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357"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358"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359"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360"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361"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362"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363"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364"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36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366"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67"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368" style:family="paragraph" style:parent-style-name="Text_20_body" style:list-style-name="L1">
      <style:text-properties officeooo:rsid="03572597" officeooo:paragraph-rsid="03572597"/>
    </style:style>
    <style:style style:name="P369" style:family="paragraph" style:parent-style-name="Text_20_body" style:list-style-name="L2">
      <style:text-properties officeooo:paragraph-rsid="0362d337"/>
    </style:style>
    <style:style style:name="P370" style:family="paragraph" style:parent-style-name="Text_20_body" style:list-style-name="L3">
      <style:text-properties officeooo:rsid="0362d337" officeooo:paragraph-rsid="0362d337"/>
    </style:style>
    <style:style style:name="P371" style:family="paragraph" style:parent-style-name="Text_20_body" style:list-style-name="L4">
      <style:text-properties officeooo:rsid="02fbb596" officeooo:paragraph-rsid="0375e218"/>
    </style:style>
    <style:style style:name="P372" style:family="paragraph" style:parent-style-name="Text_20_body" style:list-style-name="L12">
      <style:text-properties officeooo:rsid="02fbb596" officeooo:paragraph-rsid="0375e218"/>
    </style:style>
    <style:style style:name="P373" style:family="paragraph" style:parent-style-name="Text_20_body" style:list-style-name="L12">
      <style:text-properties officeooo:rsid="02f9d4dc" officeooo:paragraph-rsid="0375e218"/>
    </style:style>
    <style:style style:name="P374" style:family="paragraph" style:parent-style-name="Text_20_body" style:list-style-name="L13">
      <style:text-properties officeooo:paragraph-rsid="02939678"/>
    </style:style>
    <style:style style:name="P375" style:family="paragraph" style:parent-style-name="Text_20_body" style:list-style-name="L13">
      <style:text-properties officeooo:rsid="02939678" officeooo:paragraph-rsid="02939678"/>
    </style:style>
    <style:style style:name="P376"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77"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78"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79"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80"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81"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82"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83" style:family="paragraph" style:parent-style-name="Text_20_body" style:list-style-name="L19">
      <style:text-properties officeooo:paragraph-rsid="0331f143" fo:background-color="transparent"/>
    </style:style>
    <style:style style:name="P384" style:family="paragraph" style:parent-style-name="Text_20_body" style:list-style-name="L17">
      <style:text-properties officeooo:paragraph-rsid="02f40f21"/>
    </style:style>
    <style:style style:name="P385" style:family="paragraph" style:parent-style-name="Text_20_body" style:list-style-name="L17">
      <style:text-properties officeooo:rsid="02f40f21" officeooo:paragraph-rsid="02f40f21"/>
    </style:style>
    <style:style style:name="P386" style:family="paragraph" style:parent-style-name="Text_20_body" style:list-style-name="L17">
      <style:text-properties officeooo:rsid="02f933d3" officeooo:paragraph-rsid="02f933d3"/>
    </style:style>
    <style:style style:name="P387" style:family="paragraph" style:parent-style-name="Text_20_body" style:list-style-name="L18">
      <style:text-properties officeooo:rsid="03024a10" officeooo:paragraph-rsid="03061e10"/>
    </style:style>
    <style:style style:name="P388" style:family="paragraph" style:parent-style-name="Text_20_body" style:list-style-name="L18">
      <style:text-properties officeooo:rsid="03024a10" officeooo:paragraph-rsid="03024a10"/>
    </style:style>
    <style:style style:name="P389" style:family="paragraph" style:parent-style-name="Text_20_body" style:list-style-name="L18">
      <style:text-properties officeooo:rsid="03061e10" officeooo:paragraph-rsid="03061e10"/>
    </style:style>
    <style:style style:name="P390" style:family="paragraph" style:parent-style-name="Text_20_body" style:list-style-name="L18">
      <style:text-properties officeooo:rsid="03061e10" officeooo:paragraph-rsid="031b10ea"/>
    </style:style>
    <style:style style:name="P391" style:family="paragraph" style:parent-style-name="Text_20_body" style:list-style-name="L18">
      <style:text-properties officeooo:rsid="0307fa80" officeooo:paragraph-rsid="0307fa80"/>
    </style:style>
    <style:style style:name="P392" style:family="paragraph" style:parent-style-name="Text_20_body" style:list-style-name="L18">
      <style:text-properties officeooo:rsid="030f110d" officeooo:paragraph-rsid="030f110d"/>
    </style:style>
    <style:style style:name="P393" style:family="paragraph" style:parent-style-name="Text_20_body" style:list-style-name="L18">
      <style:text-properties officeooo:rsid="030f110d" officeooo:paragraph-rsid="0315cbd8"/>
    </style:style>
    <style:style style:name="P394" style:family="paragraph" style:parent-style-name="Text_20_body" style:list-style-name="L18">
      <style:text-properties fo:font-style="normal" officeooo:rsid="0315cbd8" officeooo:paragraph-rsid="0315cbd8" style:font-style-asian="normal" style:font-style-complex="normal"/>
    </style:style>
    <style:style style:name="P395" style:family="paragraph" style:parent-style-name="Text_20_body" style:list-style-name="L18">
      <style:text-properties fo:font-style="normal" officeooo:rsid="031c31ec" officeooo:paragraph-rsid="031c31ec" style:font-style-asian="normal" style:font-style-complex="normal"/>
    </style:style>
    <style:style style:name="P396" style:family="paragraph" style:parent-style-name="Text_20_body" style:list-style-name="L18">
      <style:text-properties officeooo:rsid="0315cbd8" officeooo:paragraph-rsid="0315cbd8"/>
    </style:style>
    <style:style style:name="P397" style:family="paragraph" style:parent-style-name="Text_20_body" style:list-style-name="L19">
      <style:text-properties officeooo:paragraph-rsid="0331f143"/>
    </style:style>
    <style:style style:name="P398" style:family="paragraph" style:parent-style-name="Text_20_body" style:list-style-name="List_20_1">
      <style:paragraph-properties>
        <style:tab-stops/>
      </style:paragraph-properties>
      <style:text-properties officeooo:rsid="01facd8b" officeooo:paragraph-rsid="01facd8b"/>
    </style:style>
    <style:style style:name="P399" style:family="paragraph" style:parent-style-name="Text_20_body" style:list-style-name="List_20_1">
      <style:text-properties officeooo:rsid="01facd8b" officeooo:paragraph-rsid="01facd8b"/>
    </style:style>
    <style:style style:name="P400" style:family="paragraph" style:parent-style-name="Text_20_body" style:list-style-name="List_20_1">
      <style:text-properties style:font-name="Linux Libertine G" fo:font-size="11pt" officeooo:rsid="01facd8b" officeooo:paragraph-rsid="01facd8b" style:font-size-asian="10.5pt"/>
    </style:style>
    <style:style style:name="P401" style:family="paragraph" style:parent-style-name="Text_20_body" style:list-style-name="List_20_1">
      <style:text-properties officeooo:rsid="01fcc402" officeooo:paragraph-rsid="01fcc402"/>
    </style:style>
    <style:style style:name="P402" style:family="paragraph" style:parent-style-name="Text_20_body" style:list-style-name="List_20_1">
      <style:text-properties officeooo:rsid="028838bc" officeooo:paragraph-rsid="028838bc"/>
    </style:style>
    <style:style style:name="P403" style:family="paragraph" style:parent-style-name="Text_20_body" style:list-style-name="List_20_1">
      <style:paragraph-properties fo:text-align="start" style:justify-single-word="false"/>
      <style:text-properties officeooo:rsid="028911e1" officeooo:paragraph-rsid="028911e1"/>
    </style:style>
    <style:style style:name="P404" style:family="paragraph" style:parent-style-name="Text_20_body" style:list-style-name="List_20_1">
      <style:paragraph-properties fo:text-align="start" style:justify-single-word="false"/>
      <style:text-properties officeooo:rsid="02982474" officeooo:paragraph-rsid="02982474"/>
    </style:style>
    <style:style style:name="P405" style:family="paragraph" style:parent-style-name="Text_20_body" style:list-style-name="List_20_1">
      <style:text-properties officeooo:rsid="029444ce" officeooo:paragraph-rsid="029444ce"/>
    </style:style>
    <style:style style:name="P406" style:family="paragraph" style:parent-style-name="Text_20_body" style:list-style-name="List_20_1">
      <style:text-properties officeooo:rsid="02d3878f" officeooo:paragraph-rsid="02d3878f"/>
    </style:style>
    <style:style style:name="P407" style:family="paragraph" style:parent-style-name="Text_20_body" style:list-style-name="List_20_1">
      <style:text-properties officeooo:rsid="02fbcc86" officeooo:paragraph-rsid="02fbcc86"/>
    </style:style>
    <style:style style:name="P408" style:family="paragraph" style:parent-style-name="Text_20_body" style:list-style-name="List_20_1">
      <style:text-properties fo:font-weight="normal" officeooo:rsid="030e962c" officeooo:paragraph-rsid="030e962c" style:font-weight-asian="normal" style:font-weight-complex="normal"/>
    </style:style>
    <style:style style:name="P409" style:family="paragraph" style:parent-style-name="Text_20_body" style:list-style-name="List_20_1">
      <style:text-properties fo:font-weight="normal" officeooo:rsid="0366ee09" officeooo:paragraph-rsid="0366ee09" style:font-weight-asian="normal" style:font-weight-complex="normal"/>
    </style:style>
    <style:style style:name="P410" style:family="paragraph" style:parent-style-name="Text_20_body" style:list-style-name="List_20_1">
      <style:text-properties fo:font-weight="normal" officeooo:rsid="036a6baa" officeooo:paragraph-rsid="036a6baa" style:font-weight-asian="normal" style:font-weight-complex="normal"/>
    </style:style>
    <style:style style:name="P411" style:family="paragraph" style:parent-style-name="Text_20_body" style:list-style-name="List_20_1">
      <style:text-properties fo:font-weight="normal" officeooo:rsid="036a0443" officeooo:paragraph-rsid="036a0443" style:font-weight-asian="normal" style:font-weight-complex="normal"/>
    </style:style>
    <style:style style:name="P412" style:family="paragraph" style:parent-style-name="Text_20_body" style:list-style-name="List_20_1">
      <style:text-properties fo:font-weight="normal" officeooo:rsid="0370f1b2" officeooo:paragraph-rsid="0370f1b2" style:font-weight-asian="normal" style:font-weight-complex="normal"/>
    </style:style>
    <style:style style:name="P413" style:family="paragraph" style:parent-style-name="Text_20_body" style:list-style-name="L20">
      <style:text-properties officeooo:rsid="03788180" officeooo:paragraph-rsid="03788180"/>
    </style:style>
    <style:style style:name="P414"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1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1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17" style:family="paragraph" style:parent-style-name="Heading_20_3">
      <style:text-properties style:use-window-font-color="true" fo:font-size="11pt" fo:font-style="normal" style:font-name-asian="DejaVu Sans" style:font-name-complex="Lohit Hindi"/>
    </style:style>
    <style:style style:name="P418" style:family="paragraph" style:parent-style-name="Heading_20_3">
      <style:text-properties officeooo:paragraph-rsid="02fbcc86"/>
    </style:style>
    <style:style style:name="P419" style:family="paragraph" style:parent-style-name="Heading_20_3">
      <style:text-properties officeooo:paragraph-rsid="0366ee09"/>
    </style:style>
    <style:style style:name="P420" style:family="paragraph" style:parent-style-name="Heading_20_2">
      <style:text-properties officeooo:rsid="0357c4d4" officeooo:paragraph-rsid="0357c4d4"/>
    </style:style>
    <style:style style:name="P421" style:family="paragraph" style:parent-style-name="Heading_20_2">
      <style:text-properties officeooo:paragraph-rsid="0357c4d4"/>
    </style:style>
    <style:style style:name="P422" style:family="paragraph" style:parent-style-name="Heading_20_2">
      <style:text-properties fo:background-color="transparent"/>
    </style:style>
    <style:style style:name="P423" style:family="paragraph" style:parent-style-name="Heading_20_2">
      <style:text-properties officeooo:paragraph-rsid="03584a48" fo:background-color="transparent"/>
    </style:style>
    <style:style style:name="P424" style:family="paragraph" style:parent-style-name="Heading_20_2">
      <style:text-properties officeooo:paragraph-rsid="0375e218"/>
    </style:style>
    <style:style style:name="P425" style:family="paragraph" style:parent-style-name="Heading_20_2" style:list-style-name="">
      <style:paragraph-properties fo:text-align="justify" style:justify-single-word="false"/>
      <style:text-properties officeooo:paragraph-rsid="0375e218"/>
    </style:style>
    <style:style style:name="P426" style:family="paragraph" style:parent-style-name="Heading_20_2">
      <style:text-properties officeooo:rsid="03562a70" officeooo:paragraph-rsid="0375e218" fo:background-color="#ffff00"/>
    </style:style>
    <style:style style:name="P42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28" style:family="paragraph" style:parent-style-name="Heading_20_2">
      <style:text-properties officeooo:rsid="035cad31" officeooo:paragraph-rsid="0375e218"/>
    </style:style>
    <style:style style:name="P429" style:family="paragraph" style:parent-style-name="Heading_20_2">
      <style:text-properties officeooo:rsid="0370492f" officeooo:paragraph-rsid="0370492f"/>
    </style:style>
    <style:style style:name="P430" style:family="paragraph" style:parent-style-name="Heading_20_2">
      <style:text-properties officeooo:rsid="02f40f21" officeooo:paragraph-rsid="02f40f21"/>
    </style:style>
    <style:style style:name="P431" style:family="paragraph" style:parent-style-name="Heading_20_2">
      <style:text-properties officeooo:paragraph-rsid="02f24203"/>
    </style:style>
    <style:style style:name="P432" style:family="paragraph" style:parent-style-name="Heading_20_2">
      <style:text-properties officeooo:rsid="03024a10" officeooo:paragraph-rsid="03024a10"/>
    </style:style>
    <style:style style:name="P433" style:family="paragraph" style:parent-style-name="Heading_20_2">
      <style:paragraph-properties fo:break-before="page"/>
      <style:text-properties officeooo:paragraph-rsid="0375e218"/>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style:font-weight-asian="normal" style:font-weight-complex="normal"/>
    </style:style>
    <style:style style:name="T282" style:family="text">
      <style:text-properties officeooo:rsid="03584a48"/>
    </style:style>
    <style:style style:name="T283" style:family="text">
      <style:text-properties officeooo:rsid="035a13bd"/>
    </style:style>
    <style:style style:name="T284" style:family="text">
      <style:text-properties style:font-name="Times New Roman" fo:font-size="11pt" fo:font-weight="bold" officeooo:rsid="0363ce0b" style:font-size-asian="11pt" style:font-weight-asian="bold" style:font-size-complex="11pt" style:font-weight-complex="bold"/>
    </style:style>
    <style:style style:name="T285" style:family="text">
      <style:text-properties style:font-name="Times New Roman" fo:font-size="11pt" fo:font-weight="bold" officeooo:rsid="0375e218" style:font-size-asian="11pt" style:font-weight-asian="bold" style:font-size-complex="11pt" style:font-weight-complex="bold"/>
    </style:style>
    <style:style style:name="T286" style:family="text">
      <style:text-properties style:font-name="Times New Roman" fo:font-size="11pt" fo:font-weight="normal" style:font-size-asian="11pt" style:font-weight-asian="normal" style:font-size-complex="11pt" style:font-weight-complex="normal"/>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T294" style:family="text">
      <style:text-properties officeooo:rsid="0375e218"/>
    </style:style>
    <style:style style:name="T295" style:family="text">
      <style:text-properties officeooo:rsid="03788180"/>
    </style:style>
    <style:style style:name="T296" style:family="text">
      <style:text-properties officeooo:rsid="0379e8b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7"><text:a xlink:type="simple" xlink:href="#__RefHeading___Toc6216_1570332519" text:style-name="Index_20_Link" text:visited-style-name="Index_20_Link">1.CRATE: Clinical records anonymisation and text extraction<text:tab/>1</text:a></text:p>
          <text:p text:style-name="P327"><text:a xlink:type="simple" xlink:href="#__RefHeading___Toc6218_1570332519" text:style-name="Index_20_Link" text:visited-style-name="Index_20_Link">2.Overview<text:tab/>3</text:a></text:p>
          <text:p text:style-name="P327"><text:a xlink:type="simple" xlink:href="#__RefHeading___Toc6220_1570332519" text:style-name="Index_20_Link" text:visited-style-name="Index_20_Link">3.Package elements in brief<text:tab/>4</text:a></text:p>
          <text:p text:style-name="P326"><text:a xlink:type="simple" xlink:href="#__RefHeading___Toc6222_1570332519" text:style-name="Index_20_Link" text:visited-style-name="Index_20_Link">3.1.Terminology<text:tab/>4</text:a></text:p>
          <text:p text:style-name="P326"><text:a xlink:type="simple" xlink:href="#__RefHeading___Toc7125_1912352588" text:style-name="Index_20_Link" text:visited-style-name="Index_20_Link">3.2.Preprocessing<text:tab/>4</text:a></text:p>
          <text:p text:style-name="P326"><text:a xlink:type="simple" xlink:href="#__RefHeading___Toc6224_1570332519" text:style-name="Index_20_Link" text:visited-style-name="Index_20_Link">3.3.Data dictionary generation and editing<text:tab/>4</text:a></text:p>
          <text:p text:style-name="P326"><text:a xlink:type="simple" xlink:href="#__RefHeading___Toc6226_1570332519" text:style-name="Index_20_Link" text:visited-style-name="Index_20_Link">3.4.Anonymisation<text:tab/>4</text:a></text:p>
          <text:p text:style-name="P326"><text:a xlink:type="simple" xlink:href="#__RefHeading___Toc6228_1570332519" text:style-name="Index_20_Link" text:visited-style-name="Index_20_Link">3.5.Natural language processing (NLP)<text:tab/>4</text:a></text:p>
          <text:p text:style-name="P326"><text:a xlink:type="simple" xlink:href="#__RefHeading___Toc6230_1570332519" text:style-name="Index_20_Link" text:visited-style-name="Index_20_Link">3.6.Web front end<text:tab/>5</text:a></text:p>
          <text:p text:style-name="P326"><text:a xlink:type="simple" xlink:href="#__RefHeading___Toc8668_111518022" text:style-name="Index_20_Link" text:visited-style-name="Index_20_Link">3.7.Testing and additional tools<text:tab/>5</text:a></text:p>
          <text:p text:style-name="P327"><text:a xlink:type="simple" xlink:href="#__RefHeading___Toc7165_1912352588" text:style-name="Index_20_Link" text:visited-style-name="Index_20_Link">4.Installation<text:tab/>6</text:a></text:p>
          <text:p text:style-name="P326"><text:a xlink:type="simple" xlink:href="#__RefHeading___Toc8670_111518022" text:style-name="Index_20_Link" text:visited-style-name="Index_20_Link">4.1.URLs for CRATE source code<text:tab/>6</text:a></text:p>
          <text:p text:style-name="P326"><text:a xlink:type="simple" xlink:href="#__RefHeading___Toc6234_1570332519" text:style-name="Index_20_Link" text:visited-style-name="Index_20_Link">4.2.Ubuntu installation from Debian package<text:tab/>6</text:a></text:p>
          <text:p text:style-name="P326"><text:a xlink:type="simple" xlink:href="#__RefHeading___Toc6236_1570332519" text:style-name="Index_20_Link" text:visited-style-name="Index_20_Link">4.3.Installation for any OS<text:tab/>6</text:a></text:p>
          <text:p text:style-name="P327"><text:a xlink:type="simple" xlink:href="#__RefHeading___Toc6254_1570332519" text:style-name="Index_20_Link" text:visited-style-name="Index_20_Link">5.Data prerequisites<text:tab/>8</text:a></text:p>
          <text:p text:style-name="P327"><text:a xlink:type="simple" xlink:href="#__RefHeading___Toc8819_1172218664" text:style-name="Index_20_Link" text:visited-style-name="Index_20_Link">6.The preprocessing tools<text:tab/>9</text:a></text:p>
          <text:p text:style-name="P326"><text:a xlink:type="simple" xlink:href="#__RefHeading___Toc7127_1912352588" text:style-name="Index_20_Link" text:visited-style-name="Index_20_Link">6.1.Command-line options: crate_postcodes<text:tab/>9</text:a></text:p>
          <text:p text:style-name="P326"><text:a xlink:type="simple" xlink:href="#__RefHeading___Toc7129_1912352588" text:style-name="Index_20_Link" text:visited-style-name="Index_20_Link">6.2.Command-line options: crate_preprocess_rio<text:tab/>10</text:a></text:p>
          <text:p text:style-name="P327"><text:a xlink:type="simple" xlink:href="#__RefHeading___Toc8821_1172218664" text:style-name="Index_20_Link" text:visited-style-name="Index_20_Link">7.The anonymiser<text:tab/>12</text:a></text:p>
          <text:p text:style-name="P326"><text:a xlink:type="simple" xlink:href="#__RefHeading___Toc6238_1570332519" text:style-name="Index_20_Link" text:visited-style-name="Index_20_Link">7.1.Configuring the anonymiser<text:tab/>12</text:a></text:p>
          <text:p text:style-name="P326"><text:a xlink:type="simple" xlink:href="#__RefHeading___Toc7141_1912352588" text:style-name="Index_20_Link" text:visited-style-name="Index_20_Link">7.2.Command-line options: crate_print_demo_anon_config<text:tab/>12</text:a></text:p>
          <text:p text:style-name="P326"><text:a xlink:type="simple" xlink:href="#__RefHeading___Toc8823_1172218664" text:style-name="Index_20_Link" text:visited-style-name="Index_20_Link">7.3.Specimen anonymiser config<text:tab/>12</text:a></text:p>
          <text:p text:style-name="P326"><text:a xlink:type="simple" xlink:href="#__RefHeading___Toc7131_1912352588" text:style-name="Index_20_Link" text:visited-style-name="Index_20_Link">7.4.Command-line options: crate_anonymise<text:tab/>25</text:a></text:p>
          <text:p text:style-name="P326"><text:a xlink:type="simple" xlink:href="#__RefHeading___Toc7133_1912352588" text:style-name="Index_20_Link" text:visited-style-name="Index_20_Link">7.5.Command-line options: crate_anonymise_multiprocess<text:tab/>26</text:a></text:p>
          <text:p text:style-name="P327"><text:a xlink:type="simple" xlink:href="#__RefHeading___Toc8825_1172218664" text:style-name="Index_20_Link" text:visited-style-name="Index_20_Link">8.The NLP manager<text:tab/>27</text:a></text:p>
          <text:p text:style-name="P326"><text:a xlink:type="simple" xlink:href="#__RefHeading___Toc6242_1570332519" text:style-name="Index_20_Link" text:visited-style-name="Index_20_Link">8.1.Configuring the NLP manager<text:tab/>27</text:a></text:p>
          <text:p text:style-name="P326"><text:a xlink:type="simple" xlink:href="#__RefHeading___Toc6244_1570332519" text:style-name="Index_20_Link" text:visited-style-name="Index_20_Link">8.2.Specimen NLP config file<text:tab/>27</text:a></text:p>
          <text:p text:style-name="P326"><text:a xlink:type="simple" xlink:href="#__RefHeading___Toc7145_1912352588" text:style-name="Index_20_Link" text:visited-style-name="Index_20_Link">8.3.Command-line options: crate_build_java<text:tab/>30</text:a></text:p>
          <text:p text:style-name="P326"><text:a xlink:type="simple" xlink:href="#__RefHeading___Toc7135_1912352588" text:style-name="Index_20_Link" text:visited-style-name="Index_20_Link">8.4.Command-line options: crate_nlp<text:tab/>31</text:a></text:p>
          <text:p text:style-name="P326"><text:a xlink:type="simple" xlink:href="#__RefHeading___Toc7137_1912352588" text:style-name="Index_20_Link" text:visited-style-name="Index_20_Link">8.5.Command-line options: crate_nlp_multiprocess<text:tab/>32</text:a></text:p>
          <text:p text:style-name="P327"><text:a xlink:type="simple" xlink:href="#__RefHeading___Toc8827_1172218664" text:style-name="Index_20_Link" text:visited-style-name="Index_20_Link">9.The web site<text:tab/>33</text:a></text:p>
          <text:p text:style-name="P326"><text:a xlink:type="simple" xlink:href="#__RefHeading___Toc6246_1570332519" text:style-name="Index_20_Link" text:visited-style-name="Index_20_Link">9.1.Configuring the web front end<text:tab/>33</text:a></text:p>
          <text:p text:style-name="P326"><text:a xlink:type="simple" xlink:href="#__RefHeading___Toc7161_1912352588" text:style-name="Index_20_Link" text:visited-style-name="Index_20_Link">9.2.Command-line options: crate_print_demo_crateweb_config<text:tab/>33</text:a></text:p>
          <text:p text:style-name="P326"><text:a xlink:type="simple" xlink:href="#__RefHeading___Toc6248_1570332519" text:style-name="Index_20_Link" text:visited-style-name="Index_20_Link">9.3.Specimen web front end config file<text:tab/>33</text:a></text:p>
          <text:p text:style-name="P326"><text:a xlink:type="simple" xlink:href="#__RefHeading___Toc7147_1912352588" text:style-name="Index_20_Link" text:visited-style-name="Index_20_Link">9.4.Command-line options: crate_generate_new_django_secret_key<text:tab/>37</text:a></text:p>
          <text:p text:style-name="P326"><text:a xlink:type="simple" xlink:href="#__RefHeading___Toc7151_1912352588" text:style-name="Index_20_Link" text:visited-style-name="Index_20_Link">9.5.Command-line options: crate_django_manage<text:tab/>37</text:a></text:p>
          <text:p text:style-name="P326"><text:a xlink:type="simple" xlink:href="#__RefHeading___Toc7153_1912352588" text:style-name="Index_20_Link" text:visited-style-name="Index_20_Link">9.6.Command-line options: crate_launch_django_server<text:tab/>38</text:a></text:p>
          <text:p text:style-name="P326"><text:a xlink:type="simple" xlink:href="#__RefHeading___Toc7155_1912352588" text:style-name="Index_20_Link" text:visited-style-name="Index_20_Link">9.7.Command-line options: crate_launch_cherrypy_server<text:tab/>39</text:a></text:p>
          <text:p text:style-name="P326"><text:a xlink:type="simple" xlink:href="#__RefHeading___Toc7157_1912352588" text:style-name="Index_20_Link" text:visited-style-name="Index_20_Link">9.8.Command-line options: crate_launch_celery<text:tab/>40</text:a></text:p>
          <text:p text:style-name="P326"><text:a xlink:type="simple" xlink:href="#__RefHeading___Toc7159_1912352588" text:style-name="Index_20_Link" text:visited-style-name="Index_20_Link">9.9.Command-line options: crate_launch_flower<text:tab/>40</text:a></text:p>
          <text:p text:style-name="P326"><text:a xlink:type="simple" xlink:href="#__RefHeading___Toc7163_1912352588" text:style-name="Index_20_Link" text:visited-style-name="Index_20_Link">9.10.Command-line options: crate_windows_service<text:tab/>40</text:a></text:p>
          <text:p text:style-name="P327"><text:a xlink:type="simple" xlink:href="#__RefHeading___Toc8829_1172218664" text:style-name="Index_20_Link" text:visited-style-name="Index_20_Link">10.Ancillary tools<text:tab/>41</text:a></text:p>
          <text:p text:style-name="P326"><text:a xlink:type="simple" xlink:href="#__RefHeading___Toc7139_1912352588" text:style-name="Index_20_Link" text:visited-style-name="Index_20_Link">10.1.Command-line options: crate_make_demo_database<text:tab/>41</text:a></text:p>
          <text:p text:style-name="P326"><text:a xlink:type="simple" xlink:href="#__RefHeading___Toc7143_1912352588" text:style-name="Index_20_Link" text:visited-style-name="Index_20_Link">10.2.Command-line options: crate_test_anonymisation<text:tab/>41</text:a></text:p>
          <text:p text:style-name="P326"><text:a xlink:type="simple" xlink:href="#__RefHeading___Toc7149_1912352588" text:style-name="Index_20_Link" text:visited-style-name="Index_20_Link">10.3.Command-line options: crate_estimate_mysql_memory_usage<text:tab/>42</text:a></text:p>
          <text:p text:style-name="P327"><text:a xlink:type="simple" xlink:href="#__RefHeading___Toc6250_1570332519" text:style-name="Index_20_Link" text:visited-style-name="Index_20_Link">11.Internal database interfaces<text:tab/>43</text:a></text:p>
          <text:p text:style-name="P326"><text:a xlink:type="simple" xlink:href="#__RefHeading___Toc6252_1570332519" text:style-name="Index_20_Link" text:visited-style-name="Index_20_Link">11.1.Summary<text:tab/>46</text:a></text:p>
          <text:p text:style-name="P327"><text:a xlink:type="simple" xlink:href="#__RefHeading___Toc6256_1570332519" text:style-name="Index_20_Link" text:visited-style-name="Index_20_Link">12.Reminder of common TCP/IP ports<text:tab/>47</text:a></text:p>
          <text:p text:style-name="P327"><text:soft-page-break/><text:a xlink:type="simple" xlink:href="#__RefHeading___Toc6258_1570332519" text:style-name="Index_20_Link" text:visited-style-name="Index_20_Link">13.Technical notes<text:tab/>48</text:a></text:p>
          <text:p text:style-name="P326"><text:a xlink:type="simple" xlink:href="#__RefHeading___Toc6260_1570332519" text:style-name="Index_20_Link" text:visited-style-name="Index_20_Link">13.1.Cross-platform hosting<text:tab/>48</text:a></text:p>
          <text:p text:style-name="P326"><text:a xlink:type="simple" xlink:href="#__RefHeading___Toc6262_1570332519" text:style-name="Index_20_Link" text:visited-style-name="Index_20_Link">13.2.Converting to SQLAlchemy<text:tab/>49</text:a></text:p>
          <text:p text:style-name="P326"><text:a xlink:type="simple" xlink:href="#__RefHeading___Toc8745_1172218664" text:style-name="Index_20_Link" text:visited-style-name="Index_20_Link">13.3.Installing Python 3.4 on Ubuntu 16.04<text:tab/>50</text:a></text:p>
          <text:p text:style-name="P327"><text:a xlink:type="simple" xlink:href="#__RefHeading___Toc6266_1570332519" text:style-name="Index_20_Link" text:visited-style-name="Index_20_Link">14.Troubleshooting<text:tab/>51</text:a></text:p>
          <text:p text:style-name="P326"><text:a xlink:type="simple" xlink:href="#__RefHeading___Toc6268_1570332519" text:style-name="Index_20_Link" text:visited-style-name="Index_20_Link">14.1.Can’t connect to MySQL, even manually<text:tab/>51</text:a></text:p>
          <text:p text:style-name="P326"><text:a xlink:type="simple" xlink:href="#__RefHeading___Toc6270_1570332519" text:style-name="Index_20_Link" text:visited-style-name="Index_20_Link">14.2.ImportError: No module named ‘{mysqldb, pyodbc, ...}’<text:tab/>51</text:a></text:p>
          <text:p text:style-name="P326"><text:a xlink:type="simple" xlink:href="#__RefHeading___Toc6272_1570332519" text:style-name="Index_20_Link" text:visited-style-name="Index_20_Link">14.3.[…] “Connection is busy with results for another command” […]<text:tab/>51</text:a></text:p>
          <text:p text:style-name="P326"><text:a xlink:type="simple" xlink:href="#__RefHeading___Toc6274_1570332519" text:style-name="Index_20_Link" text:visited-style-name="Index_20_Link">14.4.How do I reconfigure MySQL?<text:tab/>51</text:a></text:p>
          <text:p text:style-name="P326"><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26"><text:a xlink:type="simple" xlink:href="#__RefHeading___Toc6278_1570332519" text:style-name="Index_20_Link" text:visited-style-name="Index_20_Link">14.6.403 Forbidden: CSRF verification failed<text:tab/>52</text:a></text:p>
          <text:p text:style-name="P326"><text:a xlink:type="simple" xlink:href="#__RefHeading___Toc6280_1570332519" text:style-name="Index_20_Link" text:visited-style-name="Index_20_Link">14.7.Under Windows Server: OSError(“Port 443 not free on ‘127.0.0.1’”)<text:tab/>52</text:a></text:p>
          <text:p text:style-name="P326"><text:a xlink:type="simple" xlink:href="#__RefHeading___Toc6282_1570332519" text:style-name="Index_20_Link" text:visited-style-name="Index_20_Link">14.8.crate_launch_cherrypy_server can’t find its config files<text:tab/>53</text:a></text:p>
          <text:p text:style-name="P326"><text:a xlink:type="simple" xlink:href="#__RefHeading___Toc6284_1570332519" text:style-name="Index_20_Link" text:visited-style-name="Index_20_Link">14.9.“Your connection is not private...” browser error<text:tab/>53</text:a></text:p>
          <text:p text:style-name="P326"><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26"><text:a xlink:type="simple" xlink:href="#__RefHeading___Toc8747_1172218664" text:style-name="Index_20_Link" text:visited-style-name="Index_20_Link">14.11.Table names are always lower case using MySQL under Windows<text:tab/>53</text:a></text:p>
          <text:p text:style-name="P327"><text:a xlink:type="simple" xlink:href="#__RefHeading___Toc6288_1570332519" text:style-name="Index_20_Link" text:visited-style-name="Index_20_Link">15.Change history<text:tab/>54</text:a></text:p>
          <text:p text:style-name="P326"><text:a xlink:type="simple" xlink:href="#__RefHeading___Toc6290_1570332519" text:style-name="Index_20_Link" text:visited-style-name="Index_20_Link">15.1.Anonymiser<text:tab/>54</text:a></text:p>
          <text:p text:style-name="P328"><text:a xlink:type="simple" xlink:href="#__RefHeading___Toc6292_1570332519" text:style-name="Index_20_Link" text:visited-style-name="Index_20_Link">15.1.1.2015-02-18<text:tab/>54</text:a></text:p>
          <text:p text:style-name="P328"><text:a xlink:type="simple" xlink:href="#__RefHeading___Toc6294_1570332519" text:style-name="Index_20_Link" text:visited-style-name="Index_20_Link">15.1.2.2015-03-19, v0.03<text:tab/>54</text:a></text:p>
          <text:p text:style-name="P328"><text:a xlink:type="simple" xlink:href="#__RefHeading___Toc6296_1570332519" text:style-name="Index_20_Link" text:visited-style-name="Index_20_Link">15.1.3.2015-04-25, v0.04<text:tab/>54</text:a></text:p>
          <text:p text:style-name="P328"><text:a xlink:type="simple" xlink:href="#__RefHeading___Toc6298_1570332519" text:style-name="Index_20_Link" text:visited-style-name="Index_20_Link">15.1.4.2015-05-01, v0.05<text:tab/>54</text:a></text:p>
          <text:p text:style-name="P328"><text:a xlink:type="simple" xlink:href="#__RefHeading___Toc6300_1570332519" text:style-name="Index_20_Link" text:visited-style-name="Index_20_Link">15.1.5.2015-06-25, v0.06<text:tab/>55</text:a></text:p>
          <text:p text:style-name="P328"><text:a xlink:type="simple" xlink:href="#__RefHeading___Toc6302_1570332519" text:style-name="Index_20_Link" text:visited-style-name="Index_20_Link">15.1.6.2015-07-14, v0.06<text:tab/>55</text:a></text:p>
          <text:p text:style-name="P328"><text:a xlink:type="simple" xlink:href="#__RefHeading___Toc6304_1570332519" text:style-name="Index_20_Link" text:visited-style-name="Index_20_Link">15.1.7.2015-07-16, v0.07<text:tab/>55</text:a></text:p>
          <text:p text:style-name="P328"><text:a xlink:type="simple" xlink:href="#__RefHeading___Toc6306_1570332519" text:style-name="Index_20_Link" text:visited-style-name="Index_20_Link">15.1.8.2015-07-20, v0.08<text:tab/>55</text:a></text:p>
          <text:p text:style-name="P328"><text:a xlink:type="simple" xlink:href="#__RefHeading___Toc6308_1570332519" text:style-name="Index_20_Link" text:visited-style-name="Index_20_Link">15.1.9.2015-07-28, v0.09<text:tab/>55</text:a></text:p>
          <text:p text:style-name="P328"><text:a xlink:type="simple" xlink:href="#__RefHeading___Toc6310_1570332519" text:style-name="Index_20_Link" text:visited-style-name="Index_20_Link">15.1.10.2015-09-02 to 2015-09-13, v0.10<text:tab/>55</text:a></text:p>
          <text:p text:style-name="P328"><text:a xlink:type="simple" xlink:href="#__RefHeading___Toc6312_1570332519" text:style-name="Index_20_Link" text:visited-style-name="Index_20_Link">15.1.11.2015-09-16, v0.11<text:tab/>55</text:a></text:p>
          <text:p text:style-name="P328"><text:a xlink:type="simple" xlink:href="#__RefHeading___Toc6314_1570332519" text:style-name="Index_20_Link" text:visited-style-name="Index_20_Link">15.1.12.2015-09-21, v0.12<text:tab/>55</text:a></text:p>
          <text:p text:style-name="P328"><text:a xlink:type="simple" xlink:href="#__RefHeading___Toc6316_1570332519" text:style-name="Index_20_Link" text:visited-style-name="Index_20_Link">15.1.13.2015-10-06, v0.13<text:tab/>55</text:a></text:p>
          <text:p text:style-name="P328"><text:a xlink:type="simple" xlink:href="#__RefHeading___Toc6318_1570332519" text:style-name="Index_20_Link" text:visited-style-name="Index_20_Link">15.1.14.2016-03-10, v0.14.0<text:tab/>55</text:a></text:p>
          <text:p text:style-name="P328"><text:a xlink:type="simple" xlink:href="#__RefHeading___Toc6320_1570332519" text:style-name="Index_20_Link" text:visited-style-name="Index_20_Link">15.1.15.2016-06-04, v0.16.0<text:tab/>56</text:a></text:p>
          <text:p text:style-name="P328"><text:a xlink:type="simple" xlink:href="#__RefHeading___Toc8749_1172218664" text:style-name="Index_20_Link" text:visited-style-name="Index_20_Link">15.1.16.2016-06-25, v0.17.0<text:tab/>56</text:a></text:p>
          <text:p text:style-name="P327"><text:a xlink:type="simple" xlink:href="#__RefHeading___Toc6264_1570332519" text:style-name="Index_20_Link" text:visited-style-name="Index_20_Link">16.To do<text:tab/>56</text:a></text:p>
        </text:index-body>
      </text:table-of-content>
      <text:p text:style-name="P42"/>
      <text:h text:style-name="P331" text:outline-level="1"/>
      <text:h text:style-name="P34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347" text:outline-level="1"><text:bookmark-start text:name="__RefHeading___Toc6220_1570332519"/>Package elements in brief<text:bookmark-end text:name="__RefHeading___Toc6220_1570332519"/></text:h>
      <text:p text:style-name="P40">There are multiple stages between a clinical source database and a final research database. CRATE separates these stages.</text:p>
      <text:h text:style-name="P420" text:outline-level="2"><text:bookmark-start text:name="__RefHeading___Toc6222_1570332519"/>Terminology<text:bookmark-end text:name="__RefHeading___Toc6222_1570332519"/></text:h>
      <text:p text:style-name="P43">I will refer to ‘anonymisation’ in this document, but sometimes as a shorthand for ‘pseudonymisation’, in which IDs are removed and replaced by a generated pseudonym.</text:p>
      <text:h text:style-name="Heading_20_2" text:outline-level="2">Database connections</text:h>
      <text:p text:style-name="P75">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21" text:outline-level="2"><text:bookmark-start text:name="__RefHeading___Toc7125_1912352588"/>Preprocessing<text:bookmark-end text:name="__RefHeading___Toc7125_1912352588"/></text:h>
      <text:p text:style-name="P4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06">https://en.wikipedia.org/wiki/Database_normalization</text:p></text:note-body></text:note> and you want to de-normalize it to make life easier for your researchers.</text:p>
      <text:p text:style-name="P40">CRATE provides the following optional pre-processing steps:</text:p>
      <text:list xml:id="list1826236579019149166" text:style-name="L1">
        <text:list-item>
          <text:p text:style-name="P368"><text:span text:style-name="Code_5f_inline"><text:span text:style-name="T18">crate_postcodes</text:span></text:span>: takes a downloaded UK ONS Postcode Database (ONS PD) file and inserts it into a database, for later linking to your source data.</text:p>
        </text:list-item>
        <text:list-item>
          <text:p text:style-name="P368"><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3">CRATE removes identifiable information as it copies a database based on a <text:span text:style-name="T18">data dictionary, </text:span><text:span text:style-name="T57">which is essentially a spreadsheet with one row for every column in the source database.</text:span></text:p>
      <text:p text:style-name="P43"><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43"><text:span text:style-name="T57">To be more helpful, preprocessors (including </text:span><text:span text:style-name="Code_5f_inline"><text:span text:style-name="T281">crate_preprocess_rio</text:span></text:span><text:span text:style-name="T57">) can create these options for you; see the </text:span><text:span text:style-name="Code_5f_inline"><text:span text:style-name="T281">--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3"><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text:soft-page-break/>Natural language processing <text:span text:style-name="T288">(NLP)</text:span><text:bookmark-end text:name="__RefHeading___Toc6228_1570332519"/></text:h>
      <text:p text:style-name="P4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4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46"><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423" text:outline-level="2"><text:bookmark-start text:name="__RefHeading___Toc6230_1570332519"/>Web front end<text:bookmark-end text:name="__RefHeading___Toc6230_1570332519"/></text:h>
      <text:p text:style-name="P19">CRATE offers a web front end that supports researcher access to the data, <text:span text:style-name="T289">and allows managers to operate a specific consent-to-contact process.</text:span></text:p>
      <text:p text:style-name="P37"><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37"><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0">Other scripts include:</text:p>
      <text:list xml:id="list2145754298336958822" text:style-name="L2">
        <text:list-item>
          <text:p text:style-name="P369"><text:span text:style-name="Code_5f_inline"><text:span text:style-name="T53">crate_launch_django_server</text:span></text:span><text:span text:style-name="T108"> for a test Django server;</text:span></text:p>
        </text:list-item>
        <text:list-item>
          <text:p text:style-name="P369"><text:span text:style-name="Code_5f_inline"><text:span text:style-name="T53">crate_launch_cherrypy_server</text:span></text:span><text:span text:style-name="T108"> to launch a production-grade CherryPy server;</text:span></text:p>
        </text:list-item>
        <text:list-item>
          <text:p text:style-name="P369"><text:span text:style-name="Code_5f_inline"><text:span text:style-name="T53">crate_launch_celery</text:span></text:span><text:span text:style-name="T108"> to launch the Celery message-handling backend;</text:span></text:p>
        </text:list-item>
        <text:list-item>
          <text:p text:style-name="P369"><text:span text:style-name="Code_5f_inline"><text:span text:style-name="T53">crate_launch_flower</text:span></text:span><text:span text:style-name="T108"> for the Flower tool to monitor the Celery/RabbitMQ backend;</text:span></text:p>
        </text:list-item>
        <text:list-item>
          <text:p text:style-name="P369"><text:span text:style-name="Code_5f_inline"><text:span text:style-name="T53">crate_windows_service</text:span></text:span><text:span text:style-name="T108"> to set up or test a Windows service for the web server system.</text:span></text:p>
        </text:list-item>
      </text:list>
      <text:h text:style-name="P422" text:outline-level="2"><text:bookmark-start text:name="__RefHeading___Toc8668_111518022"/>Testing and additional tools<text:bookmark-end text:name="__RefHeading___Toc8668_111518022"/></text:h>
      <text:p text:style-name="P20">Other tools include:</text:p>
      <text:list xml:id="list7592453791562229666" text:style-name="L3">
        <text:list-item>
          <text:p text:style-name="P370"><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70"><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70"><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333" text:outline-level="1"/>
      <text:h text:style-name="P335" text:outline-level="1"/>
      <text:h text:style-name="P348" text:outline-level="1"><text:bookmark-start text:name="__RefHeading___Toc7165_1912352588"/>Installation<text:bookmark-end text:name="__RefHeading___Toc7165_1912352588"/></text:h>
      <text:h text:style-name="P424" text:outline-level="2"><text:bookmark-start text:name="__RefHeading___Toc8670_111518022"/>URLs <text:span text:style-name="T283">for CRATE source code</text:span><text:bookmark-end text:name="__RefHeading___Toc8670_111518022"/></text:h>
      <text:list xml:id="list1537033828508302515" text:style-name="L4">
        <text:list-item>
          <text:p text:style-name="P371">https://github.com/RudolfCardinal/crate (for source)</text:p>
        </text:list-item>
        <text:list-item>
          <text:p text:style-name="P371">https://pypi.io/project/crate-anon/ (for <text:span text:style-name="Code_5f_inline">pip install crate-anon</text:span>)</text:p>
        </text:list-item>
      </text:list>
      <text:h text:style-name="P424"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312"><text:span text:style-name="T197"><text:tab/></text:span><text:span text:style-name="T237">sudo gdebi crate-</text:span><text:span text:style-name="T205">version</text:span><text:span text:style-name="T241">.deb</text:span></text:p>
      <text:p text:style-name="P23">(If you don’t have gdebi, install it with <text:span text:style-name="Code_5f_inline">sudo apt-get install gdebi</text:span>.)</text:p>
      <text:h text:style-name="P424"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32">Step</text:p>
          </table:table-cell>
          <table:table-cell table:style-name="Table6.A1" office:value-type="string">
            <text:p text:style-name="P133">Ubuntu Linux <text:span text:style-name="T219">(but: you shouldn’t need to do any of this; use the Debian package, as above)</text:span></text:p>
          </table:table-cell>
          <table:table-cell table:style-name="Table6.C1" office:value-type="string">
            <text:p text:style-name="P133">Windows</text:p>
          </table:table-cell>
        </table:table-row>
        <table:table-row>
          <table:table-cell table:style-name="Table6.A2" office:value-type="string">
            <text:p text:style-name="P132">Install Python 3.4</text:p>
          </table:table-cell>
          <table:table-cell table:style-name="Table6.A2" office:value-type="string">
            <text:p text:style-name="P132">Built in, <text:span text:style-name="T202">or: </text:span><text:span text:style-name="T237">sudo apt-get install </text:span><text:span text:style-name="T244">python3.4-dev</text:span></text:p>
          </table:table-cell>
          <table:table-cell table:style-name="Table6.C2" office:value-type="string">
            <text:p text:style-name="P132">https://www.python.org/ → Downloads</text:p>
          </table:table-cell>
        </table:table-row>
        <table:table-row>
          <table:table-cell table:style-name="Table6.A2" office:value-type="string">
            <text:p text:style-name="P132">Install RabbitMQ</text:p>
          </table:table-cell>
          <table:table-cell table:style-name="Table6.A2" office:value-type="string">
            <text:p text:style-name="P237">sudo apt-get install rabbitmq</text:p>
            <text:p text:style-name="P238">Check it’s working: sudo rabbitmqctl status</text:p>
          </table:table-cell>
          <table:table-cell table:style-name="Table6.C2" office:value-type="string">
            <text:p text:style-name="P132">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32"/>
            <text:p text:style-name="P132">Download/install RabbitMQ from https://www.rabbitmq.com/ →<text:span text:style-name="T208"> Download. (If you use the default installer, it will find Erlang automatically.)</text:span></text:p>
            <text:p text:style-name="P134"/>
            <text:p text:style-name="P134">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34"/>
            <text:p text:style-name="P135">For additional RabbitMQ help see https://cmatskas.com/getting-started-with-rabbitmq-on-windows/.</text:p>
          </table:table-cell>
        </table:table-row>
        <table:table-row>
          <table:table-cell table:style-name="Table6.A2" office:value-type="string">
            <text:p text:style-name="P136">Install a Java development kit, to compile support for GATE NLP.</text:p>
          </table:table-cell>
          <table:table-cell table:style-name="Table6.A2" office:value-type="string">
            <text:p text:style-name="P136">Usually built in.</text:p>
          </table:table-cell>
          <table:table-cell table:style-name="Table6.C2" office:value-type="string">
            <text:p text:style-name="P136">Download/run the Java Development Kit installer from Oracle.</text:p>
          </table:table-cell>
        </table:table-row>
        <table:table-row>
          <table:table-cell table:style-name="Table6.A2" office:value-type="string">
            <text:p text:style-name="P137">Install GATE.</text:p>
          </table:table-cell>
          <table:table-cell table:style-name="Table6.C2" table:number-columns-spanned="2" office:value-type="string">
            <text:p text:style-name="P137">Download and install GATE from https://gate.ac.uk/download/</text:p>
          </table:table-cell>
          <table:covered-table-cell/>
        </table:table-row>
        <table:table-row>
          <table:table-cell table:style-name="Table6.A2" office:value-type="string">
            <text:p text:style-name="P132">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39">python3.4 -m virtualenv <text:span text:style-name="T18">~/venvs/crate</text:span></text:p>
            <text:p text:style-name="P239"><text:span text:style-name="T57">source </text:span><text:span text:style-name="T18">~/venvs/crate</text:span><text:span text:style-name="T57">/bin/activate</text:span></text:p>
            <text:p text:style-name="P247">python -m pip install --upgrade pip</text:p>
            <text:p text:style-name="P247">pip install crate-anon</text:p>
          </table:table-cell>
          <table:table-cell table:style-name="Table6.C2" office:value-type="string">
            <text:p text:style-name="P240">C:\Python34\python.exe -m ensurepip</text:p>
            <text:p text:style-name="P240">C:\Python34\python.exe -m pip install --upgrade pip</text:p>
            <text:p text:style-name="P240">C:\Python34\python.exe -m pip install --upgrade virtualenv</text:p>
            <text:p text:style-name="P240">C:\Python34\python.exe -m virtualenv <text:span text:style-name="T18">C:\venvs\crate</text:span></text:p>
            <text:p text:style-name="P248">C:\venvs\crate<text:span text:style-name="T57">\Scripts\activate</text:span></text:p>
            <text:p text:style-name="P247">pip install crate-anon</text:p>
          </table:table-cell>
        </table:table-row>
        <table:table-row>
          <table:table-cell table:style-name="Table6.A2" office:value-type="string">
            <text:p text:style-name="P123">Ensure any necessary third-party text extractor tools are installed and on the PATH. </text:p>
          </table:table-cell>
          <table:table-cell table:style-name="Table6.C2" table:number-columns-spanned="2" office:value-type="string">
            <text:p text:style-name="P232">Good extractors are built in for:</text:p>
            <text:list xml:id="list1860478572142221737" text:style-name="L5">
              <text:list-item>
                <text:p text:style-name="P356"><text:span text:style-name="T226">Office Open XML (</text:span>DOCX, DOCM<text:span text:style-name="T226">), for Microsoft Word 2007 onwards;</text:span></text:p>
              </text:list-item>
              <text:list-item>
                <text:p text:style-name="P356">HTM(L), XML;</text:p>
              </text:list-item>
              <text:list-item>
                <text:p text:style-name="P356"><text:span text:style-name="T226">Open Document text format (</text:span>ODT<text:span text:style-name="T226">), for OpenOffice/LibreOffice;</text:span></text:p>
              </text:list-item>
              <text:list-item>
                <text:p text:style-name="P356">plain text (LOG, TXT).</text:p>
              </text:list-item>
            </text:list>
            <text:p text:style-name="P215">For some, there is a fallback converter built in, but third-party tools are faster:</text:p>
            <text:list xml:id="list121108992662794" text:continue-numbering="true" text:style-name="L5">
              <text:list-item>
                <text:p text:style-name="P356">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56"><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5">For some, you will need an external tool:</text:p>
            <text:list xml:id="list121108012844538" text:continue-numbering="true" text:style-name="L5">
              <text:list-item>
                <text:p text:style-name="P356">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56"><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33">If you install any manually, check they run.</text:p>
          </table:table-cell>
          <table:covered-table-cell/>
        </table:table-row>
        <table:table-row>
          <table:table-cell table:style-name="Table6.A2" office:value-type="string">
            <text:p text:style-name="P124">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41">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5"><text:span text:style-name="T18">Optional.</text:span> If you want to install C-based Python libraries, you’ll need a C/C++ compiler for Python 3.4.</text:p>
          </table:table-cell>
          <table:table-cell table:style-name="Table6.A2" office:value-type="string">
            <text:p text:style-name="P218">Built in.</text:p>
          </table:table-cell>
          <table:table-cell table:style-name="Table6.C2" office:value-type="string">
            <text:p text:style-name="P218"><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5"/>
            <text:p text:style-name="P218"><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38">Optional. <text:span text:style-name="T57">Install OS prerequisites for some database drivers, required for the next step.</text:span></text:p>
          </table:table-cell>
          <table:table-cell table:style-name="Table6.A2" office:value-type="string">
            <text:p text:style-name="P219">For MySQLdb (mysql-python):</text:p>
            <text:list xml:id="list5919682812872373876" text:style-name="L6">
              <text:list-item>
                <text:p text:style-name="P363">sudo apt-get install mysql</text:p>
              </text:list-item>
            </text:list>
          </table:table-cell>
          <table:table-cell table:style-name="Table6.C2" office:value-type="string">
            <text:p text:style-name="P220">For MySQLdb (mysql-python), <text:span text:style-name="T200">mysqlclient, or any other Python 3.4 module that needs to build itself from C/C++ source:</text:span></text:p>
            <text:list xml:id="list121109285064297" text:continue-list="list121108012844538" text:style-name="L5">
              <text:list-item>
                <text:p text:style-name="P357"><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16">For psycopg2:</text:p>
            <text:list xml:id="list819006790379268520" text:style-name="L7">
              <text:list-item>
                <text:p text:style-name="P358">Install PostgreSQL.</text:p>
              </text:list-item>
            </text:list>
          </table:table-cell>
        </table:table-row>
        <table:table-row>
          <table:table-cell table:style-name="Table6.A2" office:value-type="string">
            <text:p text:style-name="P132"><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39">MySQL</text:p>
            <text:list xml:id="list5967406928162754096" text:style-name="L8">
              <text:list-item>
                <text:p text:style-name="P364">pip install mysql-python</text:p>
              </text:list-item>
              <text:list-item>
                <text:p text:style-name="P364">pip install mysqlclient</text:p>
              </text:list-item>
              <text:list-item>
                <text:p text:style-name="P365"><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64">pip install pymysql</text:p>
              </text:list-item>
            </text:list>
            <text:p text:style-name="P139">SQL Server</text:p>
            <text:list xml:id="list4134148044717047661" text:style-name="L9">
              <text:list-item>
                <text:p text:style-name="P415">pip install pymssql django-pymssql</text:p>
              </text:list-item>
              <text:list-item>
                <text:p text:style-name="P415">pip install django-pyodbc-azure</text:p>
              </text:list-item>
            </text:list>
            <text:p text:style-name="P139">PostgreSQL</text:p>
            <text:list xml:id="list5757170927000319698" text:style-name="L10">
              <text:list-item>
                <text:p text:style-name="P416">pip install psycopg2</text:p>
              </text:list-item>
            </text:list>
          </table:table-cell>
          <table:covered-table-cell/>
        </table:table-row>
        <table:table-row>
          <table:table-cell table:style-name="Table6.A2" office:value-type="string">
            <text:p text:style-name="P126">Build the CRATE NLP interface to your GATE system</text:p>
          </table:table-cell>
          <table:table-cell table:style-name="Table6.C2" table:number-columns-spanned="2" office:value-type="string">
            <text:p text:style-name="P242">crate_nlp_buildjava --help</text:p>
            <text:p text:style-name="P249"><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9"/>
            <text:p text:style-name="P230">For example, on Windows:</text:p>
            <text:p text:style-name="P230"/>
            <text:p text:style-name="P242">crate_nlp_buildjava --javac "C:\Program Files\Java\jdk1.8.0_91\bin\javac.exe" --gatedir "C:\Program Files\GATE_Developer_8.1"</text:p>
            <text:p text:style-name="P229"/>
            <text:p text:style-name="P231">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7">Configure the various parts of CRATE for your system.</text:p>
          </table:table-cell>
          <table:table-cell table:style-name="Table6.C2" table:number-columns-spanned="2" office:value-type="string">
            <text:p text:style-name="P221"><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34"/>
            <text:p text:style-name="P221"><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34"/>
            <text:p text:style-name="P222"><text:span text:style-name="T18">See below</text:span><text:span text:style-name="T57"> for details of these configuration files.</text:span></text:p>
          </table:table-cell>
          <table:covered-table-cell/>
        </table:table-row>
        <table:table-row>
          <table:table-cell table:style-name="Table6.A2" office:value-type="string">
            <text:p text:style-name="P128">Build the admin database for the web interface. <text:span text:style-name="T217">Set up static files for service. </text:span>Create a superuser.</text:p>
          </table:table-cell>
          <table:table-cell table:style-name="Table6.C2" table:number-columns-spanned="2" office:value-type="string">
            <text:p text:style-name="P223">Create the database yourself using your normal database management tool. Make sure that the config file pointed to by the CRATE_WEB_LOCAL_SETTINGS environment variable is pointing to it. From the activated virtual environment:</text:p>
            <text:p text:style-name="P223"/>
            <text:p text:style-name="P243">crate_django_manage migrate</text:p>
            <text:p text:style-name="P243">crate_django_manage collectstatic</text:p>
            <text:p text:style-name="P243">crate_django_manage createsuperuser</text:p>
          </table:table-cell>
          <table:covered-table-cell/>
        </table:table-row>
        <table:table-row>
          <table:table-cell table:style-name="Table6.A2" office:value-type="string">
            <text:p text:style-name="P129">Test the web server and message queue</text:p>
          </table:table-cell>
          <table:table-cell table:style-name="Table6.C2" table:number-columns-spanned="2" office:value-type="string">
            <text:p text:style-name="P224">In two separate command windows, with the virtual environment activated in each, run the following two programs:</text:p>
            <text:p text:style-name="P224"/>
            <text:p text:style-name="P244">crate_launch_cherrypy_server</text:p>
            <text:p text:style-name="P244"/>
            <text:p text:style-name="P244">crate_launch_celery --<text:span text:style-name="T221">debug</text:span></text:p>
            <text:p text:style-name="P217"/>
            <text:p text:style-name="P217">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8135224631276217215" text:style-name="L11">
              <text:list-item>
                <text:p text:style-name="P359"><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62">check the Django log;</text:p>
              </text:list-item>
              <text:list-item>
                <text:p text:style-name="P362">check the Celery log;</text:p>
              </text:list-item>
              <text:list-item>
                <text:p text:style-name="P360"><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61"><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30">Configure the web service (Django + Celery) parts of CRATE to run automatically.</text:p>
          </table:table-cell>
          <table:table-cell table:style-name="Table6.A2" office:value-type="string">
            <text:p text:style-name="P225">Try to avoid managing this by hand! That’s what the .deb file is there for.</text:p>
          </table:table-cell>
          <table:table-cell table:style-name="Table6.C2" office:value-type="string">
            <text:p text:style-name="P236">SERVICE METHOD</text:p>
            <text:p text:style-name="P226"/>
            <text:p text:style-name="P226">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50"/>
            <text:p text:style-name="P245"><text:span text:style-name="T39">C:\venvs\crate</text:span><text:span text:style-name="T79">\Scripts\activate</text:span></text:p>
            <text:p text:style-name="P245">crate_windows_service install</text:p>
            <text:p text:style-name="P225"/>
            <text:p text:style-name="P225">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308">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25"/>
            <text:p text:style-name="P236">TASK SCHEDULER METHOD</text:p>
            <text:p text:style-name="P227"/>
            <text:p text:style-name="P227">In principle you could also run the scripts via the Windows Task Scheduler, rather than as a service; see https://www.calazan.com/windows-tip-run-applications-in-the-background-using-task-scheduler/, e.g. with tasks like</text:p>
            <text:p text:style-name="P227"/>
            <text:p text:style-name="P246">cmd /c C:\venvs\crate\Scripts\crate_launch_cherrypy_server &gt;&gt;C:\crate_logs\djangolog.txt 2&gt;&amp;1</text:p>
            <text:p text:style-name="P246"/>
            <text:p text:style-name="P246">cmd /c C:\venvs\crate\Scripts\crate_launch_celery &gt;&gt;C:\crate_logs\celerylog.txt 2&gt;&amp;1</text:p>
            <text:p text:style-name="P251"/>
            <text:p text:style-name="P227">… but I’ve not bothered to test this, as the Service method works fine.</text:p>
          </table:table-cell>
        </table:table-row>
        <table:table-row>
          <table:table-cell table:style-name="Table6.A2" office:value-type="string">
            <text:p text:style-name="P131">Retest the web server and message queue.</text:p>
          </table:table-cell>
          <table:table-cell table:style-name="Table6.C2" table:number-columns-spanned="2" office:value-type="string">
            <text:p text:style-name="P228">Going to a “behind-the-scenes” mode of operation has the potential to go wrong, so retest that the web server and the e-mail transmission task work.</text:p>
          </table:table-cell>
          <table:covered-table-cell/>
        </table:table-row>
      </table:table>
      <text:p text:style-name="P22"/>
      <text:h text:style-name="P337" text:outline-level="1"/>
      <text:h text:style-name="P349" text:outline-level="1"><text:bookmark-start text:name="__RefHeading___Toc6254_1570332519"/>Data prerequisites<text:bookmark-end text:name="__RefHeading___Toc6254_1570332519"/></text:h>
      <text:list xml:id="list341425989039517882" text:style-name="L12">
        <text:list-item>
          <text:p text:style-name="P373">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72">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21"><text:span text:style-name="T18">Summary: </text:span>all tables should be indexed on an integer PK. All patient tables should also be indexed on an integer patient number.</text:p>
      <text:p text:style-name="P24">If you are working with a RiO database, the preprocessor will do this for you. See below.</text:p>
      <text:p text:style-name="P24"/>
      <text:p text:style-name="P24"/>
      <text:h text:style-name="P346" text:outline-level="1"><text:bookmark-start text:name="__RefHeading___Toc8819_1172218664"/>The preprocess<text:span text:style-name="T294">ing tools</text:span><text:bookmark-end text:name="__RefHeading___Toc8819_1172218664"/></text:h>
      <text:p text:style-name="P68"/>
      <text:h text:style-name="P424" text:outline-level="2"><text:bookmark-start text:name="__RefHeading___Toc7127_1912352588"/><text:span text:style-name="T294">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15">crate_postcodes: options as of 2016-07-21</text:p>
            <text:p text:style-name="P316"/>
            <text:p text:style-name="P318">usage: crate_postcodes [-h] [--dir DIR] --url URL [--echo]</text:p>
            <text:p text:style-name="P318"><text:s text:c="23"/>[--reportevery REPORTEVERY] [--commitevery COMMITEVERY]</text:p>
            <text:p text:style-name="P318"><text:s text:c="23"/>[--startswith STARTSWITH [STARTSWITH ...]] [--replace]</text:p>
            <text:p text:style-name="P318"><text:s text:c="23"/>[--skiplookup] [--skippostcodes] [--docsonly] [-v]</text:p>
            <text:p text:style-name="P318"/>
            <text:p text:style-name="P318">- <text:s text:c="2"/>This program reads data from the UK Office of National Statistics Postcode</text:p>
            <text:p text:style-name="P318"><text:s text:c="4"/>Database (ONSPD) and inserts it into a database.</text:p>
            <text:p text:style-name="P318"/>
            <text:p text:style-name="P318">- <text:s text:c="2"/>You will need to download the ONSPD from</text:p>
            <text:p text:style-name="P318"><text:s text:c="8"/>https://geoportal.statistics.gov.uk/geoportal/catalog/content/filelist.page</text:p>
            <text:p text:style-name="P318"><text:s text:c="4"/>e.g. ONSPD_MAY_2016_csv.zip (79 Mb), and unzip it (&gt;1.4 Gb) to a directory.</text:p>
            <text:p text:style-name="P318"><text:s text:c="4"/>Tell this program which directory you used.</text:p>
            <text:p text:style-name="P318"/>
            <text:p text:style-name="P318">- <text:s text:c="2"/>Specify your database as an SQLAlchemy connection URL: see</text:p>
            <text:p text:style-name="P318"><text:s text:c="8"/>http://docs.sqlalchemy.org/en/latest/core/engines.html</text:p>
            <text:p text:style-name="P318"><text:s text:c="4"/>The general format is:</text:p>
            <text:p text:style-name="P318"><text:s text:c="8"/>dialect[+driver]://username:password@host[:port]/database[?key=value...]</text:p>
            <text:p text:style-name="P318"/>
            <text:p text:style-name="P318">- <text:s text:c="2"/>If you get an error like:</text:p>
            <text:p text:style-name="P318"><text:s text:c="8"/>UnicodeEncodeError: 'latin-1' codec can't encode character '\u2019' in</text:p>
            <text:p text:style-name="P318"><text:s text:c="8"/>position 33: ordinal not in range(256)</text:p>
            <text:p text:style-name="P318"><text:s text:c="4"/>then try appending "?charset=utf8" to the connection URL.</text:p>
            <text:p text:style-name="P318"/>
            <text:p text:style-name="P318">- <text:s text:c="2"/>ONS POSTCODE DATABASE LICENSE.</text:p>
            <text:p text:style-name="P318"><text:s text:c="4"/>Output using this program must add the following attribution statements:</text:p>
            <text:p text:style-name="P318"/>
            <text:p text:style-name="P318"><text:s text:c="4"/>Contains OS data © Crown copyright and database right [year]</text:p>
            <text:p text:style-name="P318"><text:s text:c="4"/>Contains Royal Mail data © Royal Mail copyright and database right [year]</text:p>
            <text:p text:style-name="P318"><text:s text:c="4"/>Contains National Statistics data © Crown copyright and database right [year]</text:p>
            <text:p text:style-name="P318"/>
            <text:p text:style-name="P318"><text:s text:c="4"/>See http://www.ons.gov.uk/methodology/geography/licences</text:p>
            <text:p text:style-name="P318"><text:s text:c="4"/></text:p>
            <text:p text:style-name="P318"/>
            <text:p text:style-name="P318">optional arguments:</text:p>
            <text:p text:style-name="P318"><text:s text:c="2"/>-h, --help <text:s text:c="11"/>show this help message and exit</text:p>
            <text:p text:style-name="P318"><text:s text:c="2"/>--dir DIR <text:s text:c="12"/>Root directory of unzipped ONSPD download (default:</text:p>
            <text:p text:style-name="P318"><text:s text:c="24"/>/home/rudolf/dev/onspd)</text:p>
            <text:p text:style-name="P318"><text:s text:c="2"/>--url URL <text:s text:c="12"/>SQLAlchemy database URL</text:p>
            <text:p text:style-name="P318"><text:s text:c="2"/>--echo <text:s text:c="15"/>Echo SQL</text:p>
            <text:p text:style-name="P318"><text:s text:c="2"/>--reportevery REPORTEVERY</text:p>
            <text:p text:style-name="P318"><text:s text:c="24"/>Report every n rows (default: 1000)</text:p>
            <text:p text:style-name="P318"><text:s text:c="2"/>--commitevery COMMITEVERY</text:p>
            <text:p text:style-name="P318"><text:s text:c="24"/>Commit every n rows (default: 10000). If you make this</text:p>
            <text:p text:style-name="P318"><text:s text:c="24"/>too large (relative e.g. to your MySQL</text:p>
            <text:p text:style-name="P318"><text:s text:c="24"/>max_allowed_packet setting, you may get crashes with</text:p>
            <text:p text:style-name="P318"><text:s text:c="24"/>errors like 'MySQL has gone away'.</text:p>
            <text:p text:style-name="P318"><text:s text:c="2"/>--startswith STARTSWITH [STARTSWITH ...]</text:p>
            <text:p text:style-name="P318"><text:s text:c="24"/>Restrict to postcodes that start with one of these</text:p>
            <text:p text:style-name="P318"><text:s text:c="24"/>strings</text:p>
            <text:p text:style-name="P318"><text:s text:c="2"/>--replace <text:s text:c="12"/>Replace tables even if they exist (default: skip</text:p>
            <text:p text:style-name="P318"><text:s text:c="24"/>existing tables)</text:p>
            <text:p text:style-name="P318"><text:s text:c="2"/>--skiplookup <text:s text:c="9"/>Skip generation of code lookup tables</text:p>
            <text:p text:style-name="P318"><text:s text:c="2"/>--skippostcodes <text:s text:c="6"/>Skip generation of main (large) postcode table</text:p>
            <text:p text:style-name="P318"><text:s text:c="2"/>--docsonly <text:s text:c="11"/>Show help for postcode table then stop</text:p>
            <text:p text:style-name="P318"><text:s text:c="2"/>-v, --verbose <text:s text:c="8"/>Verbose</text:p>
          </table:table-cell>
        </table:table-row>
      </table:table>
      <text:p text:style-name="P41"><text:span text:style-name="Code_5f_inline"><text:span text:style-name="T18"/></text:span></text:p>
      <text:h text:style-name="P425" text:outline-level="2"/>
      <text:h text:style-name="P433" text:outline-level="2"><text:bookmark-start text:name="__RefHeading___Toc7129_1912352588"/><text:span text:style-name="T294">Command-line options: </text:span>crate_<text:span text:style-name="T283">preprocess_rio</text:span><text:bookmark-end text:name="__RefHeading___Toc7129_1912352588"/></text:h>
      <table:table table:name="Table9" table:style-name="Table9">
        <table:table-column table:style-name="Table9.A"/>
        <table:table-row>
          <table:table-cell table:style-name="Table9.A1" office:value-type="string">
            <text:p text:style-name="P315">crate_preprocess_rio: options as of 2016-07-21</text:p>
            <text:p text:style-name="P316"/>
            <text:p text:style-name="P319">usage: crate_preprocess_rio [-h] --url URL [-v] [--print] [--echo] [--rcep]</text:p>
            <text:p text:style-name="P319"><text:s text:c="28"/>[--drop-danger-drop] [--cpft] [--debug-skiptables]</text:p>
            <text:p text:style-name="P319"><text:s text:c="28"/>[--prognotes-current-only | --prognotes-all]</text:p>
            <text:p text:style-name="P319"><text:s text:c="28"/>[--clindocs-current-only | --clindocs-all]</text:p>
            <text:p text:style-name="P319"><text:s text:c="28"/>[--allergies-current-only | --allergies-all]</text:p>
            <text:p text:style-name="P319"><text:s text:c="28"/>[--audit-info | --no-audit-info]</text:p>
            <text:p text:style-name="P319"><text:s text:c="28"/>[--postcodedb POSTCODEDB]</text:p>
            <text:p text:style-name="P319"><text:s text:c="28"/>[--geogcols [GEOGCOLS [GEOGCOLS ...]]]</text:p>
            <text:p text:style-name="P319"><text:s text:c="28"/>[--settings-filename SETTINGS_FILENAME]</text:p>
            <text:p text:style-name="P319"/>
            <text:p text:style-name="P319">* <text:s text:c="2"/>Alters a RiO database to be suitable for CRATE.</text:p>
            <text:p text:style-name="P319"/>
            <text:p text:style-name="P319">* <text:s text:c="2"/>By default, this treats the source database as being a copy of a RiO</text:p>
            <text:p text:style-name="P319"><text:s text:c="4"/>database (slightly later than version 6.2; exact version unclear).</text:p>
            <text:p text:style-name="P319"><text:s text:c="4"/>Use the "--rcep" (+/- "--cpft") switch(es) to treat it as a</text:p>
            <text:p text:style-name="P319"><text:s text:c="4"/>Servelec RiO CRIS Extract Program (RCEP) v2 output database.</text:p>
            <text:p text:style-name="P319"><text:s text:c="4"/></text:p>
            <text:p text:style-name="P319"/>
            <text:p text:style-name="P319">optional arguments:</text:p>
            <text:p text:style-name="P319"><text:s text:c="2"/>-h, --help <text:s text:c="11"/>show this help message and exit</text:p>
            <text:p text:style-name="P319"><text:s text:c="2"/>--url URL <text:s text:c="12"/>SQLAlchemy database URL</text:p>
            <text:p text:style-name="P319"><text:s text:c="2"/>-v, --verbose <text:s text:c="8"/>Verbose</text:p>
            <text:p text:style-name="P319"><text:s text:c="2"/>--print <text:s text:c="14"/>Print SQL but do not execute it. (You can redirect the</text:p>
            <text:p text:style-name="P319"><text:s text:c="24"/>printed output to create an SQL script.</text:p>
            <text:p text:style-name="P319"><text:s text:c="2"/>--echo <text:s text:c="15"/>Echo SQL</text:p>
            <text:p text:style-name="P319"><text:s text:c="2"/>--rcep <text:s text:c="15"/>Treat the source database as the product of Servelec's</text:p>
            <text:p text:style-name="P319"><text:s text:c="24"/>RiO CRIS Extract Program v2 (instead of raw RiO)</text:p>
            <text:p text:style-name="P319"><text:s text:c="2"/>--drop-danger-drop <text:s text:c="3"/>REMOVES new columns and indexes, rather than creating</text:p>
            <text:p text:style-name="P319"><text:s text:c="24"/>them. (There's not very much danger; no real</text:p>
            <text:p text:style-name="P319"><text:s text:c="24"/>information is lost, but it might take a while to</text:p>
            <text:p text:style-name="P319"><text:s text:c="24"/>recalculate it.)</text:p>
            <text:p text:style-name="P319"><text:s text:c="2"/>--cpft <text:s text:c="15"/>Apply hacks for Cambridgeshire &amp; Peterborough NHS</text:p>
            <text:p text:style-name="P319"><text:s text:c="24"/>Foundation Trust (CPFT) RCEP database. Only appicable</text:p>
            <text:p text:style-name="P319"><text:s text:c="24"/>with --rcep</text:p>
            <text:p text:style-name="P319"><text:s text:c="2"/>--debug-skiptables <text:s text:c="3"/>DEBUG-ONLY OPTION. Skip tables (view creation only)</text:p>
            <text:p text:style-name="P319"><text:s text:c="2"/>--prognotes-current-only</text:p>
            <text:p text:style-name="P319"><text:s text:c="24"/>Progress_Notes view restricted to current versions</text:p>
            <text:p text:style-name="P319"><text:s text:c="24"/>only (* default)</text:p>
            <text:p text:style-name="P319"><text:s text:c="2"/>--prognotes-all <text:s text:c="6"/>Progress_Notes view shows old versions too</text:p>
            <text:p text:style-name="P319"><text:s text:c="2"/>--clindocs-current-only</text:p>
            <text:p text:style-name="P319"><text:s text:c="24"/>Clinical_Documents view restricted to current versions</text:p>
            <text:p text:style-name="P319"><text:s text:c="24"/>only (*)</text:p>
            <text:p text:style-name="P319"><text:s text:c="2"/>--clindocs-all <text:s text:c="7"/>Clinical_Documents view shows old versions too</text:p>
            <text:p text:style-name="P319"><text:s text:c="2"/>--allergies-current-only</text:p>
            <text:p text:style-name="P319"><text:s text:c="24"/>Client_Allergies view restricted to current info only</text:p>
            <text:p text:style-name="P319"><text:s text:c="2"/>--allergies-all <text:s text:c="6"/>Client_Allergies view shows deleted allergies too (*)</text:p>
            <text:p text:style-name="P319"><text:s text:c="2"/>--audit-info <text:s text:c="9"/>Audit information (creation/update times) added to</text:p>
            <text:p text:style-name="P319"><text:s text:c="24"/>views</text:p>
            <text:p text:style-name="P319"><text:s text:c="2"/>--no-audit-info <text:s text:c="6"/>No audit information added (*)</text:p>
            <text:p text:style-name="P319"><text:s text:c="2"/>--postcodedb POSTCODEDB</text:p>
            <text:p text:style-name="P319"><text:s text:c="24"/>Specify database (schema) name for ONS Postcode</text:p>
            <text:p text:style-name="P319"><text:s text:c="24"/>Database (as imported by CRATE) to link to addresses</text:p>
            <text:p text:style-name="P319"><text:s text:c="24"/>as a view. With SQL Server, you will have to specify</text:p>
            <text:p text:style-name="P319"><text:s text:c="24"/>the schema as well as the database; e.g. "--postcodedb</text:p>
            <text:p text:style-name="P319"><text:s text:c="24"/>ONS_PD.dbo"</text:p>
            <text:p text:style-name="P319"><text:s text:c="2"/>--geogcols [GEOGCOLS [GEOGCOLS ...]]</text:p>
            <text:p text:style-name="P319"><text:s text:c="24"/>List of geographical information columns to link in</text:p>
            <text:p text:style-name="P319"><text:s text:c="24"/>from ONS Postcode Database. BEWARE that you do not</text:p>
            <text:p text:style-name="P319"><text:s text:c="24"/>specify anything too identifying. Default: pcon pct</text:p>
            <text:p text:style-name="P319"><text:s text:c="24"/>nuts lea statsward casward lsoa01 msoa01 ur01ind oac01</text:p>
            <text:p text:style-name="P319"><text:s text:c="24"/>lsoa11 msoa11 parish bua11 buasd11 ru11ind oac11 imd</text:p>
            <text:p text:style-name="P319"><text:s text:c="2"/>--settings-filename SETTINGS_FILENAME</text:p>
            <text:p text:style-name="P319"><text:s text:c="24"/>Specify filename to write draft ddgen_* settings to,</text:p>
            <text:p text:style-name="P319"><text:s text:c="24"/>for use in a CRATE anonymiser configuration file.</text:p>
          </table:table-cell>
        </table:table-row>
      </table:table>
      <text:p text:style-name="P313"><text:span text:style-name="Code_5f_inline"><text:span text:style-name="T54"/></text:span></text:p>
      <text:p text:style-name="P67">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5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7"><text:span text:style-name="T166"><text:tab/></text:span><text:span text:style-name="Code_5f_inline"><text:span text:style-name="T166">_Resp_Clinician_</text:span></text:span><text:span text:style-name="T166"><text:tab/>… Responsible Clinician</text:span></text:p>
      <text:p text:style-name="P52"/>
      <text:p text:style-name="P24"/>
      <text:h text:style-name="P35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59">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59">At that point, you can generate a draft data dictionary with:</text:p>
      <text:p text:style-name="P312"><text:span text:style-name="Code_5f_inline"><text:tab/>crate_anonymise --draftdd &gt; mydd.tsv</text:span></text:p>
      <text:p text:style-name="P60">Edit the data dictionary as required. (There’s help in the demo config file.) Then make the config file point to your data dictionary.</text:p>
      <text:p text:style-name="P59"><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12"><text:tab/>crate_anonymise --full</text:p>
      <text:p text:style-name="P312"><text:tab/><text:span text:style-name="T222">crate_anonymise --incremental</text:span></text:p>
      <text:p text:style-name="P312"><text:tab/><text:span text:style-name="T222">crate_anonymise_multiprocess --full</text:span></text:p>
      <text:p text:style-name="P312"><text:tab/><text:span text:style-name="T222">crate_anonymise_multiprocess --incremental</text:span></text:p>
      <text:p text:style-name="P26">Get more help with</text:p>
      <text:p text:style-name="P312"><text:tab/>crate_anonymise --help</text:p>
      <text:p text:style-name="P71"/>
      <text:h text:style-name="P424" text:outline-level="2"><text:bookmark-start text:name="__RefHeading___Toc7141_1912352588"/><text:span text:style-name="T294">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15">crate_<text:span text:style-name="T283">print_demo_anon_config</text:span>: options as of 2016-07-21</text:p>
            <text:p text:style-name="P316"/>
            <text:p text:style-name="P323">(No options.)</text:p>
          </table:table-cell>
        </table:table-row>
      </table:table>
      <text:p text:style-name="P72"/>
      <text:h text:style-name="P424" text:outline-level="2"><text:bookmark-start text:name="__RefHeading___Toc8823_1172218664"/>Specimen anonymiser config<text:bookmark-end text:name="__RefHeading___Toc8823_1172218664"/></text:h>
      <text:p text:style-name="P53">Last updated 2016-0<text:span text:style-name="T291">7</text:span>-<text:span text:style-name="T291">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11"/>
            <text:p text:style-name="P311"># Configuration file for CRATE anonymiser (crate_anonymise).</text:p>
            <text:p text:style-name="P311">#</text:p>
            <text:p text:style-name="P311"># Boolean values can be 0/1, Y/N, T/F, True/False.</text:p>
            <text:p text:style-name="P311"/>
            <text:p text:style-name="P311"># =============================================================================</text:p>
            <text:p text:style-name="P311"># Main settings</text:p>
            <text:p text:style-name="P311"># =============================================================================</text:p>
            <text:p text:style-name="P311"/>
            <text:p text:style-name="P311">[main]</text:p>
            <text:p text:style-name="P311"/>
            <text:p text:style-name="P311"># -----------------------------------------------------------------------------</text:p>
            <text:p text:style-name="P311"># Data dictionary</text:p>
            <text:p text:style-name="P311"># -----------------------------------------------------------------------------</text:p>
            <text:p text:style-name="P311"># Specify a data dictionary in TSV (tab-separated value) format, with a header</text:p>
            <text:p text:style-name="P311"># row.</text:p>
            <text:p text:style-name="P311"># Columns in the data dictionary (which can be in any order as long as the</text:p>
            <text:p text:style-name="P311"># header row matches the data):</text:p>
            <text:p text:style-name="P311">#</text:p>
            <text:p text:style-name="P311"># src_db</text:p>
            <text:p text:style-name="P311"># <text:s text:c="4"/>Specify the source database.</text:p>
            <text:p text:style-name="P311"># <text:s text:c="4"/>Database names are those used in source_databases list below; they</text:p>
            <text:p text:style-name="P311"># <text:s text:c="4"/>don't have to be SQL database names.</text:p>
            <text:p text:style-name="P311"># src_table</text:p>
            <text:p text:style-name="P311"># <text:s text:c="4"/>Table name in source database.</text:p>
            <text:p text:style-name="P311"># src_field</text:p>
            <text:p text:style-name="P311"># <text:s text:c="4"/>Field name in source database.</text:p>
            <text:p text:style-name="P311"># src_datatype</text:p>
            <text:p text:style-name="P311"># <text:s text:c="4"/>SQL data type in source database, e.g. INT, VARCHAR(50).</text:p>
            <text:p text:style-name="P311">#</text:p>
            <text:p text:style-name="P311"><text:soft-page-break/># src_flags</text:p>
            <text:p text:style-name="P311"># <text:s text:c="4"/>One or more of the following characters:</text:p>
            <text:p text:style-name="P311">#</text:p>
            <text:p text:style-name="P311"># <text:s text:c="4"/>K</text:p>
            <text:p text:style-name="P311"># <text:s text:c="8"/>PK</text:p>
            <text:p text:style-name="P311"># <text:s text:c="8"/>This field is the primary key (PK) for the table it's in.</text:p>
            <text:p text:style-name="P311">#</text:p>
            <text:p text:style-name="P311"># <text:s text:c="4"/>H</text:p>
            <text:p text:style-name="P311"># <text:s text:c="8"/>ADD SOURCE HASH</text:p>
            <text:p text:style-name="P311"># <text:s text:c="8"/>Add source hash of the record, for incremental updates?</text:p>
            <text:p text:style-name="P311"># <text:s text:c="8"/>- This flag may only be set for src_pk fields (which cannot then be</text:p>
            <text:p text:style-name="P311"># <text:s text:c="10"/>omitted in the destination, and which require the index=U</text:p>
            <text:p text:style-name="P311"># <text:s text:c="10"/>setting, so that a unique index is created for this field).</text:p>
            <text:p text:style-name="P311"># <text:s text:c="8"/>- If set, a field is added to the destination table, with field</text:p>
            <text:p text:style-name="P311"># <text:s text:c="10"/>name as set by the config's source_hash_fieldname variable,</text:p>
            <text:p text:style-name="P311"># <text:s text:c="10"/>containing a hash of the contents of the source record -- all</text:p>
            <text:p text:style-name="P311"># <text:s text:c="10"/>fields that are not omitted, OR contain scrubbing information</text:p>
            <text:p text:style-name="P311"># <text:s text:c="10"/>(scrub_src). The field is of type VARCHAR and its length is</text:p>
            <text:p text:style-name="P311"># <text:s text:c="10"/>determined by the hash_method parameter (see below).</text:p>
            <text:p text:style-name="P311"># <text:s text:c="8"/>- This table is then capable of incremental updates.</text:p>
            <text:p text:style-name="P311">#</text:p>
            <text:p text:style-name="P311"># <text:s text:c="4"/>C</text:p>
            <text:p text:style-name="P311"># <text:s text:c="8"/>CONSTANT</text:p>
            <text:p text:style-name="P311"># <text:s text:c="8"/>Record contents are constant (will not change) for a given PK.</text:p>
            <text:p text:style-name="P311"># <text:s text:c="8"/>- An alternative to 'H'. Can't be used with it.</text:p>
            <text:p text:style-name="P311"># <text:s text:c="8"/>- The flag can be set only on src_pk fields, which can't be omitted</text:p>
            <text:p text:style-name="P311"># <text:s text:c="10"/>in the destination, and which have the same index requirements as</text:p>
            <text:p text:style-name="P311"># <text:s text:c="10"/>the 'H' flag.</text:p>
            <text:p text:style-name="P311"># <text:s text:c="8"/>- If set, no hash is added to the destination, but the destination</text:p>
            <text:p text:style-name="P311"># <text:s text:c="10"/>contents are assumed to exist and not to have changed.</text:p>
            <text:p text:style-name="P311"># <text:s text:c="8"/>- Be CAUTIOUS with this flag, i.e. certain that the contents will</text:p>
            <text:p text:style-name="P311"># <text:s text:c="10"/>not change.</text:p>
            <text:p text:style-name="P311"># <text:s text:c="8"/>- Intended for very data-intensive fields, such as BLOB fields</text:p>
            <text:p text:style-name="P311"># <text:s text:c="10"/>containing binary documents, where hashing would be quite slow</text:p>
            <text:p text:style-name="P311"># <text:s text:c="10"/>over many gigabytes of data.</text:p>
            <text:p text:style-name="P311"># <text:s text:c="8"/>- Does not imply that the whole table cannot change!</text:p>
            <text:p text:style-name="P311">#</text:p>
            <text:p text:style-name="P311"># <text:s text:c="4"/>A</text:p>
            <text:p text:style-name="P311"># <text:s text:c="8"/>ADDITION ONLY</text:p>
            <text:p text:style-name="P311"># <text:s text:c="8"/>Addition only. It is assumed that records can only be added, not</text:p>
            <text:p text:style-name="P311"># <text:s text:c="8"/>deleted.</text:p>
            <text:p text:style-name="P311">#</text:p>
            <text:p text:style-name="P311"># <text:s text:c="4"/>P</text:p>
            <text:p text:style-name="P311"># <text:s text:c="8"/>PRIMARY PID</text:p>
            <text:p text:style-name="P311"># <text:s text:c="8"/>Primary patient ID field. If set,</text:p>
            <text:p text:style-name="P311"># <text:s text:c="8"/>(a) This field will be used to link records for the same patient</text:p>
            <text:p text:style-name="P311"># <text:s text:c="12"/>across all tables. It must therefore be present, and marked in</text:p>
            <text:p text:style-name="P311"># <text:s text:c="12"/>the data dictionary, for ALL tables that contain patient-</text:p>
            <text:p text:style-name="P311"># <text:s text:c="12"/>identifiable information.</text:p>
            <text:p text:style-name="P311"># <text:s text:c="8"/>(b) If the field is not omitted: the field will be hashed as the</text:p>
            <text:p text:style-name="P311"># <text:s text:c="12"/>primary ID (database patient primary key) in the destination,</text:p>
            <text:p text:style-name="P311"># <text:s text:c="12"/>and a transient research ID (TRID) also added.</text:p>
            <text:p text:style-name="P311">#</text:p>
            <text:p text:style-name="P311"># <text:s text:c="4"/>*</text:p>
            <text:p text:style-name="P311"># <text:s text:c="8"/>DEFINES PRIMARY PIDS.</text:p>
            <text:p text:style-name="P311"># <text:s text:c="8"/>This field *defines* primary PIDs. If set, this row will be used to</text:p>
            <text:p text:style-name="P311"># <text:s text:c="8"/>search for all patient IDs, and will define them for this database.</text:p>
            <text:p text:style-name="P311"># <text:s text:c="8"/>Only those patients will be processed (for all tables containing</text:p>
            <text:p text:style-name="P311"># <text:s text:c="8"/>patient info). Typically, this flag is applied to a SINGLE field in a</text:p>
            <text:p text:style-name="P311"># <text:s text:c="8"/>SINGLE table, usually the principal patient registration/demographics</text:p>
            <text:p text:style-name="P311"># <text:s text:c="8"/>table.</text:p>
            <text:p text:style-name="P311">#</text:p>
            <text:p text:style-name="P311"># <text:s text:c="4"/>M</text:p>
            <text:p text:style-name="P311"># <text:s text:c="8"/>MASTER PID</text:p>
            <text:p text:style-name="P311"># <text:s text:c="8"/>Master ID (e.g. NHS number).</text:p>
            <text:p text:style-name="P311"># <text:s text:c="8"/>The field will be hashed with the master PID hasher.</text:p>
            <text:p text:style-name="P311">#</text:p>
            <text:p text:style-name="P311"># <text:s text:c="4"/>!</text:p>
            <text:p text:style-name="P311"># <text:s text:c="8"/>OPT OUT</text:p>
            <text:p text:style-name="P311"># <text:s text:c="8"/>This field is used to mark that the patient wishes to opt out</text:p>
            <text:p text:style-name="P311"># <text:s text:c="8"/>entirely. It must be in a field that also has a primary patient ID</text:p>
            <text:p text:style-name="P311"># <text:s text:c="8"/>field (because that's the ID that will be omitted). If the opt-out</text:p>
            <text:p text:style-name="P311"># <text:s text:c="8"/>field contains a value that's defined in the optout_col_values</text:p>
            <text:p text:style-name="P311"># <text:s text:c="8"/>setting (see below), that patient will be opted out entirely from</text:p>
            <text:p text:style-name="P311"># <text:s text:c="8"/>the anonymised database.</text:p>
            <text:p text:style-name="P311"><text:soft-page-break/>#</text:p>
            <text:p text:style-name="P311"># <text:s text:c="4"/>R</text:p>
            <text:p text:style-name="P311"># <text:s text:c="8"/>REQUIRED SCRUBBER</text:p>
            <text:p text:style-name="P311"># <text:s text:c="8"/>If this field is a scrub_src field (see below), and this flag is set,</text:p>
            <text:p text:style-name="P311"># <text:s text:c="8"/>then at least one non-NULL value for this field must be present for</text:p>
            <text:p text:style-name="P311"># <text:s text:c="8"/>each patient, or no information will be processed for this patient.</text:p>
            <text:p text:style-name="P311"># <text:s text:c="8"/>(Typical use: where you have a master patient index separate from the</text:p>
            <text:p text:style-name="P311"># <text:s text:c="8"/>patient name table, and data might have been brought across</text:p>
            <text:p text:style-name="P311"># <text:s text:c="8"/>partially, so there are some missing names. In this situation, text</text:p>
            <text:p text:style-name="P311"># <text:s text:c="8"/>might go unscrubbed because the names are missing. Setting this flag</text:p>
            <text:p text:style-name="P311"># <text:s text:c="8"/>for the name field will prevent this.)</text:p>
            <text:p text:style-name="P311">#</text:p>
            <text:p text:style-name="P311"># scrub_src</text:p>
            <text:p text:style-name="P311"># <text:s text:c="4"/>One of:</text:p>
            <text:p text:style-name="P311"># <text:s text:c="10"/>"patient",</text:p>
            <text:p text:style-name="P311"># <text:s text:c="10"/>"thirdparty",</text:p>
            <text:p text:style-name="P311"># <text:s text:c="10"/>"thirdparty_xref_pid",</text:p>
            <text:p text:style-name="P311"># <text:s text:c="10"/>or blank.</text:p>
            <text:p text:style-name="P311"># <text:s text:c="4"/>Explanations:</text:p>
            <text:p text:style-name="P311"># <text:s text:c="4"/>- "patient":</text:p>
            <text:p text:style-name="P311"># <text:s text:c="6"/>Contains patient-identifiable information that must be removed from</text:p>
            <text:p text:style-name="P311"># <text:s text:c="6"/>"scrub_in" fields.</text:p>
            <text:p text:style-name="P311"># <text:s text:c="4"/>- "thirdparty":</text:p>
            <text:p text:style-name="P311"># <text:s text:c="6"/>Contains identifiable information about carer/family/other third party,</text:p>
            <text:p text:style-name="P311"># <text:s text:c="6"/>which must be removed from "scrub_in" fields.</text:p>
            <text:p text:style-name="P311"># <text:s text:c="4"/>- "thirdparty_xref_pid":</text:p>
            <text:p text:style-name="P311"># <text:s text:c="6"/>This field is a patient identifier for ANOTHER patient (such as a</text:p>
            <text:p text:style-name="P311"># <text:s text:c="6"/>relative). The scrubber should recursively include THAT patient's</text:p>
            <text:p text:style-name="P311"># <text:s text:c="6"/>identifying information as third-party information for THIS patient.</text:p>
            <text:p text:style-name="P311">#</text:p>
            <text:p text:style-name="P311"># scrub_method</text:p>
            <text:p text:style-name="P311"># <text:s text:c="4"/>Applicable to scrub_src fields. Manner in which this field should be</text:p>
            <text:p text:style-name="P311"># <text:s text:c="4"/>treated for scrubbing.</text:p>
            <text:p text:style-name="P311"># <text:s text:c="4"/>Options:</text:p>
            <text:p text:style-name="P311">#</text:p>
            <text:p text:style-name="P311"># <text:s text:c="4"/>- "words"</text:p>
            <text:p text:style-name="P311"># <text:s text:c="6"/>Treat as a set of textual words. This is the default for all textual</text:p>
            <text:p text:style-name="P311"># <text:s text:c="6"/>fields (e.g. CHAR, VARCHAR, TEXT). Typically used for names.</text:p>
            <text:p text:style-name="P311"># <text:s text:c="6"/>Also OK for e-mail addresses.</text:p>
            <text:p text:style-name="P311">#</text:p>
            <text:p text:style-name="P311"># <text:s text:c="4"/>- "phrase"</text:p>
            <text:p text:style-name="P311"># <text:s text:c="6"/>Treat as a textual phrase (a sequence of words to be replaced only when</text:p>
            <text:p text:style-name="P311"># <text:s text:c="6"/>they occur in sequence). Typically used for address components.</text:p>
            <text:p text:style-name="P311">#</text:p>
            <text:p text:style-name="P311"># <text:s text:c="4"/>- "number"</text:p>
            <text:p text:style-name="P311"># <text:s text:c="6"/>Treat as a number. This is the default for all numeric fields (e.g.</text:p>
            <text:p text:style-name="P311"># <text:s text:c="6"/>INTEGER, FLOAT). If you have a phone number in a text field, use this</text:p>
            <text:p text:style-name="P311"># <text:s text:c="6"/>method; it will be scrubbed regardless of spacing/punctuation.</text:p>
            <text:p text:style-name="P311">#</text:p>
            <text:p text:style-name="P311"># <text:s text:c="4"/>- "code"</text:p>
            <text:p text:style-name="P311"># <text:s text:c="6"/>Teat as an alphanumeric code. Suited to postcodes. Very like the</text:p>
            <text:p text:style-name="P311"># <text:s text:c="6"/>numeric method, but permits non-digits.</text:p>
            <text:p text:style-name="P311">#</text:p>
            <text:p text:style-name="P311"># <text:s text:c="4"/>- "date"</text:p>
            <text:p text:style-name="P311"># <text:s text:c="6"/>Treat as a date. This is the default for all DATE/DATETIME fields.</text:p>
            <text:p text:style-name="P311">#</text:p>
            <text:p text:style-name="P311"># decision</text:p>
            <text:p text:style-name="P311"># <text:s text:c="4"/>One of:</text:p>
            <text:p text:style-name="P311"># <text:s text:c="4"/>- "OMIT": omit the field from the output entirely;</text:p>
            <text:p text:style-name="P311"># <text:s text:c="4"/>- "include": include it.</text:p>
            <text:p text:style-name="P311"># <text:s text:c="4"/>This is case sensitive, for safety.</text:p>
            <text:p text:style-name="P311">#</text:p>
            <text:p text:style-name="P311"># inclusion_values</text:p>
            <text:p text:style-name="P311"># <text:s text:c="4"/>- Either blank, or an expression that evaluates to a Python iterable</text:p>
            <text:p text:style-name="P311"># <text:s text:c="6"/>(e.g. list or tuple) with Python's ast.literal_eval() function (see</text:p>
            <text:p text:style-name="P311"># <text:s text:c="6"/>https://docs.python.org/3.4/library/ast.html).</text:p>
            <text:p text:style-name="P311"># <text:s text:c="4"/>- Examples:</text:p>
            <text:p text:style-name="P311"># <text:s text:c="10"/>[None, 0]</text:p>
            <text:p text:style-name="P311"># <text:s text:c="10"/>[True, 1, 'yes', 'true', 'Yes', 'True']</text:p>
            <text:p text:style-name="P311"># <text:s text:c="4"/>- If this is not blank/None, then it serves as a ROW INCLUSION LIST -</text:p>
            <text:p text:style-name="P311"># <text:s text:c="6"/>the source row will only be processed if the field's value is one of</text:p>
            <text:p text:style-name="P311"># <text:s text:c="6"/>the inclusion values.</text:p>
            <text:p text:style-name="P311"># <text:s text:c="4"/>- It applies to the raw value from the database (before any</text:p>
            <text:p text:style-name="P311"># <text:s text:c="6"/>transformation via alter_method).</text:p>
            <text:p text:style-name="P311"># <text:s text:c="4"/>- This is not applied to scrub_src fields (which contribute to the</text:p>
            <text:p text:style-name="P311"><text:soft-page-break/># <text:s text:c="6"/>scrubber regardless.</text:p>
            <text:p text:style-name="P311"># <text:s text:c="4"/>- Note that "[None]" is a list with one member, None, whereas "None"</text:p>
            <text:p text:style-name="P311"># <text:s text:c="6"/>is equivalent to leaving the field blank.</text:p>
            <text:p text:style-name="P311">#</text:p>
            <text:p text:style-name="P311"># exclusion_values</text:p>
            <text:p text:style-name="P311"># <text:s text:c="4"/>- As for inclusion_values, but the row is excluded if the field's value</text:p>
            <text:p text:style-name="P311"># <text:s text:c="6"/>is in the exclusion_values list.</text:p>
            <text:p text:style-name="P311">#</text:p>
            <text:p text:style-name="P311"># alter_method</text:p>
            <text:p text:style-name="P311"># <text:s text:c="4"/>Manner in which to alter the data. Blank, or one or more of:</text:p>
            <text:p text:style-name="P311">#</text:p>
            <text:p text:style-name="P311"># <text:s text:c="4"/>- "scrub"</text:p>
            <text:p text:style-name="P311"># <text:s text:c="6"/>Scrub in. Applies to text fields only. The field will have its contents</text:p>
            <text:p text:style-name="P311"># <text:s text:c="6"/>anonymised (using information from other fields). Use this for any</text:p>
            <text:p text:style-name="P311"># <text:s text:c="6"/>text field that end users might store free-text comments in.</text:p>
            <text:p text:style-name="P311">#</text:p>
            <text:p text:style-name="P311"># <text:s text:c="4"/>- "truncate_date"</text:p>
            <text:p text:style-name="P311"># <text:s text:c="6"/>Truncate this date to the first of the month. Applicable to text or</text:p>
            <text:p text:style-name="P311"># <text:s text:c="6"/>date-as-text fields.</text:p>
            <text:p text:style-name="P311">#</text:p>
            <text:p text:style-name="P311"># <text:s text:c="4"/>- "binary_to_text=EXTFIELDNAME"</text:p>
            <text:p text:style-name="P311"># <text:s text:c="6"/>Convert a binary field (e.g. VARBINARY, BLOB) to text (e.g. LONGTEXT).</text:p>
            <text:p text:style-name="P311"># <text:s text:c="6"/>The binary data is taken to be the representation of a document.</text:p>
            <text:p text:style-name="P311"># <text:s text:c="6"/>The field EXTFIELDNAME, which must be in the same source table, must</text:p>
            <text:p text:style-name="P311"># <text:s text:c="6"/>contain the file extension (e.g. "pdf", ".pdf") or a filename with that</text:p>
            <text:p text:style-name="P311"># <text:s text:c="6"/>extension (e.g. "/some/path/mything.pdf"), so that the anonymiser knows</text:p>
            <text:p text:style-name="P311"># <text:s text:c="6"/>how to treat the binary data to extract text from it.</text:p>
            <text:p text:style-name="P311">#</text:p>
            <text:p text:style-name="P311"># <text:s text:c="4"/>- "filename_to_text"</text:p>
            <text:p text:style-name="P311"># <text:s text:c="6"/>As for the binary-to-text option, but the field contains a filename</text:p>
            <text:p text:style-name="P311"># <text:s text:c="6"/>(the contents of which is converted to text), rather than containing</text:p>
            <text:p text:style-name="P311"># <text:s text:c="6"/>binary data directly.</text:p>
            <text:p text:style-name="P311">#</text:p>
            <text:p text:style-name="P311"># <text:s text:c="4"/>- "skip_if_extract_fails"</text:p>
            <text:p text:style-name="P311"># <text:s text:c="6"/>If one of the text extraction methods is specified, and this flag is</text:p>
            <text:p text:style-name="P311"># <text:s text:c="6"/>also specified, then the data row will be skipped if text extrcation</text:p>
            <text:p text:style-name="P311"># <text:s text:c="6"/>fails (rather than inserted with a NULL value for the text). This is</text:p>
            <text:p text:style-name="P311"># <text:s text:c="6"/>helpful, for example, if your text-processing pipeline breaks; the</text:p>
            <text:p text:style-name="P311"># <text:s text:c="6"/>option prevents rows being created erroneously with NULL text values,</text:p>
            <text:p text:style-name="P311"># <text:s text:c="6"/>so that a subsequent incremental update will fix the problems once</text:p>
            <text:p text:style-name="P311"># <text:s text:c="6"/>you've fixed your text extraction tools.</text:p>
            <text:p text:style-name="P311">#</text:p>
            <text:p text:style-name="P311"># <text:s text:c="4"/>- "html_unescape"</text:p>
            <text:p text:style-name="P311"># <text:s text:c="6"/>HTML encoding is removed, e.g. convert "&amp;amp;" to "&amp;" and "&amp;lt;" to "&lt;"</text:p>
            <text:p text:style-name="P311">#</text:p>
            <text:p text:style-name="P311"># <text:s text:c="4"/>- "html_untag"</text:p>
            <text:p text:style-name="P311"># <text:s text:c="6"/>HTML tags are removed, e.g. from</text:p>
            <text:p text:style-name="P311"># <text:s text:c="10"/>&lt;a href="http://somewhere"&gt;see link&lt;/a&gt;</text:p>
            <text:p text:style-name="P311"># <text:s text:c="6"/>to</text:p>
            <text:p text:style-name="P311"># <text:s text:c="10"/>see link</text:p>
            <text:p text:style-name="P311">#</text:p>
            <text:p text:style-name="P311"># <text:s text:c="4"/>You can specify multiple options separated by commas.</text:p>
            <text:p text:style-name="P311"># <text:s text:c="4"/>Not all are compatible (e.g. scrubbing is for text; date truncation is</text:p>
            <text:p text:style-name="P311"># <text:s text:c="4"/>for dates).</text:p>
            <text:p text:style-name="P311"># <text:s text:c="4"/>If there's more than one, text extraction from BLOBs/files is performed</text:p>
            <text:p text:style-name="P311"># <text:s text:c="4"/>first. After that, they are executed in sequence. (The position of the</text:p>
            <text:p text:style-name="P311"># <text:s text:c="4"/>skip-if-text-extraction-fails flag is immaterial.)</text:p>
            <text:p text:style-name="P311"># <text:s text:c="4"/>A typical combination might be:</text:p>
            <text:p text:style-name="P311"># <text:s text:c="10"/>filename_to_text,skip_if_extract_fails,scrub</text:p>
            <text:p text:style-name="P311"># <text:s text:c="4"/>or:</text:p>
            <text:p text:style-name="P311"># <text:s text:c="10"/>html_untag,html_unescape,scrub</text:p>
            <text:p text:style-name="P311">#</text:p>
            <text:p text:style-name="P311"># dest_table</text:p>
            <text:p text:style-name="P311"># <text:s text:c="4"/>Table name in destination database.</text:p>
            <text:p text:style-name="P311"># dest_field</text:p>
            <text:p text:style-name="P311"># <text:s text:c="4"/>Field name in destination database.</text:p>
            <text:p text:style-name="P311"># dest_datatype</text:p>
            <text:p text:style-name="P311"># <text:s text:c="4"/>SQL data type in destination database.</text:p>
            <text:p text:style-name="P311"># <text:s text:c="4"/>If omitted, the source SQL data type is translated appropriately.</text:p>
            <text:p text:style-name="P311"># index</text:p>
            <text:p text:style-name="P311"># <text:s text:c="4"/>One of:</text:p>
            <text:p text:style-name="P311"># <text:s text:c="4"/>- blank: no index.</text:p>
            <text:p text:style-name="P311"># <text:s text:c="4"/>- "I"</text:p>
            <text:p text:style-name="P311"># <text:s text:c="6"/>... create a normal index on the destination field.</text:p>
            <text:p text:style-name="P311"># <text:s text:c="4"/>- "U"</text:p>
            <text:p text:style-name="P311"><text:soft-page-break/># <text:s text:c="6"/>... create a unique index on the destination field.</text:p>
            <text:p text:style-name="P311"># <text:s text:c="4"/>- "F"</text:p>
            <text:p text:style-name="P311"># <text:s text:c="6"/>... create a FULLTEXT index, for rapid searching within long text</text:p>
            <text:p text:style-name="P311"># <text:s text:c="6"/>fields. Only applicable to one field per table.</text:p>
            <text:p text:style-name="P311"># indexlen</text:p>
            <text:p text:style-name="P311"># <text:s text:c="4"/>Integer. Can be blank. If not, sets the prefix length of the index.</text:p>
            <text:p text:style-name="P311"># <text:s text:c="4"/>Mandatory in MySQL if you apply a normal (+/- unique) index to a TEXT</text:p>
            <text:p text:style-name="P311"># <text:s text:c="4"/>or BLOB field. Not required for FULLTEXT indexes.</text:p>
            <text:p text:style-name="P311"># comment</text:p>
            <text:p text:style-name="P311"># <text:s text:c="4"/>Field comment, stored in destination database.</text:p>
            <text:p text:style-name="P311"/>
            <text:p text:style-name="P311">data_dictionary_filename = testdd.tsv</text:p>
            <text:p text:style-name="P311"/>
            <text:p text:style-name="P311"># -----------------------------------------------------------------------------</text:p>
            <text:p text:style-name="P311"># Encryption phrases/passwords</text:p>
            <text:p text:style-name="P311"># -----------------------------------------------------------------------------</text:p>
            <text:p text:style-name="P311"/>
            <text:p text:style-name="P311"><text:s text:c="4"/># PID-to-RID hashing method. Options are:</text:p>
            <text:p text:style-name="P311"><text:s text:c="4"/># - HMAC_MD5 - produces a 32-character digest</text:p>
            <text:p text:style-name="P311"><text:s text:c="4"/># - HMAC_SHA256 - produces a 64-character digest</text:p>
            <text:p text:style-name="P311"><text:s text:c="4"/># - HMAC_SHA512 - produces a 128-character digest</text:p>
            <text:p text:style-name="P311">hash_method = HMAC_MD5</text:p>
            <text:p text:style-name="P311"/>
            <text:p text:style-name="P311">per_table_patient_id_encryption_phrase = SOME_PASSPHRASE_REPLACE_ME</text:p>
            <text:p text:style-name="P311"/>
            <text:p text:style-name="P311">master_patient_id_encryption_phrase = SOME_OTHER_PASSPHRASE_REPLACE_ME</text:p>
            <text:p text:style-name="P311"/>
            <text:p text:style-name="P311">change_detection_encryption_phrase = YETANOTHER</text:p>
            <text:p text:style-name="P311"/>
            <text:p text:style-name="P311"># -----------------------------------------------------------------------------</text:p>
            <text:p text:style-name="P311"># Text extraction</text:p>
            <text:p text:style-name="P311"># -----------------------------------------------------------------------------</text:p>
            <text:p text:style-name="P311"/>
            <text:p text:style-name="P311"><text:s text:c="4"/># Use the plainest possible layout for text extraction?</text:p>
            <text:p text:style-name="P311"><text:s text:c="4"/># False = better for human layout. Table example from DOCX:</text:p>
            <text:p text:style-name="P311"><text:s text:c="4"/># <text:s text:c="4"/>+---------+---------+</text:p>
            <text:p text:style-name="P311"><text:s text:c="4"/># <text:s text:c="4"/>| AAA AAA | BBB BBB |</text:p>
            <text:p text:style-name="P311"><text:s text:c="4"/># <text:s text:c="4"/>| AAA AAA | BBB BBB |</text:p>
            <text:p text:style-name="P311"><text:s text:c="4"/># <text:s text:c="4"/>+---------+---------+</text:p>
            <text:p text:style-name="P311"><text:s text:c="4"/># True = good for natural language processing. Table example from DOCX:</text:p>
            <text:p text:style-name="P311"><text:s text:c="4"/># <text:s text:c="4"/>---------------------</text:p>
            <text:p text:style-name="P311"><text:s text:c="4"/># <text:s text:c="6"/>AAA AAA</text:p>
            <text:p text:style-name="P311"><text:s text:c="4"/># <text:s text:c="6"/>AAA AAA</text:p>
            <text:p text:style-name="P311"><text:s text:c="4"/># <text:s text:c="4"/>---------------------</text:p>
            <text:p text:style-name="P311"><text:s text:c="4"/># <text:s text:c="16"/>BBB BBB</text:p>
            <text:p text:style-name="P311"><text:s text:c="4"/># <text:s text:c="16"/>BBB BBB</text:p>
            <text:p text:style-name="P311"><text:s text:c="4"/># <text:s text:c="4"/>---------------------</text:p>
            <text:p text:style-name="P311"><text:s text:c="4"/># ... note the absence of vertical interruptions, and that text from one</text:p>
            <text:p text:style-name="P311"><text:s text:c="4"/># cell remains contiguous.</text:p>
            <text:p text:style-name="P311">extract_text_plain = False</text:p>
            <text:p text:style-name="P311"/>
            <text:p text:style-name="P311"><text:s text:c="4"/># Default width to word-wrap extracted text to</text:p>
            <text:p text:style-name="P311">extract_text_width = 80</text:p>
            <text:p text:style-name="P311"/>
            <text:p text:style-name="P311"># -----------------------------------------------------------------------------</text:p>
            <text:p text:style-name="P311"># Anonymisation</text:p>
            <text:p text:style-name="P311"># -----------------------------------------------------------------------------</text:p>
            <text:p text:style-name="P311"/>
            <text:p text:style-name="P311"><text:s text:c="4"/># Patient information will be replaced with this. For example, XXXXXX or</text:p>
            <text:p text:style-name="P311"><text:s text:c="4"/># [___] or [__PPP__] or [__ZZZ__]; the bracketed forms can be a bit easier</text:p>
            <text:p text:style-name="P311"><text:s text:c="4"/># to spot, and work better if they directly abut other text.</text:p>
            <text:p text:style-name="P311">replace_patient_info_with = [__PPP__]</text:p>
            <text:p text:style-name="P311"/>
            <text:p text:style-name="P311"><text:s text:c="4"/># Third-party information will be replaced by this.</text:p>
            <text:p text:style-name="P311"><text:s text:c="4"/># For example, YYYYYY or [...] or [__TTT__] or [__QQQ__].</text:p>
            <text:p text:style-name="P311">replace_third_party_info_with = [__TTT__]</text:p>
            <text:p text:style-name="P311"/>
            <text:p text:style-name="P311"><text:s text:c="4"/># For fields marked as scrub_src = thirdparty_xref_pid,</text:p>
            <text:p text:style-name="P311"><text:s text:c="4"/># how deep should we recurse? The default is 1. Beware making this too</text:p>
            <text:p text:style-name="P311"><text:s text:c="4"/># large; the recursion trawls a lot of information (and also uses an</text:p>
            <text:p text:style-name="P311"><text:s text:c="4"/># extra simultaneous database cursor for each recursion).</text:p>
            <text:p text:style-name="P311">thirdparty_xref_max_depth = 1</text:p>
            <text:p text:style-name="P311"/>
            <text:p text:style-name="P311"><text:s text:c="4"/># Things to be removed irrespective of patient-specific information will be</text:p>
            <text:p text:style-name="P311"><text:s text:c="4"/># replaced by this (for example, if you opt to remove all things looking</text:p>
            <text:p text:style-name="P311"><text:soft-page-break/><text:s text:c="4"/># like telephone numbers). For example, ZZZZZZ or [~~~].</text:p>
            <text:p text:style-name="P311">replace_nonspecific_info_with = [~~~]</text:p>
            <text:p text:style-name="P311"/>
            <text:p text:style-name="P311"><text:s text:c="4"/># Strings to append to every "scrub from" string.</text:p>
            <text:p text:style-name="P311"><text:s text:c="4"/># For example, include "s" if you want to scrub "Roberts" whenever you</text:p>
            <text:p text:style-name="P311"><text:s text:c="4"/># scrub "Robert".</text:p>
            <text:p text:style-name="P311"><text:s text:c="4"/># Applies to words, but not to phrase.</text:p>
            <text:p text:style-name="P311"><text:s text:c="4"/># Multiline field: https://docs.python.org/2/library/configparser.html</text:p>
            <text:p text:style-name="P311">scrub_string_suffixes =</text:p>
            <text:p text:style-name="P311"><text:s text:c="4"/>s</text:p>
            <text:p text:style-name="P311"/>
            <text:p text:style-name="P311"><text:s text:c="4"/># Specify maximum number of errors (insertions, deletions, substitutions)</text:p>
            <text:p text:style-name="P311"><text:s text:c="4"/># in string regex matching. Beware using a high number! Suggest 1-2.</text:p>
            <text:p text:style-name="P311">string_max_regex_errors = 1</text:p>
            <text:p text:style-name="P311"/>
            <text:p text:style-name="P311"><text:s text:c="4"/># Is there a minimum length to apply string_max_regex_errors? For example,</text:p>
            <text:p text:style-name="P311"><text:s text:c="4"/># if you allow one typo and someone is called Ian, all instances of 'in' or</text:p>
            <text:p text:style-name="P311"><text:s text:c="4"/># 'an' will be wiped. Note that this apply to scrub-source data.</text:p>
            <text:p text:style-name="P311">min_string_length_for_errors = 4</text:p>
            <text:p text:style-name="P311"/>
            <text:p text:style-name="P311"><text:s text:c="4"/># Is there a minimum length of string to scrub WITH? For example, if you</text:p>
            <text:p text:style-name="P311"><text:s text:c="4"/># specify 2, you allow two-letter names such as Al to be scrubbed, but you</text:p>
            <text:p text:style-name="P311"><text:s text:c="4"/># allow initials through, and therefore prevent e.g. 'A' from being</text:p>
            <text:p text:style-name="P311"><text:s text:c="4"/># scrubbed from the destination. Note that this applies to scrub-source</text:p>
            <text:p text:style-name="P311"><text:s text:c="4"/># data.</text:p>
            <text:p text:style-name="P311">min_string_length_to_scrub_with = 2</text:p>
            <text:p text:style-name="P311"/>
            <text:p text:style-name="P311"><text:s text:c="4"/># WHITELIST.</text:p>
            <text:p text:style-name="P311"><text:s text:c="4"/># Are there any words not to scrub? For example, "the", "road", "street"</text:p>
            <text:p text:style-name="P311"><text:s text:c="4"/># often appear in addresses, but you might not want them removed. Be</text:p>
            <text:p text:style-name="P311"><text:s text:c="4"/># careful in case these could be names (e.g. "Lane").</text:p>
            <text:p text:style-name="P311"><text:s text:c="4"/># Specify these as a list of FILENAMES, where the files contain words; e.g.</text:p>
            <text:p text:style-name="P311"><text:s text:c="4"/>#</text:p>
            <text:p text:style-name="P311"><text:s text:c="4"/># whitelist_filenames = /some/path/short_english_words.txt</text:p>
            <text:p text:style-name="P311"><text:s text:c="4"/>#</text:p>
            <text:p text:style-name="P311"><text:s text:c="4"/># Here's a suggestion for some of the sorts of words you might include:</text:p>
            <text:p text:style-name="P311"><text:s text:c="4"/># <text:s text:c="4"/>am</text:p>
            <text:p text:style-name="P311"><text:s text:c="4"/># <text:s text:c="4"/>an</text:p>
            <text:p text:style-name="P311"><text:s text:c="4"/># <text:s text:c="4"/>as</text:p>
            <text:p text:style-name="P311"><text:s text:c="4"/># <text:s text:c="4"/>at</text:p>
            <text:p text:style-name="P311"><text:s text:c="4"/># <text:s text:c="4"/>bd</text:p>
            <text:p text:style-name="P311"><text:s text:c="4"/># <text:s text:c="4"/>by</text:p>
            <text:p text:style-name="P311"><text:s text:c="4"/># <text:s text:c="4"/>he</text:p>
            <text:p text:style-name="P311"><text:s text:c="4"/># <text:s text:c="4"/>if</text:p>
            <text:p text:style-name="P311"><text:s text:c="4"/># <text:s text:c="4"/>is</text:p>
            <text:p text:style-name="P311"><text:s text:c="4"/># <text:s text:c="4"/>it</text:p>
            <text:p text:style-name="P311"><text:s text:c="4"/># <text:s text:c="4"/>me</text:p>
            <text:p text:style-name="P311"><text:s text:c="4"/># <text:s text:c="4"/>mg</text:p>
            <text:p text:style-name="P311"><text:s text:c="4"/># <text:s text:c="4"/>od</text:p>
            <text:p text:style-name="P311"><text:s text:c="4"/># <text:s text:c="4"/>of</text:p>
            <text:p text:style-name="P311"><text:s text:c="4"/># <text:s text:c="4"/>on</text:p>
            <text:p text:style-name="P311"><text:s text:c="4"/># <text:s text:c="4"/>or</text:p>
            <text:p text:style-name="P311"><text:s text:c="4"/># <text:s text:c="4"/>re</text:p>
            <text:p text:style-name="P311"><text:s text:c="4"/># <text:s text:c="4"/>so</text:p>
            <text:p text:style-name="P311"><text:s text:c="4"/># <text:s text:c="4"/>to</text:p>
            <text:p text:style-name="P311"><text:s text:c="4"/># <text:s text:c="4"/>us</text:p>
            <text:p text:style-name="P311"><text:s text:c="4"/># <text:s text:c="4"/>we</text:p>
            <text:p text:style-name="P311"><text:s text:c="4"/># <text:s text:c="4"/>her</text:p>
            <text:p text:style-name="P311"><text:s text:c="4"/># <text:s text:c="4"/>him</text:p>
            <text:p text:style-name="P311"><text:s text:c="4"/># <text:s text:c="4"/>tds</text:p>
            <text:p text:style-name="P311"><text:s text:c="4"/># <text:s text:c="4"/>she</text:p>
            <text:p text:style-name="P311"><text:s text:c="4"/># <text:s text:c="4"/>the</text:p>
            <text:p text:style-name="P311"><text:s text:c="4"/># <text:s text:c="4"/>you</text:p>
            <text:p text:style-name="P311"><text:s text:c="4"/># <text:s text:c="4"/>road</text:p>
            <text:p text:style-name="P311"><text:s text:c="4"/># <text:s text:c="4"/>street</text:p>
            <text:p text:style-name="P311">whitelist_filenames =</text:p>
            <text:p text:style-name="P311"/>
            <text:p text:style-name="P311"><text:s text:c="4"/># BLACKLIST</text:p>
            <text:p text:style-name="P311"><text:s text:c="4"/># Are there any words you always want to remove?</text:p>
            <text:p text:style-name="P311"><text:s text:c="4"/># Specify these as a list of filenames, e.g</text:p>
            <text:p text:style-name="P311"><text:s text:c="4"/>#</text:p>
            <text:p text:style-name="P311"><text:s text:c="4"/># blacklist_filenames = /some/path/boy_names.txt</text:p>
            <text:p text:style-name="P311"><text:s text:c="4"/># <text:s text:c="4"/>/some/path/girl_names.txt</text:p>
            <text:p text:style-name="P311"><text:s text:c="4"/># <text:s text:c="4"/>/some/path/common_surnames.txt</text:p>
            <text:p text:style-name="P311">blacklist_filenames =</text:p>
            <text:p text:style-name="P311"><text:soft-page-break/></text:p>
            <text:p text:style-name="P311"><text:s text:c="4"/># Nonspecific scrubbing of numbers of a certain length?</text:p>
            <text:p text:style-name="P311"><text:s text:c="4"/># For example, scrubbing all 11-digit numbers will remove modern UK</text:p>
            <text:p text:style-name="P311"><text:s text:c="4"/># telephone numbers in conventional format. To do this, specify</text:p>
            <text:p text:style-name="P311"><text:s text:c="4"/># scrub_all_numbers_of_n_digits = 11. You could scrub both 10- and 11-digit</text:p>
            <text:p text:style-name="P311"><text:s text:c="4"/># numbers by specifying both numbers (in multiline format, as above);</text:p>
            <text:p text:style-name="P311"><text:s text:c="4"/># 10-digit numbers would include all NHS numbers. Avoid using this for</text:p>
            <text:p text:style-name="P311"><text:s text:c="4"/># short numbers; you may lose valuable numeric data!</text:p>
            <text:p text:style-name="P311">scrub_all_numbers_of_n_digits =</text:p>
            <text:p text:style-name="P311"/>
            <text:p text:style-name="P311"><text:s text:c="4"/># Nonspecific scrubbing of UK postcodes?</text:p>
            <text:p text:style-name="P311"><text:s text:c="4"/># See https://www.mrs.org.uk/pdf/postcodeformat.pdf ; these can look like</text:p>
            <text:p text:style-name="P311"><text:s text:c="4"/># FORMAT <text:s text:c="3"/>EXAMPLE</text:p>
            <text:p text:style-name="P311"><text:s text:c="4"/># AN NAA <text:s text:c="3"/>M1 1AA</text:p>
            <text:p text:style-name="P311"><text:s text:c="4"/># ANN NAA <text:s text:c="2"/>M60 1NW</text:p>
            <text:p text:style-name="P311"><text:s text:c="4"/># AAN NAA <text:s text:c="2"/>CR2 6XH</text:p>
            <text:p text:style-name="P311"><text:s text:c="4"/># AANN NAA <text:s/>DN55 1PT</text:p>
            <text:p text:style-name="P311"><text:s text:c="4"/># ANA NAA <text:s text:c="2"/>W1A 1HQ</text:p>
            <text:p text:style-name="P311"><text:s text:c="4"/># AANA NAA <text:s/>EC1A 1BB</text:p>
            <text:p text:style-name="P311">scrub_all_uk_postcodes = False</text:p>
            <text:p text:style-name="P311"/>
            <text:p text:style-name="P311"><text:s text:c="4"/># Anonymise at word boundaries? True is more conservative; False is more</text:p>
            <text:p text:style-name="P311"><text:s text:c="4"/># liberal and will deal with accidental word concatenation. With ID</text:p>
            <text:p text:style-name="P311"><text:s text:c="4"/># numbers, beware if you use a prefix, e.g. if people write 'M123456' or</text:p>
            <text:p text:style-name="P311"><text:s text:c="4"/># 'R123456'; in that case you will need</text:p>
            <text:p text:style-name="P311"><text:s text:c="4"/># <text:s text:c="6"/>anonymise_numbers_at_word_boundaries_only = False.</text:p>
            <text:p text:style-name="P311">anonymise_codes_at_word_boundaries_only = True</text:p>
            <text:p text:style-name="P311"><text:s text:c="4"/># ... applies to code</text:p>
            <text:p text:style-name="P311">anonymise_dates_at_word_boundaries_only = True</text:p>
            <text:p text:style-name="P311"><text:s text:c="4"/># ... applies to date</text:p>
            <text:p text:style-name="P311">anonymise_numbers_at_word_boundaries_only = False</text:p>
            <text:p text:style-name="P311"><text:s text:c="4"/># ... applies to number</text:p>
            <text:p text:style-name="P311">anonymise_strings_at_word_boundaries_only = True</text:p>
            <text:p text:style-name="P311"><text:s text:c="4"/># ... applies to words and phrase</text:p>
            <text:p text:style-name="P311"/>
            <text:p text:style-name="P311"># -----------------------------------------------------------------------------</text:p>
            <text:p text:style-name="P311"># Output fields and formatting</text:p>
            <text:p text:style-name="P311"># -----------------------------------------------------------------------------</text:p>
            <text:p text:style-name="P311"/>
            <text:p text:style-name="P311"><text:s text:c="4"/># Name used for the primary patient ID in the mapping table.</text:p>
            <text:p text:style-name="P311">mapping_patient_id_fieldname = patient_id</text:p>
            <text:p text:style-name="P311"/>
            <text:p text:style-name="P311"><text:s text:c="4"/># Research ID field name. This will be a VARCHAR of length determined by</text:p>
            <text:p text:style-name="P311"><text:s text:c="4"/># hash_method. Used to replace per_table_patient_id_field.</text:p>
            <text:p text:style-name="P311">research_id_fieldname = brcid</text:p>
            <text:p text:style-name="P311"/>
            <text:p text:style-name="P311"><text:s text:c="4"/># Transient integer research ID (TRID) fieldname.</text:p>
            <text:p text:style-name="P311"><text:s text:c="4"/># An unsigned integer field with this name will be added to every table</text:p>
            <text:p text:style-name="P311"><text:s text:c="4"/># containing a primary patient ID (in the source) or research ID (in the</text:p>
            <text:p text:style-name="P311"><text:s text:c="4"/># destination).</text:p>
            <text:p text:style-name="P311">trid_fieldname = trid</text:p>
            <text:p text:style-name="P311"/>
            <text:p text:style-name="P311"><text:s text:c="4"/># Name used for the master patient ID in the mapping table.</text:p>
            <text:p text:style-name="P311">mapping_master_id_fieldname = nhsnum</text:p>
            <text:p text:style-name="P311"/>
            <text:p text:style-name="P311"><text:s text:c="4"/># Similarly, used to replace ddgen_master_pid_fieldname:</text:p>
            <text:p text:style-name="P311">master_research_id_fieldname = nhshash</text:p>
            <text:p text:style-name="P311"/>
            <text:p text:style-name="P311"><text:s text:c="4"/># Change-detection hash fieldname. This will be a VARCHAR of length</text:p>
            <text:p text:style-name="P311"><text:s text:c="4"/># determined by hash_method.</text:p>
            <text:p text:style-name="P311">source_hash_fieldname = _src_hash</text:p>
            <text:p text:style-name="P311"/>
            <text:p text:style-name="P311"><text:s text:c="4"/># Date-to-text conversion formats</text:p>
            <text:p text:style-name="P311">date_to_text_format = %Y-%m-%d</text:p>
            <text:p text:style-name="P311"><text:s text:c="4"/># ... ISO-8601, e.g. 2013-07-24</text:p>
            <text:p text:style-name="P311">datetime_to_text_format = %Y-%m-%dT%H:%M:%S</text:p>
            <text:p text:style-name="P311"><text:s text:c="4"/># ... ISO-8601, e.g. 2013-07-24T20:04:07</text:p>
            <text:p text:style-name="P311"/>
            <text:p text:style-name="P311"><text:s text:c="4"/># Append source table/field to the comment? Boolean.</text:p>
            <text:p text:style-name="P311">append_source_info_to_comment = True</text:p>
            <text:p text:style-name="P311"/>
            <text:p text:style-name="P311"># -----------------------------------------------------------------------------</text:p>
            <text:p text:style-name="P311"># Destination database configuration</text:p>
            <text:p text:style-name="P311"># See the [destination_database] section for connection details.</text:p>
            <text:p text:style-name="P311"># -----------------------------------------------------------------------------</text:p>
            <text:p text:style-name="P311"><text:soft-page-break/></text:p>
            <text:p text:style-name="P311"><text:s text:c="4"/># Specify the maximum number of rows to be processed before a COMMIT is</text:p>
            <text:p text:style-name="P311"><text:s text:c="4"/># issued on the database transaction. This prevents the transaction growing</text:p>
            <text:p text:style-name="P311"><text:s text:c="4"/># too large.</text:p>
            <text:p text:style-name="P311"><text:s text:c="4"/># Default is None (no limit).</text:p>
            <text:p text:style-name="P311">max_rows_before_commit = 1000</text:p>
            <text:p text:style-name="P311"/>
            <text:p text:style-name="P311"><text:s text:c="4"/># Specify the maximum number of source-record bytes (approximately!) that</text:p>
            <text:p text:style-name="P311"><text:s text:c="4"/># are processed before a COMMIT is issued on the database transaction. This</text:p>
            <text:p text:style-name="P311"><text:s text:c="4"/># prevents the transaction growing too large. The COMMIT will be issued</text:p>
            <text:p text:style-name="P311"><text:s text:c="4"/># *after* this limit has been met/exceeded, so it may be exceeded if the</text:p>
            <text:p text:style-name="P311"><text:s text:c="4"/># transaction just before the limit takes the cumulative total over the</text:p>
            <text:p text:style-name="P311"><text:s text:c="4"/># limit.</text:p>
            <text:p text:style-name="P311"><text:s text:c="4"/># Default is None (no limit).</text:p>
            <text:p text:style-name="P311">max_bytes_before_commit = 83886080</text:p>
            <text:p text:style-name="P311"/>
            <text:p text:style-name="P311"><text:s text:c="4"/># We need a temporary table name for incremental updates. This can't be the</text:p>
            <text:p text:style-name="P311"><text:s text:c="4"/># name of a real destination table. It lives in the destination database.</text:p>
            <text:p text:style-name="P311">temporary_tablename = _temp_table</text:p>
            <text:p text:style-name="P311"/>
            <text:p text:style-name="P311"># -----------------------------------------------------------------------------</text:p>
            <text:p text:style-name="P311"># Choose databases (defined in their own sections).</text:p>
            <text:p text:style-name="P311"># -----------------------------------------------------------------------------</text:p>
            <text:p text:style-name="P311"/>
            <text:p text:style-name="P311"><text:s text:c="4"/># Source database list. Can be lots.</text:p>
            <text:p text:style-name="P311">source_databases =</text:p>
            <text:p text:style-name="P311"><text:s text:c="4"/>mysourcedb1</text:p>
            <text:p text:style-name="P311"><text:s text:c="4"/>mysourcedb2</text:p>
            <text:p text:style-name="P311"/>
            <text:p text:style-name="P311"><text:s text:c="4"/># Destination database. Just one.</text:p>
            <text:p text:style-name="P311">destination_database = my_destination_database</text:p>
            <text:p text:style-name="P311"/>
            <text:p text:style-name="P311"><text:s text:c="4"/># Admin database. Just one.</text:p>
            <text:p text:style-name="P311">admin_database = my_admin_database</text:p>
            <text:p text:style-name="P311"/>
            <text:p text:style-name="P311"># -----------------------------------------------------------------------------</text:p>
            <text:p text:style-name="P311"># PROCESSING OPTIONS, TO LIMIT DATA QUANTITY FOR TESTING</text:p>
            <text:p text:style-name="P311"># -----------------------------------------------------------------------------</text:p>
            <text:p text:style-name="P311"/>
            <text:p text:style-name="P311"><text:s text:c="4"/># Limit the number of patients to be processed? Specify 0 (the default) for</text:p>
            <text:p text:style-name="P311"><text:s text:c="4"/># no limit.</text:p>
            <text:p text:style-name="P311">debug_max_n_patients =</text:p>
            <text:p text:style-name="P311"/>
            <text:p text:style-name="P311"><text:s text:c="4"/># Specify a list of integer patient IDs, for debugging? If specified, this</text:p>
            <text:p text:style-name="P311"><text:s text:c="4"/># list will be used directly (overriding the patient ID source specified in</text:p>
            <text:p text:style-name="P311"><text:s text:c="4"/># the data dictionary, and overriding debug_max_n_patients).</text:p>
            <text:p text:style-name="P311">debug_pid_list =</text:p>
            <text:p text:style-name="P311"/>
            <text:p text:style-name="P311"># =============================================================================</text:p>
            <text:p text:style-name="P311"># Opting out entirely</text:p>
            <text:p text:style-name="P311"># =============================================================================</text:p>
            <text:p text:style-name="P311"># Patients who elect to opt out entirely have their PIDs stored in the OptOut</text:p>
            <text:p text:style-name="P311"># table of the admin database. ENTRIES ARE NEVER REMOVED FROM THIS LIST BY</text:p>
            <text:p text:style-name="P311"># CRATE. It can be populated in three ways:</text:p>
            <text:p text:style-name="P311"># <text:s text:c="2"/>1. Manually, by adding a PID to the column opt_out.pid).</text:p>
            <text:p text:style-name="P311"># <text:s text:c="2"/>2. By maintaining a text file list of integer PIDs. Any PIDs in this file</text:p>
            <text:p text:style-name="P311"># <text:s text:c="5"/>are added to the opt-out list.</text:p>
            <text:p text:style-name="P311"># <text:s text:c="2"/>3. By flagging a source database field as indicating an opt-out, using the</text:p>
            <text:p text:style-name="P311"># <text:s text:c="5"/>src_flags = "!" marker.</text:p>
            <text:p text:style-name="P311"/>
            <text:p text:style-name="P311"><text:s text:c="4"/># If you set this, each line of the file(s) is scanned for an integer,</text:p>
            <text:p text:style-name="P311"><text:s text:c="4"/># taken to the PID of a patient who wishes to opt out.</text:p>
            <text:p text:style-name="P311">optout_pid_filenames =</text:p>
            <text:p text:style-name="P311"/>
            <text:p text:style-name="P311"><text:s text:c="4"/># If you set this, each line of the file(s) is scanned for an integer,</text:p>
            <text:p text:style-name="P311"><text:s text:c="4"/># taken to the MPID of a patient who wishes to opt out.</text:p>
            <text:p text:style-name="P311">optout_mpid_filenames =</text:p>
            <text:p text:style-name="P311"/>
            <text:p text:style-name="P311"><text:s text:c="4"/># If you mark a field in the data dictionary as an opt-out field (see</text:p>
            <text:p text:style-name="P311"><text:s text:c="4"/># above), that says "the field tells you whether the patient opts out or</text:p>
            <text:p text:style-name="P311"><text:s text:c="4"/># not". But is it "opt out" or "not"? If the actual value matches one</text:p>
            <text:p text:style-name="P311"><text:s text:c="4"/># below, then it's "opt out". Specify a LIST OF PYTHON VALUES; for example:</text:p>
            <text:p text:style-name="P311"><text:s text:c="4"/># <text:s text:c="6"/>optout_col_values = [True, 'Yes', 'Y']</text:p>
            <text:p text:style-name="P311">optout_col_values =</text:p>
            <text:p text:style-name="P311"/>
            <text:p text:style-name="P311"><text:soft-page-break/># =============================================================================</text:p>
            <text:p text:style-name="P311"># Destination database details. User should have WRITE access.</text:p>
            <text:p text:style-name="P311"># =============================================================================</text:p>
            <text:p text:style-name="P311"># Use SQLAlchemy URLs: see</text:p>
            <text:p text:style-name="P311"># <text:s text:c="6"/>http://docs.sqlalchemy.org/en/latest/core/engines.html</text:p>
            <text:p text:style-name="P311"># You may need to install additional drivers, e.g.</text:p>
            <text:p text:style-name="P311"># <text:s text:c="6"/>pip install SOME_DRIVER</text:p>
            <text:p text:style-name="P311"># ... see the documentation.</text:p>
            <text:p text:style-name="P311"/>
            <text:p text:style-name="P311">[my_destination_database]</text:p>
            <text:p text:style-name="P311"/>
            <text:p text:style-name="P311">url = mysql+mysqldb://username:password@127.0.0.1:3306/output_databasename?charset=utf8</text:p>
            <text:p text:style-name="P311"/>
            <text:p text:style-name="P311"># =============================================================================</text:p>
            <text:p text:style-name="P311"># Administrative database. User should have WRITE access.</text:p>
            <text:p text:style-name="P311"># =============================================================================</text:p>
            <text:p text:style-name="P311"/>
            <text:p text:style-name="P311">[my_admin_database]</text:p>
            <text:p text:style-name="P311"/>
            <text:p text:style-name="P311">url = mysql+mysqldb://username:password@127.0.0.1:3306/admin_databasename?charset=utf8</text:p>
            <text:p text:style-name="P311"/>
            <text:p text:style-name="P311"># =============================================================================</text:p>
            <text:p text:style-name="P311"># SOURCE DATABASE DETAILS BELOW HERE.</text:p>
            <text:p text:style-name="P311"># User should have READ access only for safety.</text:p>
            <text:p text:style-name="P311"># =============================================================================</text:p>
            <text:p text:style-name="P311"/>
            <text:p text:style-name="P311"># -----------------------------------------------------------------------------</text:p>
            <text:p text:style-name="P311"># Source database example 1</text:p>
            <text:p text:style-name="P311"># -----------------------------------------------------------------------------</text:p>
            <text:p text:style-name="P311"/>
            <text:p text:style-name="P311">[mysourcedb1]</text:p>
            <text:p text:style-name="P311"/>
            <text:p text:style-name="P311"><text:s text:c="4"/># ~~~~~~~~~~~~~~~~~~~~~~~~~~~~~~~~~~~~~~~~~~~~~~~~~~~~~~~~~~~~~~~~~~~~~~~~~</text:p>
            <text:p text:style-name="P311"><text:s text:c="4"/># CONNECTION DETAILS</text:p>
            <text:p text:style-name="P311"><text:s text:c="4"/># ~~~~~~~~~~~~~~~~~~~~~~~~~~~~~~~~~~~~~~~~~~~~~~~~~~~~~~~~~~~~~~~~~~~~~~~~~</text:p>
            <text:p text:style-name="P311"/>
            <text:p text:style-name="P311">url = mysql+mysqldb://username:password@127.0.0.1:3306/source_databasename?charset=utf8</text:p>
            <text:p text:style-name="P311"/>
            <text:p text:style-name="P311"><text:s text:c="4"/># ~~~~~~~~~~~~~~~~~~~~~~~~~~~~~~~~~~~~~~~~~~~~~~~~~~~~~~~~~~~~~~~~~~~~~~~~~</text:p>
            <text:p text:style-name="P311"><text:s text:c="4"/># INPUT FIELDS, FOR THE AUTOGENERATION OF DATA DICTIONARIES</text:p>
            <text:p text:style-name="P311"><text:s text:c="4"/># ~~~~~~~~~~~~~~~~~~~~~~~~~~~~~~~~~~~~~~~~~~~~~~~~~~~~~~~~~~~~~~~~~~~~~~~~~</text:p>
            <text:p text:style-name="P311"><text:s text:c="4"/># - For field specifications, fields can either be specified as "column"</text:p>
            <text:p text:style-name="P311"><text:s text:c="4"/># <text:s text:c="2"/>(to match any table) or "table.column", to match a specific table.</text:p>
            <text:p text:style-name="P311"><text:s text:c="4"/># <text:s text:c="2"/>They are case-insensitive.</text:p>
            <text:p text:style-name="P311"><text:s text:c="4"/># <text:s text:c="2"/>Wildcards (*, ?) may also be used (as per Python's fnmatch).</text:p>
            <text:p text:style-name="P311"/>
            <text:p text:style-name="P311"><text:s text:c="4"/># By default, most fields (except PKs and patient ID codes) are marked</text:p>
            <text:p text:style-name="P311"><text:s text:c="4"/># as "OMIT", pending human review. If you want to live dangerously, set</text:p>
            <text:p text:style-name="P311"><text:s text:c="4"/># this to False, and they will be marked as "include" from the outset.</text:p>
            <text:p text:style-name="P311">ddgen_omit_by_default = True</text:p>
            <text:p text:style-name="P311"/>
            <text:p text:style-name="P311"><text:s text:c="4"/># You can specify additional fields to omit...</text:p>
            <text:p text:style-name="P311">ddgen_omit_fields =</text:p>
            <text:p text:style-name="P311"/>
            <text:p text:style-name="P311"><text:s text:c="4"/># ... or include. "Omit" overrides "include".</text:p>
            <text:p text:style-name="P311"><text:s text:c="4"/># If a field contains scrubbing source information, it will also be omitted</text:p>
            <text:p text:style-name="P311"><text:s text:c="4"/># pending human review, regardless of other settings.</text:p>
            <text:p text:style-name="P311">ddgen_include_fields =</text:p>
            <text:p text:style-name="P311"/>
            <text:p text:style-name="P311"><text:s text:c="4"/># Allow the absence of patient info? Used to copy databases; WILL NOT</text:p>
            <text:p text:style-name="P311"><text:s text:c="4"/># ANONYMISE. Boolean; default is False.</text:p>
            <text:p text:style-name="P311">ddgen_allow_no_patient_info = False</text:p>
            <text:p text:style-name="P311"/>
            <text:p text:style-name="P311"><text:s text:c="4"/># Specify the (typically integer) patient identifier present in EVERY</text:p>
            <text:p text:style-name="P311"><text:s text:c="4"/># table. It will be replaced by the research ID in the destination</text:p>
            <text:p text:style-name="P311"><text:s text:c="4"/># database.</text:p>
            <text:p text:style-name="P311">ddgen_per_table_pid_field = patient_id</text:p>
            <text:p text:style-name="P311"/>
            <text:p text:style-name="P311"><text:s text:c="4"/># Add every instance of a per-table PID field to the patient scrubber?</text:p>
            <text:p text:style-name="P311"><text:s text:c="4"/># This is a very conservative setting, and should be unnecessary as the</text:p>
            <text:p text:style-name="P311"><text:s text:c="4"/># single master "PID-defining" column (see ddgen_pid_defining_fieldnames)</text:p>
            <text:p text:style-name="P311"><text:s text:c="4"/># should be enough.</text:p>
            <text:p text:style-name="P311"><text:s text:c="4"/># (Note that per-table PIDs are always replaced by RIDs - this setting</text:p>
            <text:p text:style-name="P311"><text:s text:c="4"/># governs whether the scrubber used to scrub free-text fields also</text:p>
            <text:p text:style-name="P311"><text:s text:c="4"/># works through every single per-table PID).</text:p>
            <text:p text:style-name="P311"><text:soft-page-break/>ddgen_add_per_table_pids_to_scrubber = False</text:p>
            <text:p text:style-name="P311"/>
            <text:p text:style-name="P311"><text:s text:c="4"/># Master patient ID fieldname. Used for e.g. NHS numbers.</text:p>
            <text:p text:style-name="P311">ddgen_master_pid_fieldname = nhsnum</text:p>
            <text:p text:style-name="P311"/>
            <text:p text:style-name="P311"><text:s text:c="4"/># Blacklist any tables when creating new data dictionaries?</text:p>
            <text:p text:style-name="P311"><text:s text:c="4"/># This is case-insensitive, and you can use */? wildcards (as per Python's</text:p>
            <text:p text:style-name="P311"><text:s text:c="4"/># fnmatch module).</text:p>
            <text:p text:style-name="P311">ddgen_table_blacklist =</text:p>
            <text:p text:style-name="P311"/>
            <text:p text:style-name="P311"><text:s text:c="4"/># Whitelist any tables? (Whitelists override blacklists.)</text:p>
            <text:p text:style-name="P311">ddgen_table_whitelist =</text:p>
            <text:p text:style-name="P311"/>
            <text:p text:style-name="P311"><text:s text:c="4"/># Blacklist any fields (regardless of their table) when creating new data</text:p>
            <text:p text:style-name="P311"><text:s text:c="4"/># dictionaries? Wildcards of */? operate as above.</text:p>
            <text:p text:style-name="P311">ddgen_field_blacklist =</text:p>
            <text:p text:style-name="P311"/>
            <text:p text:style-name="P311"><text:s text:c="4"/># Whitelist any fields? (Whitelists override blacklists.)</text:p>
            <text:p text:style-name="P311">ddgen_field_whitelist =</text:p>
            <text:p text:style-name="P311"/>
            <text:p text:style-name="P311"><text:s text:c="4"/># Fieldnames assumed to be their table's PK:</text:p>
            <text:p text:style-name="P311">ddgen_pk_fields =</text:p>
            <text:p text:style-name="P311"/>
            <text:p text:style-name="P311"><text:s text:c="4"/># Assume that content stays constant?</text:p>
            <text:p text:style-name="P311"><text:s text:c="4"/># (Applies C to PK fields; q.v.)</text:p>
            <text:p text:style-name="P311"><text:s text:c="4"/># This is the default; then ddgen_constant_content_tables and</text:p>
            <text:p text:style-name="P311"><text:s text:c="4"/># ddgen_nonconstant_content_tables can override (of which,</text:p>
            <text:p text:style-name="P311"><text:s text:c="4"/># ddgen_nonconstant_content_tables takes priority if a table matches both).</text:p>
            <text:p text:style-name="P311">ddgen_constant_content = False</text:p>
            <text:p text:style-name="P311"/>
            <text:p text:style-name="P311"><text:s text:c="4"/># Table-specific overrides for ddgen_constant_content, as above.</text:p>
            <text:p text:style-name="P311">ddgen_constant_content_tables =</text:p>
            <text:p text:style-name="P311">ddgen_nonconstant_content_tables =</text:p>
            <text:p text:style-name="P311"/>
            <text:p text:style-name="P311"><text:s text:c="4"/># Assume that records can only be added, not deleted?</text:p>
            <text:p text:style-name="P311">ddgen_addition_only = False</text:p>
            <text:p text:style-name="P311"/>
            <text:p text:style-name="P311"><text:s text:c="4"/># Table-specific overrides for ddgen_addition_only, similarly.</text:p>
            <text:p text:style-name="P311">ddgen_addition_only_tables =</text:p>
            <text:p text:style-name="P311">ddgen_deletion_possible_tables =</text:p>
            <text:p text:style-name="P311"/>
            <text:p text:style-name="P311"><text:s text:c="4"/># Predefine field(s) that define the existence of patient IDs? UNUSUAL.</text:p>
            <text:p text:style-name="P311">ddgen_pid_defining_fieldnames =</text:p>
            <text:p text:style-name="P311"/>
            <text:p text:style-name="P311"><text:s text:c="4"/># Default fields to scrub from</text:p>
            <text:p text:style-name="P311">ddgen_scrubsrc_patient_fields =</text:p>
            <text:p text:style-name="P311">ddgen_scrubsrc_thirdparty_fields =</text:p>
            <text:p text:style-name="P311">ddgen_scrubsrc_thirdparty_xref_pid_fields =</text:p>
            <text:p text:style-name="P311"/>
            <text:p text:style-name="P311"><text:s text:c="4"/># Are any scrub_src fields required (mandatory), i.e. must have non-NULL</text:p>
            <text:p text:style-name="P311"><text:s text:c="4"/># data in at least one row?</text:p>
            <text:p text:style-name="P311">ddgen_required_scrubsrc_fields =</text:p>
            <text:p text:style-name="P311"/>
            <text:p text:style-name="P311"><text:s text:c="4"/># Override default scrubbing methods</text:p>
            <text:p text:style-name="P311">ddgen_scrubmethod_code_fields =</text:p>
            <text:p text:style-name="P311">ddgen_scrubmethod_date_fields =</text:p>
            <text:p text:style-name="P311">ddgen_scrubmethod_number_fields =</text:p>
            <text:p text:style-name="P311">ddgen_scrubmethod_phrase_fields =</text:p>
            <text:p text:style-name="P311"/>
            <text:p text:style-name="P311"><text:s text:c="4"/># Known safe fields, exempt from scrubbing</text:p>
            <text:p text:style-name="P311">ddgen_safe_fields_exempt_from_scrubbing =</text:p>
            <text:p text:style-name="P311"/>
            <text:p text:style-name="P311"><text:s text:c="4"/># Define minimum text field length for scrubbing (shorter is assumed safe)</text:p>
            <text:p text:style-name="P311">ddgen_min_length_for_scrubbing = 4</text:p>
            <text:p text:style-name="P311"/>
            <text:p text:style-name="P311"><text:s text:c="4"/># Other default manipulations</text:p>
            <text:p text:style-name="P311">ddgen_truncate_date_fields =</text:p>
            <text:p text:style-name="P311"/>
            <text:p text:style-name="P311"><text:s text:c="4"/># Fields containing filenames, which files should be converted to text</text:p>
            <text:p text:style-name="P311">ddgen_filename_to_text_fields =</text:p>
            <text:p text:style-name="P311"/>
            <text:p text:style-name="P311"><text:s text:c="4"/># Fields containing raw binary data from files (binary large objects;</text:p>
            <text:p text:style-name="P311"><text:s text:c="4"/># BLOBs), whose contents should be converted to text -- paired with fields</text:p>
            <text:p text:style-name="P311"><text:s text:c="4"/># in the same table containing their file extension (e.g. "pdf", ".PDF") or</text:p>
            <text:p text:style-name="P311"><text:s text:c="4"/># a filename having that extension.</text:p>
            <text:p text:style-name="P311"><text:soft-page-break/><text:s text:c="4"/># Specify it as a list of comma-joined pairs, e.g.</text:p>
            <text:p text:style-name="P311"><text:s text:c="4"/># <text:s text:c="4"/>ddgen_binary_to_text_field_pairs = binary1field, ext1field</text:p>
            <text:p text:style-name="P311"><text:s text:c="4"/># <text:s text:c="8"/>binary2field, ext2field</text:p>
            <text:p text:style-name="P311"><text:s text:c="4"/># <text:s text:c="8"/>...</text:p>
            <text:p text:style-name="P311"><text:s text:c="4"/># The first (binaryfield) can be specified as column or table.column,</text:p>
            <text:p text:style-name="P311"><text:s text:c="4"/># but the second must be column only.</text:p>
            <text:p text:style-name="P311">ddgen_binary_to_text_field_pairs =</text:p>
            <text:p text:style-name="P311"/>
            <text:p text:style-name="P311"><text:s text:c="4"/># Specify any text-extraction rows for which you also want to set the flag</text:p>
            <text:p text:style-name="P311"><text:s text:c="4"/># "skip_if_extract_fails":</text:p>
            <text:p text:style-name="P311">ddgen_skip_row_if_extract_text_fails_fields =</text:p>
            <text:p text:style-name="P311"/>
            <text:p text:style-name="P311"><text:s text:c="4"/># ~~~~~~~~~~~~~~~~~~~~~~~~~~~~~~~~~~~~~~~~~~~~~~~~~~~~~~~~~~~~~~~~~~~~~~~~~</text:p>
            <text:p text:style-name="P311"><text:s text:c="4"/># DESTINATION INDEXING</text:p>
            <text:p text:style-name="P311"><text:s text:c="4"/># ~~~~~~~~~~~~~~~~~~~~~~~~~~~~~~~~~~~~~~~~~~~~~~~~~~~~~~~~~~~~~~~~~~~~~~~~~</text:p>
            <text:p text:style-name="P311"/>
            <text:p text:style-name="P311"><text:s text:c="4"/># Fields to apply an index to</text:p>
            <text:p text:style-name="P311">ddgen_index_fields =</text:p>
            <text:p text:style-name="P311"/>
            <text:p text:style-name="P311"><text:s text:c="4"/># Allow full-text index creation? Default true. Disable for databases that</text:p>
            <text:p text:style-name="P311"><text:s text:c="4"/># don't support them?</text:p>
            <text:p text:style-name="P311">ddgen_allow_fulltext_indexing = True</text:p>
            <text:p text:style-name="P311"/>
            <text:p text:style-name="P311"><text:s text:c="4"/># ~~~~~~~~~~~~~~~~~~~~~~~~~~~~~~~~~~~~~~~~~~~~~~~~~~~~~~~~~~~~~~~~~~~~~~~~~</text:p>
            <text:p text:style-name="P311"><text:s text:c="4"/># DATA DICTIONARY MANIPULATION TO DESTINATION TABLE/FIELD NAMES</text:p>
            <text:p text:style-name="P311"><text:s text:c="4"/># ~~~~~~~~~~~~~~~~~~~~~~~~~~~~~~~~~~~~~~~~~~~~~~~~~~~~~~~~~~~~~~~~~~~~~~~~~</text:p>
            <text:p text:style-name="P311"/>
            <text:p text:style-name="P311"><text:s text:c="4"/># Force all destination tables/fields to lower case?</text:p>
            <text:p text:style-name="P311"><text:s text:c="4"/># Boolean; default is True.</text:p>
            <text:p text:style-name="P311">ddgen_force_lower_case = True</text:p>
            <text:p text:style-name="P311"/>
            <text:p text:style-name="P311"><text:s text:c="4"/># Convert spaces in table/fieldnames (yuk!) to underscores? Default: true.</text:p>
            <text:p text:style-name="P311">ddgen_convert_odd_chars_to_underscore = True</text:p>
            <text:p text:style-name="P311"/>
            <text:p text:style-name="P311"><text:s text:c="4"/># ~~~~~~~~~~~~~~~~~~~~~~~~~~~~~~~~~~~~~~~~~~~~~~~~~~~~~~~~~~~~~~~~~~~~~~~~~</text:p>
            <text:p text:style-name="P311"><text:s text:c="4"/># PROCESSING OPTIONS, TO LIMIT DATA QUANTITY FOR TESTING</text:p>
            <text:p text:style-name="P311"><text:s text:c="4"/># ~~~~~~~~~~~~~~~~~~~~~~~~~~~~~~~~~~~~~~~~~~~~~~~~~~~~~~~~~~~~~~~~~~~~~~~~~</text:p>
            <text:p text:style-name="P311"/>
            <text:p text:style-name="P311"><text:s text:c="4"/># Specify 0 (the default) for no limit, or a number of rows (e.g. 1000) to</text:p>
            <text:p text:style-name="P311"><text:s text:c="4"/># apply to any tables listed in debug_limited_tables. For those tables,</text:p>
            <text:p text:style-name="P311"><text:s text:c="4"/># only this many rows will be taken from the source database. Use this, for</text:p>
            <text:p text:style-name="P311"><text:s text:c="4"/># example, to reduce the number of large documents fetched.</text:p>
            <text:p text:style-name="P311"><text:s text:c="4"/># If you run a multiprocess/multithreaded anonymisation, this limit applies</text:p>
            <text:p text:style-name="P311"><text:s text:c="4"/># per *process* (or task), not overall.</text:p>
            <text:p text:style-name="P311"><text:s text:c="4"/># Note that these limits DO NOT APPLY to the fetching of patient-</text:p>
            <text:p text:style-name="P311"><text:s text:c="4"/># identifiable information for anonymisation -- when a patient is</text:p>
            <text:p text:style-name="P311"><text:s text:c="4"/># processed, all identifiable information for that patient is trawled.</text:p>
            <text:p text:style-name="P311">debug_row_limit =</text:p>
            <text:p text:style-name="P311"/>
            <text:p text:style-name="P311"><text:s text:c="4"/># List of tables to which to apply debug_row_limit (see above).</text:p>
            <text:p text:style-name="P311">debug_limited_tables =</text:p>
            <text:p text:style-name="P311"/>
            <text:p text:style-name="P311"># -----------------------------------------------------------------------------</text:p>
            <text:p text:style-name="P311"># Source database example 2</text:p>
            <text:p text:style-name="P311"># -----------------------------------------------------------------------------</text:p>
            <text:p text:style-name="P311"/>
            <text:p text:style-name="P311">[mysourcedb2]</text:p>
            <text:p text:style-name="P311"/>
            <text:p text:style-name="P311">url = mysql+mysqldb://username:password@127.0.0.1:3306/source2_databasename?charset=utf8</text:p>
            <text:p text:style-name="P311"/>
            <text:p text:style-name="P311">ddgen_force_lower_case = True</text:p>
            <text:p text:style-name="P311">ddgen_per_table_pid_field = patient_id</text:p>
            <text:p text:style-name="P311">ddgen_master_pid_fieldname = nhsnum</text:p>
            <text:p text:style-name="P311">ddgen_table_blacklist =</text:p>
            <text:p text:style-name="P311">ddgen_field_blacklist =</text:p>
            <text:p text:style-name="P311">ddgen_pk_fields =</text:p>
            <text:p text:style-name="P311">ddgen_constant_content = False</text:p>
            <text:p text:style-name="P311">ddgen_scrubsrc_patient_fields =</text:p>
            <text:p text:style-name="P311">ddgen_scrubsrc_thirdparty_fields =</text:p>
            <text:p text:style-name="P311">ddgen_scrubmethod_code_fields =</text:p>
            <text:p text:style-name="P311">ddgen_scrubmethod_date_fields =</text:p>
            <text:p text:style-name="P311">ddgen_scrubmethod_number_fields =</text:p>
            <text:p text:style-name="P311">ddgen_scrubmethod_phrase_fields =</text:p>
            <text:p text:style-name="P311">ddgen_safe_fields_exempt_from_scrubbing =</text:p>
            <text:p text:style-name="P311">ddgen_min_length_for_scrubbing = 4</text:p>
            <text:p text:style-name="P311"><text:soft-page-break/>ddgen_truncate_date_fields =</text:p>
            <text:p text:style-name="P311">ddgen_filename_to_text_fields =</text:p>
            <text:p text:style-name="P311">ddgen_binary_to_text_field_pairs =</text:p>
            <text:p text:style-name="P311"/>
            <text:p text:style-name="P311"># -----------------------------------------------------------------------------</text:p>
            <text:p text:style-name="P311"># Source database example 3</text:p>
            <text:p text:style-name="P311"># -----------------------------------------------------------------------------</text:p>
            <text:p text:style-name="P311"/>
            <text:p text:style-name="P311">[camcops]</text:p>
            <text:p text:style-name="P311"># Example for the CamCOPS anonymisation staging database</text:p>
            <text:p text:style-name="P311"/>
            <text:p text:style-name="P311">url = mysql+mysqldb://username:password@127.0.0.1:3306/camcops_databasename?charset=utf8</text:p>
            <text:p text:style-name="P311"/>
            <text:p text:style-name="P311"># FOR EXAMPLE:</text:p>
            <text:p text:style-name="P311">ddgen_force_lower_case = True</text:p>
            <text:p text:style-name="P311">ddgen_per_table_pid_field = _patient_idnum1</text:p>
            <text:p text:style-name="P311">ddgen_pid_defining_fieldnames = _patient_idnum1</text:p>
            <text:p text:style-name="P311">ddgen_master_pid_fieldname = _patient_idnum2</text:p>
            <text:p text:style-name="P311"/>
            <text:p text:style-name="P311">ddgen_table_blacklist =</text:p>
            <text:p text:style-name="P311"/>
            <text:p text:style-name="P311">ddgen_field_blacklist = _patient_iddesc1</text:p>
            <text:p text:style-name="P311"><text:s text:c="4"/>_patient_idshortdesc1</text:p>
            <text:p text:style-name="P311"><text:s text:c="4"/>_patient_iddesc2</text:p>
            <text:p text:style-name="P311"><text:s text:c="4"/>_patient_idshortdesc2</text:p>
            <text:p text:style-name="P311"><text:s text:c="4"/>_patient_iddesc3</text:p>
            <text:p text:style-name="P311"><text:s text:c="4"/>_patient_idshortdesc3</text:p>
            <text:p text:style-name="P311"><text:s text:c="4"/>_patient_iddesc4</text:p>
            <text:p text:style-name="P311"><text:s text:c="4"/>_patient_idshortdesc4</text:p>
            <text:p text:style-name="P311"><text:s text:c="4"/>_patient_iddesc5</text:p>
            <text:p text:style-name="P311"><text:s text:c="4"/>_patient_idshortdesc5</text:p>
            <text:p text:style-name="P311"><text:s text:c="4"/>_patient_iddesc6</text:p>
            <text:p text:style-name="P311"><text:s text:c="4"/>_patient_idshortdesc6</text:p>
            <text:p text:style-name="P311"><text:s text:c="4"/>_patient_iddesc7</text:p>
            <text:p text:style-name="P311"><text:s text:c="4"/>_patient_idshortdesc7</text:p>
            <text:p text:style-name="P311"><text:s text:c="4"/>_patient_iddesc8</text:p>
            <text:p text:style-name="P311"><text:s text:c="4"/>_patient_idshortdesc8</text:p>
            <text:p text:style-name="P311"><text:s text:c="4"/>id</text:p>
            <text:p text:style-name="P311"><text:s text:c="4"/>patient_id</text:p>
            <text:p text:style-name="P311"><text:s text:c="4"/>_device</text:p>
            <text:p text:style-name="P311"><text:s text:c="4"/>_era</text:p>
            <text:p text:style-name="P311"><text:s text:c="4"/>_current</text:p>
            <text:p text:style-name="P311"><text:s text:c="4"/>_when_removed_exact</text:p>
            <text:p text:style-name="P311"><text:s text:c="4"/>_when_removed_batch_utc</text:p>
            <text:p text:style-name="P311"><text:s text:c="4"/>_removing_user</text:p>
            <text:p text:style-name="P311"><text:s text:c="4"/>_preserving_user</text:p>
            <text:p text:style-name="P311"><text:s text:c="4"/>_forcibly_preserved</text:p>
            <text:p text:style-name="P311"><text:s text:c="4"/>_predecessor_pk</text:p>
            <text:p text:style-name="P311"><text:s text:c="4"/>_successor_pk</text:p>
            <text:p text:style-name="P311"><text:s text:c="4"/>_manually_erased</text:p>
            <text:p text:style-name="P311"><text:s text:c="4"/>_manually_erased_at</text:p>
            <text:p text:style-name="P311"><text:s text:c="4"/>_manually_erasing_user</text:p>
            <text:p text:style-name="P311"><text:s text:c="4"/>_addition_pending</text:p>
            <text:p text:style-name="P311"><text:s text:c="4"/>_removal_pending</text:p>
            <text:p text:style-name="P311"><text:s text:c="4"/>_move_off_tablet</text:p>
            <text:p text:style-name="P311"/>
            <text:p text:style-name="P311">ddgen_pk_fields = _pk</text:p>
            <text:p text:style-name="P311">ddgen_constant_content = False</text:p>
            <text:p text:style-name="P311"/>
            <text:p text:style-name="P311">ddgen_scrubsrc_patient_fields = _patient_forename</text:p>
            <text:p text:style-name="P311"><text:s text:c="4"/>_patient_surname</text:p>
            <text:p text:style-name="P311"><text:s text:c="4"/>_patient_dob</text:p>
            <text:p text:style-name="P311"><text:s text:c="4"/>_patient_idnum1</text:p>
            <text:p text:style-name="P311"><text:s text:c="4"/>_patient_idnum2</text:p>
            <text:p text:style-name="P311"><text:s text:c="4"/>_patient_idnum3</text:p>
            <text:p text:style-name="P311"><text:s text:c="4"/>_patient_idnum4</text:p>
            <text:p text:style-name="P311"><text:s text:c="4"/>_patient_idnum5</text:p>
            <text:p text:style-name="P311"><text:s text:c="4"/>_patient_idnum6</text:p>
            <text:p text:style-name="P311"><text:s text:c="4"/>_patient_idnum7</text:p>
            <text:p text:style-name="P311"><text:s text:c="4"/>_patient_idnum8</text:p>
            <text:p text:style-name="P311"/>
            <text:p text:style-name="P311">ddgen_scrubsrc_thirdparty_fields =</text:p>
            <text:p text:style-name="P311"/>
            <text:p text:style-name="P311">ddgen_scrubmethod_code_fields =</text:p>
            <text:p text:style-name="P311">ddgen_scrubmethod_date_fields = _patient_dob</text:p>
            <text:p text:style-name="P311"><text:soft-page-break/>ddgen_scrubmethod_number_fields =</text:p>
            <text:p text:style-name="P311">ddgen_scrubmethod_phrase_fields =</text:p>
            <text:p text:style-name="P311"/>
            <text:p text:style-name="P311">ddgen_safe_fields_exempt_from_scrubbing = _device</text:p>
            <text:p text:style-name="P311"><text:s text:c="4"/>_era</text:p>
            <text:p text:style-name="P311"><text:s text:c="4"/>_when_added_exact</text:p>
            <text:p text:style-name="P311"><text:s text:c="4"/>_adding_user</text:p>
            <text:p text:style-name="P311"><text:s text:c="4"/>_when_removed_exact</text:p>
            <text:p text:style-name="P311"><text:s text:c="4"/>_removing_user</text:p>
            <text:p text:style-name="P311"><text:s text:c="4"/>_preserving_user</text:p>
            <text:p text:style-name="P311"><text:s text:c="4"/>_manually_erased_at</text:p>
            <text:p text:style-name="P311"><text:s text:c="4"/>_manually_erasing_user</text:p>
            <text:p text:style-name="P311"><text:s text:c="4"/>when_last_modified</text:p>
            <text:p text:style-name="P311"><text:s text:c="4"/>when_created</text:p>
            <text:p text:style-name="P311"><text:s text:c="4"/>when_firstexit</text:p>
            <text:p text:style-name="P311"><text:s text:c="4"/>clinician_specialty</text:p>
            <text:p text:style-name="P311"><text:s text:c="4"/>clinician_name</text:p>
            <text:p text:style-name="P311"><text:s text:c="4"/>clinician_post</text:p>
            <text:p text:style-name="P311"><text:s text:c="4"/>clinician_professional_registration</text:p>
            <text:p text:style-name="P311"><text:s text:c="4"/>clinician_contact_details</text:p>
            <text:p text:style-name="P311"># ... now some task-specific ones</text:p>
            <text:p text:style-name="P311"><text:s text:c="4"/>bdi_scale</text:p>
            <text:p text:style-name="P311"><text:s text:c="4"/>pause_start_time</text:p>
            <text:p text:style-name="P311"><text:s text:c="4"/>pause_end_time</text:p>
            <text:p text:style-name="P311"><text:s text:c="4"/>trial_start_time</text:p>
            <text:p text:style-name="P311"><text:s text:c="4"/>cue_start_time</text:p>
            <text:p text:style-name="P311"><text:s text:c="4"/>target_start_time</text:p>
            <text:p text:style-name="P311"><text:s text:c="4"/>detection_start_time</text:p>
            <text:p text:style-name="P311"><text:s text:c="4"/>iti_start_time</text:p>
            <text:p text:style-name="P311"><text:s text:c="4"/>iti_end_time</text:p>
            <text:p text:style-name="P311"><text:s text:c="4"/>trial_end_time</text:p>
            <text:p text:style-name="P311"><text:s text:c="4"/>response_time</text:p>
            <text:p text:style-name="P311"><text:s text:c="4"/>target_time</text:p>
            <text:p text:style-name="P311"><text:s text:c="4"/>choice_time</text:p>
            <text:p text:style-name="P311"><text:s text:c="4"/>discharge_date</text:p>
            <text:p text:style-name="P311"><text:s text:c="4"/>discharge_reason_code</text:p>
            <text:p text:style-name="P311"><text:s text:c="4"/>diagnosis_psych_1_icd10code</text:p>
            <text:p text:style-name="P311"><text:s text:c="4"/>diagnosis_psych_1_description</text:p>
            <text:p text:style-name="P311"><text:s text:c="4"/>diagnosis_psych_2_icd10code</text:p>
            <text:p text:style-name="P311"><text:s text:c="4"/>diagnosis_psych_2_description</text:p>
            <text:p text:style-name="P311"><text:s text:c="4"/>diagnosis_psych_3_icd10code</text:p>
            <text:p text:style-name="P311"><text:s text:c="4"/>diagnosis_psych_3_description</text:p>
            <text:p text:style-name="P311"><text:s text:c="4"/>diagnosis_psych_4_icd10code</text:p>
            <text:p text:style-name="P311"><text:s text:c="4"/>diagnosis_psych_4_description</text:p>
            <text:p text:style-name="P311"><text:s text:c="4"/>diagnosis_medical_1</text:p>
            <text:p text:style-name="P311"><text:s text:c="4"/>diagnosis_medical_2</text:p>
            <text:p text:style-name="P311"><text:s text:c="4"/>diagnosis_medical_3</text:p>
            <text:p text:style-name="P311"><text:s text:c="4"/>diagnosis_medical_4</text:p>
            <text:p text:style-name="P311"><text:s text:c="4"/>category_start_time</text:p>
            <text:p text:style-name="P311"><text:s text:c="4"/>category_response_time</text:p>
            <text:p text:style-name="P311"><text:s text:c="4"/>category_chosen</text:p>
            <text:p text:style-name="P311"><text:s text:c="4"/>gamble_fixed_option</text:p>
            <text:p text:style-name="P311"><text:s text:c="4"/>gamble_lottery_option_p</text:p>
            <text:p text:style-name="P311"><text:s text:c="4"/>gamble_lottery_option_q</text:p>
            <text:p text:style-name="P311"><text:s text:c="4"/>gamble_start_time</text:p>
            <text:p text:style-name="P311"><text:s text:c="4"/>gamble_response_time</text:p>
            <text:p text:style-name="P311"><text:s text:c="4"/>likelihood</text:p>
            <text:p text:style-name="P311"/>
            <text:p text:style-name="P311">ddgen_min_length_for_scrubbing = 4</text:p>
            <text:p text:style-name="P311"/>
            <text:p text:style-name="P311">ddgen_truncate_date_fields = _patient_dob</text:p>
            <text:p text:style-name="P311">ddgen_filename_to_text_fields =</text:p>
            <text:p text:style-name="P311">ddgen_binary_to_text_field_pairs =</text:p>
            <text:p text:style-name="P311"/>
            <text:p text:style-name="P311"/>
          </table:table-cell>
        </table:table-row>
      </table:table>
      <text:p text:style-name="P25"/>
      <text:p text:style-name="P51"/>
      <text:h text:style-name="P433" text:outline-level="2"><text:bookmark-start text:name="__RefHeading___Toc7131_1912352588"/><text:span text:style-name="T294">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15">crate_<text:span text:style-name="T282">anonymise</text:span>: options as of 2016-07-21</text:p>
            <text:p text:style-name="P316"/>
            <text:p text:style-name="P319">usage: crate_anonymise [-h] [-n] [--config CONFIG] [--verbose] [-r [REPORT]]</text:p>
            <text:p text:style-name="P319"><text:s text:c="23"/>[--chunksize [CHUNKSIZE]] [--process [PROCESS]]</text:p>
            <text:p text:style-name="P319"><text:s text:c="23"/>[--nprocesses [NPROCESSES]]</text:p>
            <text:p text:style-name="P319"><text:s text:c="23"/>[--processcluster PROCESSCLUSTER] [--draftdd]</text:p>
            <text:p text:style-name="P319"><text:s text:c="23"/>[--incrementaldd] [--debugscrubbers] [--savescrubbers]</text:p>
            <text:p text:style-name="P319"><text:s text:c="23"/>[--count] [--dropremake] [--optout]</text:p>
            <text:p text:style-name="P319"><text:s text:c="23"/>[--nonpatienttables] [--patienttables] [--index]</text:p>
            <text:p text:style-name="P319"><text:s text:c="23"/>[-i | -f] [--skipdelete] [--seed SEED] [--echo]</text:p>
            <text:p text:style-name="P319"><text:s text:c="23"/>[--checkextractor [CHECKEXTRACTOR [CHECKEXTRACTOR ...]]]</text:p>
            <text:p text:style-name="P319"/>
            <text:p text:style-name="P319">Database anonymiser. Version 0.17.0 (2016-07-05). By Rudolf Cardinal.</text:p>
            <text:p text:style-name="P319"/>
            <text:p text:style-name="P319">optional arguments:</text:p>
            <text:p text:style-name="P319"><text:s text:c="2"/>-h, --help <text:s text:c="11"/>show this help message and exit</text:p>
            <text:p text:style-name="P319"><text:s text:c="2"/>-n, --version <text:s text:c="8"/>show program's version number and exit</text:p>
            <text:p text:style-name="P319"><text:s text:c="2"/>--config CONFIG <text:s text:c="6"/>Config file (overriding environment variable</text:p>
            <text:p text:style-name="P319"><text:s text:c="24"/>CRATE_ANON_CONFIG)</text:p>
            <text:p text:style-name="P319"><text:s text:c="2"/>--verbose, -v <text:s text:c="8"/>Be verbose (use twice for extra verbosity)</text:p>
            <text:p text:style-name="P319"><text:s text:c="2"/>-r [REPORT], --report [REPORT]</text:p>
            <text:p text:style-name="P319"><text:s text:c="24"/>Report insert progress every n rows in verbose mode</text:p>
            <text:p text:style-name="P319"><text:s text:c="24"/>(default 100000)</text:p>
            <text:p text:style-name="P319"><text:s text:c="2"/>--chunksize [CHUNKSIZE]</text:p>
            <text:p text:style-name="P319"><text:s text:c="24"/>Number of records copied in a chunk when copying PKs</text:p>
            <text:p text:style-name="P319"><text:s text:c="24"/>from one database to another (default 1000000)</text:p>
            <text:p text:style-name="P319"><text:s text:c="2"/>--process [PROCESS] <text:s text:c="2"/>For multiprocess patient-table mode: specify process</text:p>
            <text:p text:style-name="P319"><text:s text:c="24"/>number</text:p>
            <text:p text:style-name="P319"><text:s text:c="2"/>--nprocesses [NPROCESSES]</text:p>
            <text:p text:style-name="P319"><text:s text:c="24"/>For multiprocess patient-table mode: specify total</text:p>
            <text:p text:style-name="P319"><text:s text:c="24"/>number of processes (launched somehow, of which this</text:p>
            <text:p text:style-name="P319"><text:s text:c="24"/>is to be one)</text:p>
            <text:p text:style-name="P319"><text:s text:c="2"/>--processcluster PROCESSCLUSTER</text:p>
            <text:p text:style-name="P319"><text:s text:c="24"/>Process cluster name</text:p>
            <text:p text:style-name="P319"><text:s text:c="2"/>--draftdd <text:s text:c="12"/>Print a draft data dictionary</text:p>
            <text:p text:style-name="P319"><text:s text:c="2"/>--incrementaldd <text:s text:c="6"/>Print an INCREMENTAL draft data dictionary</text:p>
            <text:p text:style-name="P319"><text:s text:c="2"/>--debugscrubbers <text:s text:c="5"/>Report sensitive scrubbing information, for debugging</text:p>
            <text:p text:style-name="P319"><text:s text:c="2"/>--savescrubbers <text:s text:c="6"/>Saves sensitive scrubbing information in admin</text:p>
            <text:p text:style-name="P319"><text:s text:c="24"/>database, for debugging</text:p>
            <text:p text:style-name="P319"><text:s text:c="2"/>--count <text:s text:c="14"/>Count records in source/destination databases, then</text:p>
            <text:p text:style-name="P319"><text:s text:c="24"/>stop</text:p>
            <text:p text:style-name="P319"><text:s text:c="2"/>--dropremake <text:s text:c="9"/>Drop/remake destination tables, then stop</text:p>
            <text:p text:style-name="P319"><text:s text:c="2"/>--optout <text:s text:c="13"/>Build opt-out list, then stop</text:p>
            <text:p text:style-name="P319"><text:s text:c="2"/>--nonpatienttables <text:s text:c="3"/>Process non-patient tables only</text:p>
            <text:p text:style-name="P319"><text:s text:c="2"/>--patienttables <text:s text:c="6"/>Process patient tables only</text:p>
            <text:p text:style-name="P319"><text:s text:c="2"/>--index <text:s text:c="14"/>Create indexes only</text:p>
            <text:p text:style-name="P319"><text:s text:c="2"/>-i, --incremental <text:s text:c="4"/>Process only new/changed information, where possible</text:p>
            <text:p text:style-name="P319"><text:s text:c="24"/>(* default)</text:p>
            <text:p text:style-name="P319"><text:s text:c="2"/>-f, --full <text:s text:c="11"/>Drop and remake everything</text:p>
            <text:p text:style-name="P319"><text:s text:c="2"/>--skipdelete <text:s text:c="9"/>For incremental updates, Skip deletion of rows present</text:p>
            <text:p text:style-name="P319"><text:s text:c="24"/>in the destination but not the source</text:p>
            <text:p text:style-name="P319"><text:s text:c="2"/>--seed SEED <text:s text:c="10"/>String to use as the basis of the seed for the random</text:p>
            <text:p text:style-name="P319"><text:s text:c="24"/>number generator used for the transient integer RID</text:p>
            <text:p text:style-name="P319"><text:s text:c="24"/>(TRID). Leave blank to use the default seed (system</text:p>
            <text:p text:style-name="P319"><text:s text:c="24"/>time).</text:p>
            <text:p text:style-name="P319"><text:s text:c="2"/>--echo <text:s text:c="15"/>Echo SQL</text:p>
            <text:p text:style-name="P319"><text:s text:c="2"/>--checkextractor [CHECKEXTRACTOR [CHECKEXTRACTOR ...]]</text:p>
            <text:p text:style-name="P319"><text:s text:c="24"/>File extensions to check for availability of a text</text:p>
            <text:p text:style-name="P319"><text:s text:c="24"/>extractor (use a '.' prefix, and use the special</text:p>
            <text:p text:style-name="P319"><text:s text:c="24"/>extension 'None' to check the fallback processor</text:p>
          </table:table-cell>
        </table:table-row>
      </table:table>
      <text:p text:style-name="P314"/>
      <text:h text:style-name="P425" text:outline-level="2"/>
      <text:h text:style-name="P433" text:outline-level="2"><text:bookmark-start text:name="__RefHeading___Toc7133_1912352588"/><text:span text:style-name="T294">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15">crate_<text:span text:style-name="T282">anonymise_multiprocess</text:span>: options as of 2016-07-21</text:p>
            <text:p text:style-name="P317"/>
            <text:p text:style-name="P321">usage: crate_anonymise_multiprocess [-h] [--config CONFIG] [-i | -f]</text:p>
            <text:p text:style-name="P321"><text:s text:c="36"/>[--nproc [NPROC]] [--verbose] [--echo]</text:p>
            <text:p text:style-name="P321"/>
            <text:p text:style-name="P321">Runs the CRATE anonymiser in parallel. Version 0.17.0 (2016-07-05).</text:p>
            <text:p text:style-name="P321"/>
            <text:p text:style-name="P321">optional arguments:</text:p>
            <text:p text:style-name="P321"><text:s text:c="2"/>-h, --help <text:s text:c="11"/>show this help message and exit</text:p>
            <text:p text:style-name="P321"><text:s text:c="2"/>--config CONFIG <text:s text:c="6"/>Config file (overriding environment variable</text:p>
            <text:p text:style-name="P321"><text:s text:c="24"/>CRATE_ANON_CONFIG)</text:p>
            <text:p text:style-name="P321"><text:s text:c="2"/>-i, --incremental <text:s text:c="4"/>Process only new/changed information, where possible</text:p>
            <text:p text:style-name="P321"><text:s text:c="24"/>(* default)</text:p>
            <text:p text:style-name="P321"><text:s text:c="2"/>-f, --full <text:s text:c="11"/>Drop and remake everything</text:p>
            <text:p text:style-name="P321"><text:s text:c="2"/>--nproc [NPROC], -n [NPROC]</text:p>
            <text:p text:style-name="P321"><text:s text:c="24"/>Number of processes (default: 8)</text:p>
            <text:p text:style-name="P321"><text:s text:c="2"/>--verbose, -v <text:s text:c="8"/>Be verbose (use twice for extra verbosity)</text:p>
            <text:p text:style-name="P321"><text:s text:c="2"/>--echo <text:s text:c="15"/>Echo SQL</text:p>
          </table:table-cell>
        </table:table-row>
      </table:table>
      <text:p text:style-name="P38"><text:span text:style-name="Code_5f_inline"><text:span text:style-name="T54"/></text:span></text:p>
      <text:h text:style-name="P346" text:outline-level="1"><text:bookmark-start text:name="__RefHeading___Toc8825_1172218664"/>The NLP manager<text:bookmark-end text:name="__RefHeading___Toc8825_1172218664"/></text:h>
      <text:p text:style-name="P54"/>
      <text:h text:style-name="Heading_20_2" text:outline-level="2"><text:bookmark-start text:name="__RefHeading___Toc6242_1570332519"/>Configuring the NLP manager<text:bookmark-end text:name="__RefHeading___Toc6242_1570332519"/></text:h>
      <text:p text:style-name="P26">Create a demo config with</text:p>
      <text:p text:style-name="P73"><text:span text:style-name="Code_5f_inline"><text:tab/>crate_nlp --democonfig &gt; mynlpconfig.ini</text:span></text:p>
      <text:p text:style-name="P26">Read and edit it. Make it point to other necessary things, like your GATE installation. Then make the CRATE_NLP_CONFIG environment variable point to your NLP config file. You can then do:</text:p>
      <text:p text:style-name="P73"><text:span text:style-name="Code_5f_inline"><text:tab/>crate_nlp --incremental NLP_NAME</text:span></text:p>
      <text:p text:style-name="P73"><text:span text:style-name="Code_5f_inline"><text:tab/>crate_nlp --full NLP_NAME</text:span></text:p>
      <text:p text:style-name="P73"><text:span text:style-name="Code_5f_inline"><text:tab/>crate_nlp_multiprocess --incremental NLP_NAME</text:span></text:p>
      <text:p text:style-name="P73"><text:span text:style-name="Code_5f_inline"><text:tab/>crate_nlp_multiprocess --full NLP_NAME</text:span></text:p>
      <text:p text:style-name="P26">where NLP_NAME is something you’ve configured in the config (q.v.; e.g. a drug-parsing NLP program or the GATE demonstration name/location NLP app). Use</text:p>
      <text:p text:style-name="P312"><text:span text:style-name="Code_5f_inline"><text:tab/>crate_nlp --help</text:span></text:p>
      <text:p text:style-name="P27"><text:span text:style-name="Code_5f_inline"><text:span text:style-name="T89">for more help.</text:span></text:span></text:p>
      <text:p text:style-name="P71"/>
      <text:h text:style-name="P334" text:outline-level="1"/>
      <text:h text:style-name="P424" text:outline-level="2"><text:bookmark-start text:name="__RefHeading___Toc6244_1570332519"/>Specimen NLP config file<text:bookmark-end text:name="__RefHeading___Toc6244_1570332519"/></text:h>
      <text:p text:style-name="P53">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10"># Configuration file for CRATE NLP manager (crate_nlp).</text:p>
            <text:p text:style-name="P310"/>
            <text:p text:style-name="P310"># =============================================================================</text:p>
            <text:p text:style-name="P310"># Overview</text:p>
            <text:p text:style-name="P310"># =============================================================================</text:p>
            <text:p text:style-name="P310"># - NOTE THAT THE FOLLOWING FIELDNAMES ARE USED AS STANDARD, AND WILL BE</text:p>
            <text:p text:style-name="P310"># <text:s text:c="2"/>AUTOCREATED:</text:p>
            <text:p text:style-name="P310">#</text:p>
            <text:p text:style-name="P310"># <text:s text:c="2"/>From nlp_manager.py:</text:p>
            <text:p text:style-name="P310"># <text:s text:c="6"/>_pk <text:s text:c="8"/>INT <text:s text:c="12"/>PK within this table.</text:p>
            <text:p text:style-name="P310"># <text:s text:c="6"/>_srcdb <text:s text:c="5"/>VARCHAR(64) <text:s text:c="4"/>Source database name</text:p>
            <text:p text:style-name="P310"># <text:s text:c="6"/>_srctable <text:s text:c="2"/>VARCHAR(64) <text:s text:c="8"/>Source table name</text:p>
            <text:p text:style-name="P310"># <text:s text:c="6"/>_srcpkfield VARCHAR(64) <text:s text:c="8"/>Source primary key (PK) field name</text:p>
            <text:p text:style-name="P310"># <text:s text:c="6"/>_srcpkval <text:s text:c="2"/>INT <text:s text:c="12"/>Source PK value</text:p>
            <text:p text:style-name="P310"># <text:s text:c="6"/>_srcfield <text:s text:c="2"/>VARCHAR(64) <text:s text:c="8"/>Source field containing text content</text:p>
            <text:p text:style-name="P310">#</text:p>
            <text:p text:style-name="P310"># <text:s text:c="2"/>From CrateGatePipeline.java:</text:p>
            <text:p text:style-name="P310"># <text:s text:c="6"/>_type <text:s text:c="6"/>VARCHAR <text:s text:c="4"/>Annotation type name (e.g. 'Person')</text:p>
            <text:p text:style-name="P310"># <text:s text:c="6"/>_id <text:s text:c="8"/>INT <text:s text:c="8"/>Annotation ID, from GATE. Not clear that this</text:p>
            <text:p text:style-name="P310"># <text:s text:c="30"/>is particularly useful.</text:p>
            <text:p text:style-name="P310"># <text:s text:c="6"/>_start <text:s text:c="5"/>INT <text:s text:c="8"/>Start position in the content</text:p>
            <text:p text:style-name="P310"># <text:s text:c="6"/>_end <text:s text:c="7"/>INT <text:s text:c="8"/>End position in the content</text:p>
            <text:p text:style-name="P310"># <text:s text:c="6"/>_content <text:s text:c="3"/>TEXT <text:s text:c="7"/>Full content marked as relevant. (Not the</text:p>
            <text:p text:style-name="P310"># <text:s text:c="30"/>entire content of the source field.)</text:p>
            <text:p text:style-name="P310"># <text:s text:c="30"/>(You don't have to keep this!)</text:p>
            <text:p text:style-name="P310">#</text:p>
            <text:p text:style-name="P310"># <text:s text:c="2"/>The length of the VARCHAR fields is set by the MAX_SQL_FIELD_LEN constant.</text:p>
            <text:p text:style-name="P310">#</text:p>
            <text:p text:style-name="P310"># <text:s text:c="2"/>Then individual GATE annotation systems might add their own fields.</text:p>
            <text:p text:style-name="P310"># <text:s text:c="2"/>For example, the ANNIE example has a "Person" annotation.</text:p>
            <text:p text:style-name="P310">#</text:p>
            <text:p text:style-name="P310"># - Output type section names MUST be in lower case (and output types will be</text:p>
            <text:p text:style-name="P310"># <text:s text:c="2"/>converted to lower case internally on receipt from the NLP program).</text:p>
            <text:p text:style-name="P310"/>
            <text:p text:style-name="P310"># =============================================================================</text:p>
            <text:p text:style-name="P310"># Individual NLP definitions</text:p>
            <text:p text:style-name="P310"># - referred to by the nlp_manager.py's command-line arguments</text:p>
            <text:p text:style-name="P310"># =============================================================================</text:p>
            <text:p text:style-name="P310"/>
            <text:p text:style-name="P310">[MY_NAME_LOCATION_NLP]</text:p>
            <text:p text:style-name="P310"><text:soft-page-break/></text:p>
            <text:p text:style-name="P310"># -----------------------------------------------------------------------------</text:p>
            <text:p text:style-name="P310"># Input is from one or more source databases/tables/fields.</text:p>
            <text:p text:style-name="P310"># This list refers to config sections that define those fields in more detail.</text:p>
            <text:p text:style-name="P310"># -----------------------------------------------------------------------------</text:p>
            <text:p text:style-name="P310"/>
            <text:p text:style-name="P310">inputfielddefs =</text:p>
            <text:p text:style-name="P310"><text:s text:c="4"/>INPUT_FIELD_CLINICAL_DOCUMENTS</text:p>
            <text:p text:style-name="P310"><text:s text:c="4"/>INPUT_FIELD_PROGRESS_NOTES</text:p>
            <text:p text:style-name="P310"><text:s text:c="4"/>...</text:p>
            <text:p text:style-name="P310"/>
            <text:p text:style-name="P310"># -----------------------------------------------------------------------------</text:p>
            <text:p text:style-name="P310"># The output's _type parameter is used to look up possible destination tables</text:p>
            <text:p text:style-name="P310"># (in case-insensitive fashion). What follows is a list of pairs: the first</text:p>
            <text:p text:style-name="P310"># item is the annotation type coming out of the GATE system, and the second is</text:p>
            <text:p text:style-name="P310"># the output type section defined in this file.</text:p>
            <text:p text:style-name="P310"># -----------------------------------------------------------------------------</text:p>
            <text:p text:style-name="P310"/>
            <text:p text:style-name="P310">outputtypemap =</text:p>
            <text:p text:style-name="P310"><text:s text:c="4"/>person output_person</text:p>
            <text:p text:style-name="P310"><text:s text:c="4"/>location output_location</text:p>
            <text:p text:style-name="P310"/>
            <text:p text:style-name="P310"># -----------------------------------------------------------------------------</text:p>
            <text:p text:style-name="P310"># NLP is done by an external program.</text:p>
            <text:p text:style-name="P310"># Here we specify a program and associated arguments. The example shows how to</text:p>
            <text:p text:style-name="P310"># use Java to launch a specific Java program (CrateGatePipeline), having set</text:p>
            <text:p text:style-name="P310"># a path to find other Java classes, and then to pass arguments to the program</text:p>
            <text:p text:style-name="P310"># itself.</text:p>
            <text:p text:style-name="P310"># -----------------------------------------------------------------------------</text:p>
            <text:p text:style-name="P310"># Substitutable parameters:</text:p>
            <text:p text:style-name="P310"># <text:s text:c="2"/>{X} <text:s text:c="8"/>Substitutes variable X from the environment.</text:p>
            <text:p text:style-name="P310"># <text:s text:c="2"/>{NLPLOGTAG} Additional environment variable that indicates the process</text:p>
            <text:p text:style-name="P310"># <text:s text:c="14"/>being run; used to label the output from CrateGatePipeline.</text:p>
            <text:p text:style-name="P310"/>
            <text:p text:style-name="P310">progenvsection = MY_ENV_SECTION</text:p>
            <text:p text:style-name="P310"/>
            <text:p text:style-name="P310">progargs = java</text:p>
            <text:p text:style-name="P310"><text:s text:c="4"/>-classpath "{NLPPROGDIR}":"{GATEDIR}/bin/gate.jar":"{GATEDIR}/lib/*"</text:p>
            <text:p text:style-name="P310"><text:s text:c="4"/>CrateGatePipeline</text:p>
            <text:p text:style-name="P310"><text:s text:c="4"/>-g "{GATEDIR}/plugins/ANNIE/ANNIE_with_defaults.gapp"</text:p>
            <text:p text:style-name="P310"><text:s text:c="4"/>-a Person</text:p>
            <text:p text:style-name="P310"><text:s text:c="4"/>-a Location</text:p>
            <text:p text:style-name="P310"><text:s text:c="4"/>-it END_OF_TEXT_FOR_NLP</text:p>
            <text:p text:style-name="P310"><text:s text:c="4"/>-ot END_OF_NLP_OUTPUT_RECORD</text:p>
            <text:p text:style-name="P310"><text:s text:c="4"/>-lt {NLPLOGTAG}</text:p>
            <text:p text:style-name="P310"><text:s text:c="4"/>-v -v</text:p>
            <text:p text:style-name="P310"/>
            <text:p text:style-name="P310"># ... to which the text will be passed via stdin</text:p>
            <text:p text:style-name="P310"># ... and the result will be expected via stdout, as a set of TSV</text:p>
            <text:p text:style-name="P310"># <text:s text:c="4"/>lines corresponding to the fields in destfields below</text:p>
            <text:p text:style-name="P310"/>
            <text:p text:style-name="P310"># NOTE IN PARTICULAR:</text:p>
            <text:p text:style-name="P310"># - Use double quotes to encapsulate any filename that may have spaces within</text:p>
            <text:p text:style-name="P310"># <text:s text:c="2"/>it (e.g. C:/Program Files/...).</text:p>
            <text:p text:style-name="P310"># - Use a forward slash director separator, even under Windows.</text:p>
            <text:p text:style-name="P310"># - Under Windows, use a semicolon to separate parts of the Java classpath.</text:p>
            <text:p text:style-name="P310"># <text:s text:c="2"/>Under Linux, use a colon.</text:p>
            <text:p text:style-name="P310"/>
            <text:p text:style-name="P310"># -----------------------------------------------------------------------------</text:p>
            <text:p text:style-name="P310"># The external program is slow, because NLP is slow. Therefore, we set up the</text:p>
            <text:p text:style-name="P310"># external program and use it repeatedly for a whole bunch of text. Individual</text:p>
            <text:p text:style-name="P310"># pieces of text are sent to it (via its stdin). We finish our piece of text</text:p>
            <text:p text:style-name="P310"># with a delimiter, which should (a) be specified in the -it parameter above,</text:p>
            <text:p text:style-name="P310"># and (b) be set below, TO THE SAME VALUE. The external program should return a</text:p>
            <text:p text:style-name="P310"># TSV-delimited set of field/value pairs, like this:</text:p>
            <text:p text:style-name="P310">#</text:p>
            <text:p text:style-name="P310"># <text:s text:c="6"/>field1<text:tab/>value1<text:tab/>field2<text:tab/>value2...</text:p>
            <text:p text:style-name="P310"># <text:s text:c="6"/>field1<text:tab/>value3<text:tab/>field2<text:tab/>value4...</text:p>
            <text:p text:style-name="P310"># <text:s text:c="6"/>...</text:p>
            <text:p text:style-name="P310"># <text:s text:c="6"/>TERMINATOR</text:p>
            <text:p text:style-name="P310">#</text:p>
            <text:p text:style-name="P310"># ... where TERMINATOR is something that you (a) specify with the -ot parameter</text:p>
            <text:p text:style-name="P310"># above, and (b) set below, TO THE SAME VALUE.</text:p>
            <text:p text:style-name="P310"># -----------------------------------------------------------------------------</text:p>
            <text:p text:style-name="P310"/>
            <text:p text:style-name="P310"><text:soft-page-break/>input_terminator = END_OF_TEXT_FOR_NLP</text:p>
            <text:p text:style-name="P310">output_terminator = END_OF_NLP_OUTPUT_RECORD</text:p>
            <text:p text:style-name="P310"/>
            <text:p text:style-name="P310"># -----------------------------------------------------------------------------</text:p>
            <text:p text:style-name="P310"># If the external program leaks memory, you may wish to cap the number of uses</text:p>
            <text:p text:style-name="P310"># before it's restarted. Specify the max_external_prog_uses option if so.</text:p>
            <text:p text:style-name="P310"># Specify 0 or omit the option entirely to ignore this.</text:p>
            <text:p text:style-name="P310"># -----------------------------------------------------------------------------</text:p>
            <text:p text:style-name="P310"/>
            <text:p text:style-name="P310"># max_external_prog_uses = 1000</text:p>
            <text:p text:style-name="P310"/>
            <text:p text:style-name="P310"># -----------------------------------------------------------------------------</text:p>
            <text:p text:style-name="P310"># To allow incremental updates, information is stored in a progress table.</text:p>
            <text:p text:style-name="P310"># -----------------------------------------------------------------------------</text:p>
            <text:p text:style-name="P310"/>
            <text:p text:style-name="P310">progressdb = MY_DESTINATION_DATABASE</text:p>
            <text:p text:style-name="P310">hashphrase = doesnotmatter</text:p>
            <text:p text:style-name="P310"/>
            <text:p text:style-name="P310"># =============================================================================</text:p>
            <text:p text:style-name="P310"># Environment variable definitions (for external program, and progargs).</text:p>
            <text:p text:style-name="P310"># The environment will start by inheriting the parent environment, then add</text:p>
            <text:p text:style-name="P310"># variables here. Keys are case-sensitive</text:p>
            <text:p text:style-name="P310"># =============================================================================</text:p>
            <text:p text:style-name="P310"/>
            <text:p text:style-name="P310">[MY_ENV_SECTION]</text:p>
            <text:p text:style-name="P310"/>
            <text:p text:style-name="P310">GATEDIR = /home/myuser/GATE_Developer_8.0</text:p>
            <text:p text:style-name="P310">NLPPROGDIR = /home/myuser/somewhere/crate_anon/nlp_manager/compiled_nlp_classes</text:p>
            <text:p text:style-name="P310"/>
            <text:p text:style-name="P310"># =============================================================================</text:p>
            <text:p text:style-name="P310"># Output types</text:p>
            <text:p text:style-name="P310"># =============================================================================</text:p>
            <text:p text:style-name="P310"/>
            <text:p text:style-name="P310">[output_person]</text:p>
            <text:p text:style-name="P310"/>
            <text:p text:style-name="P310"># -----------------------------------------------------------------------------</text:p>
            <text:p text:style-name="P310"># The output is defined here. See the list of common fields above.</text:p>
            <text:p text:style-name="P310"># Define your table's output fields below. The destfields list contains</text:p>
            <text:p text:style-name="P310"># (fieldname, datatype) pairs.</text:p>
            <text:p text:style-name="P310"># Anything from the output that matches what's below (in case-insensitive</text:p>
            <text:p text:style-name="P310"># fashion) will be kept, and anything else will be discarded.</text:p>
            <text:p text:style-name="P310"># Similarly, if any fields below are present in the 'copyfields' from the</text:p>
            <text:p text:style-name="P310"># source, they will be copied.</text:p>
            <text:p text:style-name="P310"># -----------------------------------------------------------------------------</text:p>
            <text:p text:style-name="P310"/>
            <text:p text:style-name="P310">destdb = MY_DESTINATION_DATABASE</text:p>
            <text:p text:style-name="P310">desttable = PERSON</text:p>
            <text:p text:style-name="P310">destfields =</text:p>
            <text:p text:style-name="P310"><text:s text:c="4"/>_type <text:s text:c="6"/>VARCHAR(64)</text:p>
            <text:p text:style-name="P310"><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firstname <text:s text:c="2"/>VARCHAR(100)</text:p>
            <text:p text:style-name="P310"><text:s text:c="4"/>surname <text:s text:c="4"/>VARCHAR(100)</text:p>
            <text:p text:style-name="P310"><text:s text:c="4"/>gender <text:s text:c="5"/>VARCHAR(7)</text:p>
            <text:p text:style-name="P310"><text:s text:c="4"/>kind <text:s text:c="7"/>VARCHAR(100)</text:p>
            <text:p text:style-name="P310"><text:s text:c="4"/>RID_FIELD <text:s text:c="2"/>VARCHAR(64)</text:p>
            <text:p text:style-name="P310"><text:s text:c="4"/>TRID_FIELD <text:s/>INT</text:p>
            <text:p text:style-name="P310"/>
            <text:p text:style-name="P310"># ... longest gender: "unknown" (7)</text:p>
            <text:p text:style-name="P310"/>
            <text:p text:style-name="P310">indexdefs =</text:p>
            <text:p text:style-name="P310"><text:s text:c="4"/>firstname <text:s text:c="2"/>64</text:p>
            <text:p text:style-name="P310"><text:s text:c="4"/>surname <text:s text:c="4"/>64</text:p>
            <text:p text:style-name="P310"/>
            <text:p text:style-name="P310"># ... a set of (indexed field, index length) pairs; length can be "None"</text:p>
            <text:p text:style-name="P310"/>
            <text:p text:style-name="P310">[output_location]</text:p>
            <text:p text:style-name="P310"/>
            <text:p text:style-name="P310">destdb = MY_DESTINATION_DATABASE</text:p>
            <text:p text:style-name="P310">desttable = LOCATION</text:p>
            <text:p text:style-name="P310">destfields =</text:p>
            <text:p text:style-name="P310"><text:s text:c="4"/>_type <text:s text:c="6"/>VARCHAR(64)</text:p>
            <text:p text:style-name="P310"><text:soft-page-break/><text:s text:c="4"/>_id <text:s text:c="8"/>INT</text:p>
            <text:p text:style-name="P310"><text:s text:c="4"/>_start <text:s text:c="5"/>INT</text:p>
            <text:p text:style-name="P310"><text:s text:c="4"/>_end <text:s text:c="7"/>INT</text:p>
            <text:p text:style-name="P310"><text:s text:c="4"/>_content <text:s text:c="3"/>TEXT</text:p>
            <text:p text:style-name="P310"><text:s text:c="4"/>rule <text:s text:c="7"/>VARCHAR(100)</text:p>
            <text:p text:style-name="P310"><text:s text:c="4"/>loctype <text:s text:c="4"/>VARCHAR(100)</text:p>
            <text:p text:style-name="P310"><text:s text:c="4"/>RID_FIELD <text:s text:c="2"/>VARCHAR(64)</text:p>
            <text:p text:style-name="P310"><text:s text:c="4"/>TRID_FIELD <text:s/>INT</text:p>
            <text:p text:style-name="P310"/>
            <text:p text:style-name="P310">indexdefs =</text:p>
            <text:p text:style-name="P310"><text:s text:c="4"/>rule <text:s text:c="3"/>100</text:p>
            <text:p text:style-name="P310"><text:s text:c="4"/>loctype 100</text:p>
            <text:p text:style-name="P310"/>
            <text:p text:style-name="P310"># =============================================================================</text:p>
            <text:p text:style-name="P310"># Input field definitions, referred to within the NLP definition, and cross-</text:p>
            <text:p text:style-name="P310"># referencing database definitions.</text:p>
            <text:p text:style-name="P310"># The 'copyfields' are optional.</text:p>
            <text:p text:style-name="P310"># =============================================================================</text:p>
            <text:p text:style-name="P310"/>
            <text:p text:style-name="P310">[INPUT_FIELD_CLINICAL_DOCUMENTS]</text:p>
            <text:p text:style-name="P310"/>
            <text:p text:style-name="P310">srcdb = MY_SOURCE_DATABASE</text:p>
            <text:p text:style-name="P310">srctable = EXTRACTED_CLINICAL_DOCUMENTS</text:p>
            <text:p text:style-name="P310">srcpkfield = DOCUMENT_PK</text:p>
            <text:p text:style-name="P310">srcfield = DOCUMENT_TEXT</text:p>
            <text:p text:style-name="P310">copyfields = RID_FIELD</text:p>
            <text:p text:style-name="P310"><text:s text:c="4"/>TRID_FIELD</text:p>
            <text:p text:style-name="P310"/>
            <text:p text:style-name="P310">[INPUT_FIELD_PROGRESS_NOTES]</text:p>
            <text:p text:style-name="P310"/>
            <text:p text:style-name="P310">srcdb = MY_SOURCE_DATABASE</text:p>
            <text:p text:style-name="P310">srctable = PROGRESS_NOTES</text:p>
            <text:p text:style-name="P310">srcpkfield = PN_PK</text:p>
            <text:p text:style-name="P310">srcfield = PN_TEXT</text:p>
            <text:p text:style-name="P310">copyfields = RID_FIELD</text:p>
            <text:p text:style-name="P310"><text:s text:c="4"/>TRID_FIELD</text:p>
            <text:p text:style-name="P310"/>
            <text:p text:style-name="P310"># =============================================================================</text:p>
            <text:p text:style-name="P310"># Database definitions, each in its own section</text:p>
            <text:p text:style-name="P310"># =============================================================================</text:p>
            <text:p text:style-name="P310"># Use SQLAlchemy URLs: http://docs.sqlalchemy.org/en/latest/core/engines.html</text:p>
            <text:p text:style-name="P310"/>
            <text:p text:style-name="P310">[MY_SOURCE_DATABASE]</text:p>
            <text:p text:style-name="P310"/>
            <text:p text:style-name="P310">url = mysql+mysqldb://anontest:XXX@127.0.0.1:3306/anonymous_output?charset=utf8</text:p>
            <text:p text:style-name="P310"/>
            <text:p text:style-name="P310">[MY_DESTINATION_DATABASE]</text:p>
            <text:p text:style-name="P310"/>
            <text:p text:style-name="P310">url = mysql+mysqldb://anontest:XXX@127.0.0.1:3306/anonymous_output?charset=utf8</text:p>
            <text:p text:style-name="P310"/>
          </table:table-cell>
        </table:table-row>
      </table:table>
      <text:p text:style-name="P54"/>
      <text:h text:style-name="P424" text:outline-level="2"><text:bookmark-start text:name="__RefHeading___Toc7145_1912352588"/><text:span text:style-name="T294">Command-line options: </text:span>crate_<text:span text:style-name="T296">nlp_buildjava</text:span><text:bookmark-end text:name="__RefHeading___Toc7145_1912352588"/></text:h>
      <text:p text:style-name="P75">Options as of 2016-07-21:</text:p>
      <table:table table:name="Table17" table:style-name="Table17">
        <table:table-column table:style-name="Table17.A"/>
        <table:table-row>
          <table:table-cell table:style-name="Table17.A1" office:value-type="string">
            <text:p text:style-name="P323">usage: crate_nlp_buildjava [-h] [--builddir BUILDDIR] [--gatedir GATEDIR]</text:p>
            <text:p text:style-name="P323"><text:s text:c="27"/>[--java JAVA] [--javac JAVAC] [--verbose]</text:p>
            <text:p text:style-name="P323"><text:s text:c="27"/>[--launch]</text:p>
            <text:p text:style-name="P323"/>
            <text:p text:style-name="P323">Compile Java classes for CRATE's interface to GATE</text:p>
            <text:p text:style-name="P323"/>
            <text:p text:style-name="P323">optional arguments:</text:p>
            <text:p text:style-name="P323"><text:s text:c="2"/>-h, --help <text:s text:c="10"/>show this help message and exit</text:p>
            <text:p text:style-name="P323"><text:s text:c="2"/>--builddir BUILDDIR <text:s/>Output directory for compiled .class files (default: /h</text:p>
            <text:p text:style-name="P323"><text:s text:c="23"/>ome/rudolf/Documents/code/crate/crate_anon/nlp_manager/</text:p>
            <text:p text:style-name="P323"><text:s text:c="23"/>compiled_nlp_classes)</text:p>
            <text:p text:style-name="P323"><text:s text:c="2"/>--gatedir GATEDIR <text:s text:c="3"/>Root directory of GATE installation (default:</text:p>
            <text:p text:style-name="P323"><text:s text:c="23"/>/home/rudolf/software/GATE_Developer_8.0)</text:p>
            <text:p text:style-name="P323"><text:s text:c="2"/>--java JAVA <text:s text:c="9"/>Java executable (default: java)</text:p>
            <text:p text:style-name="P323"><text:s text:c="2"/>--javac JAVAC <text:s text:c="7"/>Java compiler (default: javac)</text:p>
            <text:p text:style-name="P323"><text:s text:c="2"/>--verbose, -v <text:s text:c="7"/>Be verbose (use twice for extra verbosity)</text:p>
            <text:p text:style-name="P323"><text:s text:c="2"/>--launch <text:s text:c="12"/>Launch script in demonstration mode (without compiling</text:p>
            <text:p text:style-name="P323"><text:s text:c="23"/>it)</text:p>
          </table:table-cell>
        </table:table-row>
      </table:table>
      <text:p text:style-name="P39"><text:soft-page-break/><text:span text:style-name="Code_5f_inline"><text:span text:style-name="T55"/></text:span></text:p>
      <text:h text:style-name="P424" text:outline-level="2"><text:bookmark-start text:name="__RefHeading___Toc7135_1912352588"/><text:span text:style-name="T294">Command-line options: </text:span>crate_nlp<text:bookmark-end text:name="__RefHeading___Toc7135_1912352588"/></text:h>
      <text:p text:style-name="P75">Options as of 2016-07-26:</text:p>
      <table:table table:name="Table12" table:style-name="Table12">
        <table:table-column table:style-name="Table12.A"/>
        <table:table-row>
          <table:table-cell table:style-name="Table12.A1" office:value-type="string">
            <text:p text:style-name="P320">usage: crate_nlp [-h] [-n] [--config CONFIG] [--verbose] [--nlpname [NLPNAME]]</text:p>
            <text:p text:style-name="P320"><text:s text:c="17"/>[--process [PROCESS]] [--nprocesses [NPROCESSES]]</text:p>
            <text:p text:style-name="P320"><text:s text:c="17"/>[--processcluster PROCESSCLUSTER] [--democonfig] [-i | -f]</text:p>
            <text:p text:style-name="P320"><text:s text:c="17"/>[--dropremake] [--nlp] [--index] [--echo]</text:p>
            <text:p text:style-name="P320"/>
            <text:p text:style-name="P320">NLP manager. Version 0.17.0 (2016-07-26). By Rudolf Cardinal.</text:p>
            <text:p text:style-name="P320"/>
            <text:p text:style-name="P320">optional arguments:</text:p>
            <text:p text:style-name="P320"><text:s text:c="2"/>-h, --help <text:s text:c="11"/>show this help message and exit</text:p>
            <text:p text:style-name="P320"><text:s text:c="2"/>-n, --version <text:s text:c="8"/>show program's version number and exit</text:p>
            <text:p text:style-name="P320"><text:s text:c="2"/>--config CONFIG <text:s text:c="6"/>Config file (overriding environment variable</text:p>
            <text:p text:style-name="P320"><text:s text:c="24"/>CRATE_NLP_CONFIG)</text:p>
            <text:p text:style-name="P320"><text:s text:c="2"/>--verbose, -v <text:s text:c="8"/>Be verbose (use twice for extra verbosity)</text:p>
            <text:p text:style-name="P320"><text:s text:c="2"/>--nlpname [NLPNAME] <text:s text:c="2"/>NLP definition name (from config file)</text:p>
            <text:p text:style-name="P320"><text:s text:c="2"/>--process [PROCESS] <text:s text:c="2"/>For multiprocess patient-table mode: specify process</text:p>
            <text:p text:style-name="P320"><text:s text:c="24"/>number</text:p>
            <text:p text:style-name="P320"><text:s text:c="2"/>--nprocesses [NPROCESSES]</text:p>
            <text:p text:style-name="P320"><text:s text:c="24"/>For multiprocess patient-table mode: specify total</text:p>
            <text:p text:style-name="P320"><text:s text:c="24"/>number of processes (launched somehow, of which this</text:p>
            <text:p text:style-name="P320"><text:s text:c="24"/>is to be one)</text:p>
            <text:p text:style-name="P320"><text:s text:c="2"/>--processcluster PROCESSCLUSTER</text:p>
            <text:p text:style-name="P320"><text:s text:c="24"/>Process cluster name</text:p>
            <text:p text:style-name="P320"><text:s text:c="2"/>--democonfig <text:s text:c="9"/>Print a demo config file</text:p>
            <text:p text:style-name="P320"><text:s text:c="2"/>-i, --incremental <text:s text:c="4"/>Process only new/changed information, where possible</text:p>
            <text:p text:style-name="P320"><text:s text:c="24"/>(* default)</text:p>
            <text:p text:style-name="P320"><text:s text:c="2"/>-f, --full <text:s text:c="11"/>Drop and remake everything</text:p>
            <text:p text:style-name="P320"><text:s text:c="2"/>--dropremake <text:s text:c="9"/>Drop/remake destination tables only</text:p>
            <text:p text:style-name="P320"><text:s text:c="2"/>--nlp <text:s text:c="16"/>Perform NLP processing only</text:p>
            <text:p text:style-name="P320"><text:s text:c="2"/>--index <text:s text:c="14"/>Create indexes only</text:p>
            <text:p text:style-name="P320"><text:s text:c="2"/>--echo <text:s text:c="15"/>Echo SQL</text:p>
          </table:table-cell>
        </table:table-row>
      </table:table>
      <text:h text:style-name="P426" text:outline-level="2" text:is-list-header="true"/>
      <text:h text:style-name="P425" text:outline-level="2"/>
      <text:h text:style-name="P433" text:outline-level="2"><text:bookmark-start text:name="__RefHeading___Toc7137_1912352588"/><text:span text:style-name="T294">Command-line options: </text:span>crate_nlp_multiprocess<text:bookmark-end text:name="__RefHeading___Toc7137_1912352588"/></text:h>
      <text:p text:style-name="P75">Options as of 2016-07-26:</text:p>
      <table:table table:name="Table13" table:style-name="Table13">
        <table:table-column table:style-name="Table13.A"/>
        <table:table-row>
          <table:table-cell table:style-name="Table13.A1" office:value-type="string">
            <text:p text:style-name="P325">usage: crate_nlp_multiprocess [-h] [--config CONFIG] --nlpname NLPNAME</text:p>
            <text:p text:style-name="P325"><text:s text:c="30"/>[-i | -f] [--nproc [NPROC]] [--verbose] [--echo]</text:p>
            <text:p text:style-name="P325"/>
            <text:p text:style-name="P325">Runs the CRATE NLP manager in parallel. Version 0.17.0 (2016-07-26).</text:p>
            <text:p text:style-name="P325"/>
            <text:p text:style-name="P325">optional arguments:</text:p>
            <text:p text:style-name="P325"><text:s text:c="2"/>-h, --help <text:s text:c="11"/>show this help message and exit</text:p>
            <text:p text:style-name="P325"><text:s text:c="2"/>--config CONFIG <text:s text:c="6"/>Config file (overriding environment variable</text:p>
            <text:p text:style-name="P325"><text:s text:c="24"/>CRATE_NLP_CONFIG)</text:p>
            <text:p text:style-name="P325"><text:s text:c="2"/>--nlpname NLPNAME, -a NLPNAME</text:p>
            <text:p text:style-name="P325"><text:s text:c="24"/>NLP processing name, from the config file</text:p>
            <text:p text:style-name="P325"><text:s text:c="2"/>-i, --incremental <text:s text:c="4"/>Process only new/changed information, where possible</text:p>
            <text:p text:style-name="P325"><text:s text:c="24"/>(* default)</text:p>
            <text:p text:style-name="P325"><text:s text:c="2"/>-f, --full <text:s text:c="11"/>Drop and remake everything</text:p>
            <text:p text:style-name="P325"><text:s text:c="2"/>--nproc [NPROC], -n [NPROC]</text:p>
            <text:p text:style-name="P325"><text:s text:c="24"/>Number of processes (default: 8)</text:p>
            <text:p text:style-name="P325"><text:s text:c="2"/>--verbose, -v <text:s text:c="8"/>Be verbose (use twice for extra verbosity)</text:p>
            <text:p text:style-name="P325"><text:s text:c="2"/>--echo <text:s text:c="15"/>Echo SQL</text:p>
          </table:table-cell>
        </table:table-row>
      </table:table>
      <text:h text:style-name="P427" text:outline-level="2"/>
      <text:h text:style-name="P34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6">If you’ve i<text:span text:style-name="T204">nstalled the Debian package under Linux, read and follow the instructions at /usr/share/crate/instructions.txt.</text:span></text:p>
      <text:p text:style-name="P61">You’ll need to make a new (e.g. MySQL) database for the web front end, and an admin user with full access rights to it.</text:p>
      <text:p text:style-name="P62">Under Windows, <text:span text:style-name="T262">run the following in a suitable location.</text:span></text:p>
      <text:p text:style-name="P312">crate_print_demo_crateweb_config &gt; my_crateweb_config.py</text:p>
      <text:p text:style-name="P62"><text:span text:style-name="T262">Make sure this file is accessible only to you, as it will contain secrets. Edit it appropriately. </text:span>Make the CRATE_WEB_LOCAL_SETTINGS environment variable point to it.</text:p>
      <text:p text:style-name="P63">Now, create (or upgrade) the database structure:</text:p>
      <text:p text:style-name="P312">crate_django_manage migrate</text:p>
      <text:p text:style-name="P64">At this point, you should be able to run <text:span text:style-name="Code_5f_inline">crate_launch_cherrypy_server</text:span> and browse to http://127.0.0.1:8088/. You’ll also need to run</text:p>
      <text:p text:style-name="P312"><text:span text:style-name="T265">c</text:span>rate_django_manage <text:span text:style-name="T265">createsuperuser</text:span></text:p>
      <text:p text:style-name="P66"><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P312"><text:span text:style-name="T101">crate_launch_cherrypy_server --</text:span><text:span text:style-name="T102">help</text:span></text:p>
      <text:p text:style-name="P65">You can set an environment variable <text:bookmark-start text:name="__DdeLink__2694_1601783938"/>CRATE_CHERRYPY_ARGS<text:bookmark-end text:name="__DdeLink__2694_1601783938"/> and the arguments in this string will be appended to those passed to CherryPy. For example:</text:p>
      <text:p text:style-name="P312">CRATE_CHERRYPY_ARGS=--port 443 --ssl_certificate SSL_CERTIFICATE_FILE --ssl_private_key SSL_PRIVATE_KEY_FILE</text:p>
      <text:p text:style-name="P414">If your machine is already using port 443, you may need to use another (e.g. 8443).</text:p>
      <text:h text:style-name="P424" text:outline-level="2"><text:bookmark-start text:name="__RefHeading___Toc7161_1912352588"/><text:span text:style-name="T294">Command-line options: </text:span>crate_print_demo_<text:span text:style-name="T287">crateweb_config</text:span><text:bookmark-end text:name="__RefHeading___Toc7161_1912352588"/></text:h>
      <text:p text:style-name="P75">No options.</text:p>
      <text:h text:style-name="P424" text:outline-level="2"><text:bookmark-start text:name="__RefHeading___Toc6248_1570332519"/>Specimen <text:span text:style-name="T261">web front end </text:span>config file<text:bookmark-end text:name="__RefHeading___Toc6248_1570332519"/></text:h>
      <text:p text:style-name="P53">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11">"""</text:p>
            <text:p text:style-name="P311">Site-specific Django settings for CRATE web front end.</text:p>
            <text:p text:style-name="P311">Put the secret stuff here.</text:p>
            <text:p text:style-name="P311"/>
            <text:p text:style-name="P311">SPECIMEN FILE ONLY - edit to your own requirements.</text:p>
            <text:p text:style-name="P311">IT WILL NOT WORK until you've edited it.</text:p>
            <text:p text:style-name="P311">"""</text:p>
            <text:p text:style-name="P311"/>
            <text:p text:style-name="P311">import os</text:p>
            <text:p text:style-name="P311"/>
            <text:p text:style-name="P311">raise Exception(</text:p>
            <text:p text:style-name="P311"><text:s text:c="4"/>"Well done - CRATE has found your crate_local_settings.py file at {}. "</text:p>
            <text:p text:style-name="P311"><text:s text:c="4"/>"However, you need to configure it for your institution's set-up, and "</text:p>
            <text:p text:style-name="P311"><text:s text:c="4"/>"remove this line.".format(os.path.abspath(__file__)))</text:p>
            <text:p text:style-name="P311"/>
            <text:p text:style-name="P311"/>
            <text:p text:style-name="P311"># =============================================================================</text:p>
            <text:p text:style-name="P311"># Site URL configuration</text:p>
            <text:p text:style-name="P311"># =============================================================================</text:p>
            <text:p text:style-name="P311"/>
            <text:p text:style-name="P311">DJANGO_SITE_ROOT_ABSOLUTE_URL = "http://mymachine.mydomain" <text:s/># example for Apache <text:s/># noqa</text:p>
            <text:p text:style-name="P311"># DJANGO_SITE_ROOT_ABSOLUTE_URL = "http://localhost:8000" <text:s/># for the Django dev server <text:s/># noqa</text:p>
            <text:p text:style-name="P311"/>
            <text:p text:style-name="P311">FORCE_SCRIPT_NAME = ""</text:p>
            <text:p text:style-name="P311"># FORCE_SCRIPT_NAME = "/crate" <text:s/># example for CherryPy or Apache non-root hosting <text:s/># noqa</text:p>
            <text:p text:style-name="P311"><text:soft-page-break/></text:p>
            <text:p text:style-name="P311"># =============================================================================</text:p>
            <text:p text:style-name="P311"># Site security</text:p>
            <text:p text:style-name="P311"># =============================================================================</text:p>
            <text:p text:style-name="P311"/>
            <text:p text:style-name="P311"># FOR SECURITY:</text:p>
            <text:p text:style-name="P311"># See https://docs.djangoproject.com/en/1.8/howto/deployment/checklist/</text:p>
            <text:p text:style-name="P311"/>
            <text:p text:style-name="P311"># SECURITY WARNING: keep the secret key used in production secret!</text:p>
            <text:p text:style-name="P311">SECRET_KEY = 'aaaaaaaaaaaaaaaaaaaaaaaaaaaaaaaaaaaaaaaaaaaaaaaaaa' <text:s/># CHANGE THIS! <text:s/># noqa</text:p>
            <text:p text:style-name="P311"># Run crate_generate_new_django_secret_key to generate a new one.</text:p>
            <text:p text:style-name="P311"/>
            <text:p text:style-name="P311"># SECURITY WARNING: don't run with debug turned on in production!</text:p>
            <text:p text:style-name="P311">DEBUG = False</text:p>
            <text:p text:style-name="P311"># ... when False, note that static files must be served properly</text:p>
            <text:p text:style-name="P311"/>
            <text:p text:style-name="P311"/>
            <text:p text:style-name="P311"># noinspection PyUnusedLocal</text:p>
            <text:p text:style-name="P311">def always_show_toolbar(request):</text:p>
            <text:p text:style-name="P311"><text:s text:c="4"/>return True <text:s/># Always show toolbar, for debugging only.</text:p>
            <text:p text:style-name="P311"/>
            <text:p text:style-name="P311">if DEBUG:</text:p>
            <text:p text:style-name="P311"><text:s text:c="4"/>ALLOWED_HOSTS = []</text:p>
            <text:p text:style-name="P311"><text:s text:c="4"/>DEBUG_TOOLBAR_CONFIG = {</text:p>
            <text:p text:style-name="P311"><text:s text:c="8"/>'SHOW_TOOLBAR_CALLBACK': always_show_toolbar,</text:p>
            <text:p text:style-name="P311"><text:s text:c="4"/>}</text:p>
            <text:p text:style-name="P311">else:</text:p>
            <text:p text:style-name="P311"><text:s text:c="4"/>ALLOWED_HOSTS = ['*']</text:p>
            <text:p text:style-name="P311"/>
            <text:p text:style-name="P311"># =============================================================================</text:p>
            <text:p text:style-name="P311"># Celery configuration</text:p>
            <text:p text:style-name="P311"># =============================================================================</text:p>
            <text:p text:style-name="P311"/>
            <text:p text:style-name="P311"># Override BROKER_URL if you want.</text:p>
            <text:p text:style-name="P311"># This will allow you to use multiple virtual hosts, to host multiple</text:p>
            <text:p text:style-name="P311"># independent instances (in the unlikely event you'd wat to!)</text:p>
            <text:p text:style-name="P311"># See</text:p>
            <text:p text:style-name="P311"># <text:s text:c="2"/>http://stackoverflow.com/questions/12209652/multi-celery-projects-with-same-rabbitmq-broker-backend-process <text:s/># noqa</text:p>
            <text:p text:style-name="P311"># Similarly, override BROKER_URL to improve RabbitMQ security.</text:p>
            <text:p text:style-name="P311"/>
            <text:p text:style-name="P311"># =============================================================================</text:p>
            <text:p text:style-name="P311"># Database configuration</text:p>
            <text:p text:style-name="P311"># =============================================================================</text:p>
            <text:p text:style-name="P311"># https://docs.djangoproject.com/en/1.8/ref/settings/#databases</text:p>
            <text:p text:style-name="P311"/>
            <text:p text:style-name="P311">DATABASES = {</text:p>
            <text:p text:style-name="P311"><text:s text:c="4"/># -------------------------------------------------------------------------</text:p>
            <text:p text:style-name="P311"><text:s text:c="4"/># Django database for web site (inc. users, audit).</text:p>
            <text:p text:style-name="P311"><text:s text:c="4"/># -------------------------------------------------------------------------</text:p>
            <text:p text:style-name="P311"/>
            <text:p text:style-name="P311"><text:s text:c="4"/># Quick SQLite example:</text:p>
            <text:p text:style-name="P311"><text:s text:c="4"/># 'default': {</text:p>
            <text:p text:style-name="P311"><text:s text:c="4"/># <text:s text:c="4"/>'ENGINE': 'django.db.backends.sqlite3',</text:p>
            <text:p text:style-name="P311"><text:s text:c="4"/># <text:s text:c="4"/>'NAME': '/home/myuser/somewhere/crate_db.sqlite3',</text:p>
            <text:p text:style-name="P311"><text:s text:c="4"/># },</text:p>
            <text:p text:style-name="P311"/>
            <text:p text:style-name="P311"><text:s text:c="4"/># Quick MySQL example:</text:p>
            <text:p text:style-name="P311"><text:s text:c="4"/>'default': {</text:p>
            <text:p text:style-name="P311"><text:s text:c="8"/>'ENGINE': 'django.db.backends.mysql',</text:p>
            <text:p text:style-name="P311"><text:s text:c="8"/>'HOST': '127.0.0.1',</text:p>
            <text:p text:style-name="P311"><text:s text:c="8"/>'PORT': 3306, <text:s/># local</text:p>
            <text:p text:style-name="P311"><text:s text:c="8"/>'NAME': 'crate_db',</text:p>
            <text:p text:style-name="P311"><text:s text:c="8"/>'USER': 'someuser',</text:p>
            <text:p text:style-name="P311"><text:s text:c="8"/>'PASSWORD': 'somepassword',</text:p>
            <text:p text:style-name="P311"><text:s text:c="4"/>},</text:p>
            <text:p text:style-name="P311"/>
            <text:p text:style-name="P311"><text:s text:c="4"/># -------------------------------------------------------------------------</text:p>
            <text:p text:style-name="P311"><text:s text:c="4"/># Anonymised research database</text:p>
            <text:p text:style-name="P311"><text:s text:c="4"/># -------------------------------------------------------------------------</text:p>
            <text:p text:style-name="P311"><text:s text:c="4"/>'research': {</text:p>
            <text:p text:style-name="P311"><text:s text:c="8"/>'ENGINE': 'django.db.backends.mysql',</text:p>
            <text:p text:style-name="P311"><text:s text:c="8"/>'HOST': '127.0.0.1',</text:p>
            <text:p text:style-name="P311"><text:s text:c="8"/>'PORT': 3306, <text:s/># local</text:p>
            <text:p text:style-name="P311"><text:s text:c="8"/>'NAME': 'anonymous_output', <text:s/># will be the default schema; use None for no default schema <text:s/><text:soft-page-break/># noqa</text:p>
            <text:p text:style-name="P311"><text:s text:c="8"/>'USER': 'researcher',</text:p>
            <text:p text:style-name="P311"><text:s text:c="8"/>'PASSWORD': 'somepassword',</text:p>
            <text:p text:style-name="P311"><text:s text:c="4"/>},</text:p>
            <text:p text:style-name="P311"/>
            <text:p text:style-name="P311"><text:s text:c="4"/># -------------------------------------------------------------------------</text:p>
            <text:p text:style-name="P311"><text:s text:c="4"/># Secret database for RID/PID mapping</text:p>
            <text:p text:style-name="P311"><text:s text:c="4"/># -------------------------------------------------------------------------</text:p>
            <text:p text:style-name="P311"><text:s text:c="4"/>'secret': {</text:p>
            <text:p text:style-name="P311"><text:s text:c="8"/>'ENGINE': 'django.db.backends.mysql',</text:p>
            <text:p text:style-name="P311"><text:s text:c="8"/>'HOST': '127.0.0.1',</text:p>
            <text:p text:style-name="P311"><text:s text:c="8"/>'PORT': 3306,</text:p>
            <text:p text:style-name="P311"><text:s text:c="8"/>'NAME': 'anonymous_mapping',</text:p>
            <text:p text:style-name="P311"><text:s text:c="8"/>'USER': 'anonymiser_system',</text:p>
            <text:p text:style-name="P311"><text:s text:c="8"/>'PASSWORD': 'somepassword',</text:p>
            <text:p text:style-name="P311"><text:s text:c="4"/>},</text:p>
            <text:p text:style-name="P311"/>
            <text:p text:style-name="P311"><text:s text:c="4"/># -------------------------------------------------------------------------</text:p>
            <text:p text:style-name="P311"><text:s text:c="4"/># Others</text:p>
            <text:p text:style-name="P311"><text:s text:c="4"/># -------------------------------------------------------------------------</text:p>
            <text:p text:style-name="P311"/>
            <text:p text:style-name="P311"><text:s text:c="4"/># Optional: 'cpft_iapt'</text:p>
            <text:p text:style-name="P311"><text:s text:c="4"/># Optional: 'cpft_crs'</text:p>
            <text:p text:style-name="P311"><text:s text:c="4"/># Optional: 'cpft_rio'</text:p>
            <text:p text:style-name="P311"><text:s text:c="4"/># ... see keys of PATIENT_LOOKUP_DATABASES_CHOICES in core/constants.py</text:p>
            <text:p text:style-name="P311">}</text:p>
            <text:p text:style-name="P311"/>
            <text:p text:style-name="P311"># Database title</text:p>
            <text:p text:style-name="P311">RESEARCH_DB_TITLE = "My NHS Trust Research Database"</text:p>
            <text:p text:style-name="P311"/>
            <text:p text:style-name="P311"># Schemas to provide database structure info for, and details on how to</text:p>
            <text:p text:style-name="P311"># join within/between them (for the query builder).</text:p>
            <text:p text:style-name="P311"># - The first schema is the default selected in the query builder.</text:p>
            <text:p text:style-name="P311"># - WITHIN a database, tables will be autojoined on the trid_field.</text:p>
            <text:p text:style-name="P311"># - ACROSS databases, tables will be autojoined on the rid_field if they are in</text:p>
            <text:p text:style-name="P311"># <text:s text:c="2"/>the same rid_family (a non-False Python value, e.g. integers starting at</text:p>
            <text:p text:style-name="P311"># <text:s text:c="2"/>1), and on mrid_table.mrid_field otherwise.</text:p>
            <text:p text:style-name="P311">RESEARCH_DB_INFO = [</text:p>
            <text:p text:style-name="P311"><text:s text:c="4"/>{</text:p>
            <text:p text:style-name="P311"><text:s text:c="8"/>'schema': DATABASES['research']['NAME'], <text:s/># if it's not None!</text:p>
            <text:p text:style-name="P311"><text:s text:c="8"/># ... 'anonymous_output'</text:p>
            <text:p text:style-name="P311"><text:s text:c="8"/>'trid_field': 'trid',</text:p>
            <text:p text:style-name="P311"><text:s text:c="8"/>'rid_field': 'brcid',</text:p>
            <text:p text:style-name="P311"><text:s text:c="8"/>'rid_family': 1,</text:p>
            <text:p text:style-name="P311"><text:s text:c="8"/>'mrid_table': 'patients',</text:p>
            <text:p text:style-name="P311"><text:s text:c="8"/>'mrid_field': 'nhshash',</text:p>
            <text:p text:style-name="P311"><text:s text:c="4"/>},</text:p>
            <text:p text:style-name="P311"><text:s text:c="4"/># {</text:p>
            <text:p text:style-name="P311"><text:s text:c="4"/># <text:s text:c="4"/>'schema': 'similar_database',</text:p>
            <text:p text:style-name="P311"><text:s text:c="4"/># <text:s text:c="4"/>'trid_field': 'trid',</text:p>
            <text:p text:style-name="P311"><text:s text:c="4"/># <text:s text:c="4"/>'rid_field': 'same_rid',</text:p>
            <text:p text:style-name="P311"><text:s text:c="4"/># <text:s text:c="4"/>'rid_family': 1,</text:p>
            <text:p text:style-name="P311"><text:s text:c="4"/># <text:s text:c="4"/>'mrid_table': None,</text:p>
            <text:p text:style-name="P311"><text:s text:c="4"/># <text:s text:c="4"/>'mrid_field': None,</text:p>
            <text:p text:style-name="P311"><text:s text:c="4"/># },</text:p>
            <text:p text:style-name="P311"><text:s text:c="4"/># {</text:p>
            <text:p text:style-name="P311"><text:s text:c="4"/># <text:s text:c="4"/>'schema': 'different_database',</text:p>
            <text:p text:style-name="P311"><text:s text:c="4"/># <text:s text:c="4"/>'trid_field': 'trid',</text:p>
            <text:p text:style-name="P311"><text:s text:c="4"/># <text:s text:c="4"/>'rid_field': 'different_rid',</text:p>
            <text:p text:style-name="P311"><text:s text:c="4"/># <text:s text:c="4"/>'rid_family': 2,</text:p>
            <text:p text:style-name="P311"><text:s text:c="4"/># <text:s text:c="4"/>'mrid_table': 'hashed_nhs_numbers',</text:p>
            <text:p text:style-name="P311"><text:s text:c="4"/># <text:s text:c="4"/>'mrid_field': 'nhshash',</text:p>
            <text:p text:style-name="P311"><text:s text:c="4"/># },</text:p>
            <text:p text:style-name="P311">]</text:p>
            <text:p text:style-name="P311"/>
            <text:p text:style-name="P311"/>
            <text:p text:style-name="P311"># Configuration of the secret mapping database (as set during initial</text:p>
            <text:p text:style-name="P311"># anonymisation)</text:p>
            <text:p text:style-name="P311">SECRET_MAP = {</text:p>
            <text:p text:style-name="P311"><text:s text:c="4"/># Table within 'secret' mapping database containing PID/RID mapping</text:p>
            <text:p text:style-name="P311"><text:s text:c="4"/>'TABLENAME': "secret_map",</text:p>
            <text:p text:style-name="P311"><text:s text:c="4"/># PID/RID fieldnames within that table</text:p>
            <text:p text:style-name="P311"><text:s text:c="4"/>'PID_FIELD': "patient_id",</text:p>
            <text:p text:style-name="P311"><text:s text:c="4"/>'RID_FIELD': "brcid",</text:p>
            <text:p text:style-name="P311"><text:s text:c="4"/>'MASTER_PID_FIELD': "nhsnum",</text:p>
            <text:p text:style-name="P311"><text:soft-page-break/><text:s text:c="4"/>'MASTER_RID_FIELD': "nhshash",</text:p>
            <text:p text:style-name="P311"><text:s text:c="4"/>'TRID_FIELD': 'trid',</text:p>
            <text:p text:style-name="P311"><text:s text:c="4"/># Maximum length of the RID fields (containing a hash in a VARCHAR field)</text:p>
            <text:p text:style-name="P311"><text:s text:c="4"/>'MAX_RID_LENGTH': 255,</text:p>
            <text:p text:style-name="P311">}</text:p>
            <text:p text:style-name="P311"/>
            <text:p text:style-name="P311"># Which of the databases defined above should be used for lookups?</text:p>
            <text:p text:style-name="P311"># Must (a) be a key of PatientLookup.DATABASES_CHOICES in consent/models.py;</text:p>
            <text:p text:style-name="P311"># <text:s text:c="5"/>(b) be defined in DATABASES, above, UNLESS it is 'dummy_clinical'</text:p>
            <text:p text:style-name="P311">CLINICAL_LOOKUP_DB = 'dummy_clinical'</text:p>
            <text:p text:style-name="P311"/>
            <text:p text:style-name="P311"># =============================================================================</text:p>
            <text:p text:style-name="P311"># Local file storage (for PDFs etc).</text:p>
            <text:p text:style-name="P311"># =============================================================================</text:p>
            <text:p text:style-name="P311"/>
            <text:p text:style-name="P311"># Where should we store the files? Make this directory (and don't let it</text:p>
            <text:p text:style-name="P311"># be served by a generic web server that doesn't check permissions).</text:p>
            <text:p text:style-name="P311">PRIVATE_FILE_STORAGE_ROOT = '/srv/crate_filestorage'</text:p>
            <text:p text:style-name="P311"/>
            <text:p text:style-name="P311"># Serve files via Django (inefficient but useful for testing) or via Apache</text:p>
            <text:p text:style-name="P311"># with mod_xsendfile (or other web server configured for the X-SendFile</text:p>
            <text:p text:style-name="P311"># directive)?</text:p>
            <text:p text:style-name="P311">XSENDFILE = False</text:p>
            <text:p text:style-name="P311"/>
            <text:p text:style-name="P311"># How big will we accept?</text:p>
            <text:p text:style-name="P311">MAX_UPLOAD_SIZE_BYTES = 10 * 1024 * 1024 <text:s/># 10 Mb</text:p>
            <text:p text:style-name="P311"/>
            <text:p text:style-name="P311"># =============================================================================</text:p>
            <text:p text:style-name="P311"># Outgoing e-mail</text:p>
            <text:p text:style-name="P311"># =============================================================================</text:p>
            <text:p text:style-name="P311"># General settings for sending e-mail from Django</text:p>
            <text:p text:style-name="P311"># https://docs.djangoproject.com/en/1.8/ref/settings/#email-backend</text:p>
            <text:p text:style-name="P311"/>
            <text:p text:style-name="P311"># <text:s text:c="2"/>default backend:</text:p>
            <text:p text:style-name="P311"># EMAIL_BACKEND = 'django.core.mail.backends.smtp.EmailBackend'</text:p>
            <text:p text:style-name="P311"># <text:s text:c="2"/>bugfix for servers that only support TLSv1:</text:p>
            <text:p text:style-name="P311"># EMAIL_BACKEND = 'crate_anon.crateweb.core.mail.SmtpEmailBackendTls1'</text:p>
            <text:p text:style-name="P311"/>
            <text:p text:style-name="P311">EMAIL_HOST = 'smtp.somewhere.nhs.uk'</text:p>
            <text:p text:style-name="P311">EMAIL_PORT = 587 <text:s/># usually 25 (plain SMTP) or 587 (STARTTLS)</text:p>
            <text:p text:style-name="P311"># ... see https://www.fastmail.com/help/technical/ssltlsstarttls.html</text:p>
            <text:p text:style-name="P311">EMAIL_HOST_USER = 'myuser'</text:p>
            <text:p text:style-name="P311">EMAIL_HOST_PASSWORD = 'mypassword'</text:p>
            <text:p text:style-name="P311">EMAIL_USE_TLS = True</text:p>
            <text:p text:style-name="P311">EMAIL_USE_SSL = False</text:p>
            <text:p text:style-name="P311"/>
            <text:p text:style-name="P311"># Who will the e-mails appear to come from?</text:p>
            <text:p text:style-name="P311">EMAIL_SENDER = "My NHS Trust Research Database - DO NOT REPLY &lt;noreply@somewhere.nhs.uk&gt;" <text:s/># noqa</text:p>
            <text:p text:style-name="P311"/>
            <text:p text:style-name="P311"># During development, we route all consent-related e-mails to the developer.</text:p>
            <text:p text:style-name="P311"># Switch SAFETY_CATCH_ON to False for production mode.</text:p>
            <text:p text:style-name="P311">SAFETY_CATCH_ON = True</text:p>
            <text:p text:style-name="P311">DEVELOPER_EMAIL = "testuser@somewhere.nhs.uk"</text:p>
            <text:p text:style-name="P311"/>
            <text:p text:style-name="P311">VALID_RESEARCHER_EMAIL_DOMAINS = []</text:p>
            <text:p text:style-name="P311"># ... if empty, no checks are performed (any address is accepted)</text:p>
            <text:p text:style-name="P311"/>
            <text:p text:style-name="P311"># =============================================================================</text:p>
            <text:p text:style-name="P311"># Research Database Manager (RDBM) details</text:p>
            <text:p text:style-name="P311"># =============================================================================</text:p>
            <text:p text:style-name="P311"/>
            <text:p text:style-name="P311">RDBM_NAME = "John Doe"</text:p>
            <text:p text:style-name="P311">RDBM_TITLE = "Research Database Manager"</text:p>
            <text:p text:style-name="P311">RDBM_TELEPHONE = "01223-XXXXXX"</text:p>
            <text:p text:style-name="P311">RDBM_EMAIL = "research.database@somewhere.nhs.uk"</text:p>
            <text:p text:style-name="P311">RDBM_ADDRESS = ["FREEPOST SOMEWHERE_HOSPITAL RESEARCH DATABASE MANAGER"] <text:s/># a list <text:s/># noqa</text:p>
            <text:p text:style-name="P311"/>
            <text:p text:style-name="P311"># =============================================================================</text:p>
            <text:p text:style-name="P311"># Administrators/managers to be notified of errors</text:p>
            <text:p text:style-name="P311"># =============================================================================</text:p>
            <text:p text:style-name="P311"/>
            <text:p text:style-name="P311"># Exceptions get sent to these people.</text:p>
            <text:p text:style-name="P311">ADMINS = (</text:p>
            <text:p text:style-name="P311"><text:s text:c="4"/>('Mr Administrator', 'mr_admin@somewhere.domain'),</text:p>
            <text:p text:style-name="P311">)</text:p>
            <text:p text:style-name="P311"><text:soft-page-break/></text:p>
            <text:p text:style-name="P311"># Broken links get sent to these people</text:p>
            <text:p text:style-name="P311">SEND_BROKEN_LINK_EMAILS = True</text:p>
            <text:p text:style-name="P311">MANAGERS = (</text:p>
            <text:p text:style-name="P311"><text:s text:c="4"/>('Mr Administrator', 'mr_admin@somewhere.domain'),</text:p>
            <text:p text:style-name="P311">)</text:p>
            <text:p text:style-name="P311"/>
            <text:p text:style-name="P311"># =============================================================================</text:p>
            <text:p text:style-name="P311"># PDF creation</text:p>
            <text:p text:style-name="P311"># =============================================================================</text:p>
            <text:p text:style-name="P311"># WKHTMLTOPDF_FILENAME: for the pdfkit PDF engine, specify a filename for</text:p>
            <text:p text:style-name="P311"># wkhtmltopdf that incorporates any need for an X Server (not the default</text:p>
            <text:p text:style-name="P311"># /usr/bin/wkhtmltopdf). See http://stackoverflow.com/questions/9604625/ .</text:p>
            <text:p text:style-name="P311"># Basically, you can try</text:p>
            <text:p text:style-name="P311"># <text:s text:c="2"/>WKHTMLTOPDF_FILENAME =</text:p>
            <text:p text:style-name="P311"># and if it fails, try</text:p>
            <text:p text:style-name="P311"># <text:s text:c="2"/>WKHTMLTOPDF_FILENAME = '/usr/bin/wkhtmltopdf'</text:p>
            <text:p text:style-name="P311"># but if that fails, use</text:p>
            <text:p text:style-name="P311"># <text:s text:c="2"/>WKHTMLTOPDF_FILENAME = '/path/to/wkhtmltopdf.sh'</text:p>
            <text:p text:style-name="P311"># where wkhtmltopdf.sh is an executable script (chmod a+x ...) containing:</text:p>
            <text:p text:style-name="P311"># <text:s text:c="2"/>#!/bin/bash</text:p>
            <text:p text:style-name="P311"># <text:s text:c="2"/>xvfb-run --auto-servernum --server-args="-screen 0 640x480x16" \</text:p>
            <text:p text:style-name="P311"># <text:s text:c="6"/>/usr/bin/wkhtmltopdf "$@"</text:p>
            <text:p text:style-name="P311"/>
            <text:p text:style-name="P311">WKHTMLTOPDF_FILENAME = ''</text:p>
            <text:p text:style-name="P311"># WKHTMLTOPDF_FILENAME = '/usr/bin/wkhtmltopdf'</text:p>
            <text:p text:style-name="P311"/>
            <text:p text:style-name="P311">PDF_LOGO_ABS_URL = 'http://localhost/crate_logo'</text:p>
            <text:p text:style-name="P311"># ... path on local machine, read by wkhtmltopdf</text:p>
            <text:p text:style-name="P311"># Examples:</text:p>
            <text:p text:style-name="P311"># <text:s text:c="2"/>[if you're running a web server] 'http://localhost/crate_logo'</text:p>
            <text:p text:style-name="P311"># <text:s text:c="2"/>[Linux root path] file:///home/myuser/myfile.png</text:p>
            <text:p text:style-name="P311"># <text:s text:c="2"/>[Windows root path] file:///c:/path/to/myfile.png</text:p>
            <text:p text:style-name="P311"/>
            <text:p text:style-name="P311">PDF_LOGO_WIDTH = "75%"</text:p>
            <text:p text:style-name="P311"># ... must be suitable for an &lt;img&gt; tag, but "150mm" isn't working; "75%" is.</text:p>
            <text:p text:style-name="P311"># ... tune this to your logo file (see PDF_LOGO_ABS_URL)</text:p>
            <text:p text:style-name="P311"/>
            <text:p text:style-name="P311"># =============================================================================</text:p>
            <text:p text:style-name="P311"># Donations to charity</text:p>
            <text:p text:style-name="P311"># =============================================================================</text:p>
            <text:p text:style-name="P311"/>
            <text:p text:style-name="P311">CHARITY_AMOUNT_CLINICIAN_RESPONSE = 1.0 <text:s/># in local currency, e.g. GBP</text:p>
            <text:p text:style-name="P311"/>
            <text:p text:style-name="P311"># =============================================================================</text:p>
            <text:p text:style-name="P311"># Local information links</text:p>
            <text:p text:style-name="P311"># =============================================================================</text:p>
            <text:p text:style-name="P311"/>
            <text:p text:style-name="P311">CHARITY_URL = "http://www.cpft.nhs.uk/research.htm"</text:p>
            <text:p text:style-name="P311">CHARITY_URL_SHORT = "www.cpft.nhs.uk/research.htm"</text:p>
            <text:p text:style-name="P311">LEAFLET_URL_CPFTRD_CLINRES_SHORT = "www.cpft.nhs.uk/research.htm &gt; CPFT Research Database" <text:s/># noqa</text:p>
            <text:p text:style-name="P311">PUBLIC_RESEARCH_URL_SHORT = "www.cpft.nhs.uk/research.htm"</text:p>
          </table:table-cell>
        </table:table-row>
      </table:table>
      <text:h text:style-name="P338" text:outline-level="1"/>
      <text:h text:style-name="P424" text:outline-level="2"><text:bookmark-start text:name="__RefHeading___Toc7147_1912352588"/><text:span text:style-name="T294">Command-line options: </text:span>crate_<text:span text:style-name="T287">generate_new_django_secret_key</text:span><text:bookmark-end text:name="__RefHeading___Toc7147_1912352588"/></text:h>
      <text:p text:style-name="P75">No options.</text:p>
      <text:h text:style-name="P424" text:outline-level="2"><text:bookmark-start text:name="__RefHeading___Toc7151_1912352588"/><text:span text:style-name="T294">Command-line options: </text:span>crate_<text:span text:style-name="T287">django_manage</text:span><text:bookmark-end text:name="__RefHeading___Toc7151_1912352588"/></text:h>
      <text:p text:style-name="P75">Options as of 2016-07-21:</text:p>
      <table:table table:name="Table20" table:style-name="Table20">
        <table:table-column table:style-name="Table20.A"/>
        <table:table-row>
          <table:table-cell table:style-name="Table20.A1" office:value-type="string">
            <text:p text:style-name="P323">Type 'crate_django_manage help &lt;subcommand&gt;' for help on a specific subcommand.</text:p>
            <text:p text:style-name="P323"/>
            <text:p text:style-name="P323">Available subcommands:</text:p>
            <text:p text:style-name="P323"/>
            <text:p text:style-name="P323">[auth]</text:p>
            <text:p text:style-name="P323"><text:s text:c="4"/>changepassword</text:p>
            <text:p text:style-name="P323"><text:s text:c="4"/>createsuperuser</text:p>
            <text:p text:style-name="P323"/>
            <text:p text:style-name="P323">[consent]</text:p>
            <text:p text:style-name="P323"><text:s text:c="4"/>populate</text:p>
            <text:p text:style-name="P323"><text:s text:c="4"/>test_email</text:p>
            <text:p text:style-name="P323"><text:soft-page-break/></text:p>
            <text:p text:style-name="P323">[core]</text:p>
            <text:p text:style-name="P323"><text:s text:c="4"/>runcpserver</text:p>
            <text:p text:style-name="P323"/>
            <text:p text:style-name="P323">[debug_toolbar]</text:p>
            <text:p text:style-name="P323"><text:s text:c="4"/>debugsqlshell</text:p>
            <text:p text:style-name="P323"/>
            <text:p text:style-name="P323">[django]</text:p>
            <text:p text:style-name="P323"><text:s text:c="4"/>check</text:p>
            <text:p text:style-name="P323"><text:s text:c="4"/>compilemessages</text:p>
            <text:p text:style-name="P323"><text:s text:c="4"/>createcachetable</text:p>
            <text:p text:style-name="P323"><text:s text:c="4"/>dbshell</text:p>
            <text:p text:style-name="P323"><text:s text:c="4"/>diffsettings</text:p>
            <text:p text:style-name="P323"><text:s text:c="4"/>dumpdata</text:p>
            <text:p text:style-name="P323"><text:s text:c="4"/>flush</text:p>
            <text:p text:style-name="P323"><text:s text:c="4"/>inspectdb</text:p>
            <text:p text:style-name="P323"><text:s text:c="4"/>loaddata</text:p>
            <text:p text:style-name="P323"><text:s text:c="4"/>makemessages</text:p>
            <text:p text:style-name="P323"><text:s text:c="4"/>makemigrations</text:p>
            <text:p text:style-name="P323"><text:s text:c="4"/>migrate</text:p>
            <text:p text:style-name="P323"><text:s text:c="4"/>sendtestemail</text:p>
            <text:p text:style-name="P323"><text:s text:c="4"/>shell</text:p>
            <text:p text:style-name="P323"><text:s text:c="4"/>showmigrations</text:p>
            <text:p text:style-name="P323"><text:s text:c="4"/>sqlflush</text:p>
            <text:p text:style-name="P323"><text:s text:c="4"/>sqlmigrate</text:p>
            <text:p text:style-name="P323"><text:s text:c="4"/>sqlsequencereset</text:p>
            <text:p text:style-name="P323"><text:s text:c="4"/>squashmigrations</text:p>
            <text:p text:style-name="P323"><text:s text:c="4"/>startapp</text:p>
            <text:p text:style-name="P323"><text:s text:c="4"/>startproject</text:p>
            <text:p text:style-name="P323"><text:s text:c="4"/>test</text:p>
            <text:p text:style-name="P323"><text:s text:c="4"/>testserver</text:p>
            <text:p text:style-name="P323"/>
            <text:p text:style-name="P323">[django_extensions]</text:p>
            <text:p text:style-name="P323"><text:s text:c="4"/>admin_generator</text:p>
            <text:p text:style-name="P323"><text:s text:c="4"/>clean_pyc</text:p>
            <text:p text:style-name="P323"><text:s text:c="4"/>clear_cache</text:p>
            <text:p text:style-name="P323"><text:s text:c="4"/>compile_pyc</text:p>
            <text:p text:style-name="P323"><text:s text:c="4"/>create_app</text:p>
            <text:p text:style-name="P323"><text:s text:c="4"/>create_command</text:p>
            <text:p text:style-name="P323"><text:s text:c="4"/>create_jobs</text:p>
            <text:p text:style-name="P323"><text:s text:c="4"/>create_template_tags</text:p>
            <text:p text:style-name="P323"><text:s text:c="4"/>describe_form</text:p>
            <text:p text:style-name="P323"><text:s text:c="4"/>drop_test_database</text:p>
            <text:p text:style-name="P323"><text:s text:c="4"/>dumpscript</text:p>
            <text:p text:style-name="P323"><text:s text:c="4"/>export_emails</text:p>
            <text:p text:style-name="P323"><text:s text:c="4"/>find_template</text:p>
            <text:p text:style-name="P323"><text:s text:c="4"/>generate_secret_key</text:p>
            <text:p text:style-name="P323"><text:s text:c="4"/>graph_models</text:p>
            <text:p text:style-name="P323"><text:s text:c="4"/>mail_debug</text:p>
            <text:p text:style-name="P323"><text:s text:c="4"/>notes</text:p>
            <text:p text:style-name="P323"><text:s text:c="4"/>passwd</text:p>
            <text:p text:style-name="P323"><text:s text:c="4"/>pipchecker</text:p>
            <text:p text:style-name="P323"><text:s text:c="4"/>print_settings</text:p>
            <text:p text:style-name="P323"><text:s text:c="4"/>print_user_for_session</text:p>
            <text:p text:style-name="P323"><text:s text:c="4"/>reset_db</text:p>
            <text:p text:style-name="P323"><text:s text:c="4"/>runjob</text:p>
            <text:p text:style-name="P323"><text:s text:c="4"/>runjobs</text:p>
            <text:p text:style-name="P323"><text:s text:c="4"/>runprofileserver</text:p>
            <text:p text:style-name="P323"><text:s text:c="4"/>runscript</text:p>
            <text:p text:style-name="P323"><text:s text:c="4"/>runserver_plus</text:p>
            <text:p text:style-name="P323"><text:s text:c="4"/>set_default_site</text:p>
            <text:p text:style-name="P323"><text:s text:c="4"/>set_fake_emails</text:p>
            <text:p text:style-name="P323"><text:s text:c="4"/>set_fake_passwords</text:p>
            <text:p text:style-name="P323"><text:s text:c="4"/>shell_plus</text:p>
            <text:p text:style-name="P323"><text:s text:c="4"/>show_templatetags</text:p>
            <text:p text:style-name="P323"><text:s text:c="4"/>show_urls</text:p>
            <text:p text:style-name="P323"><text:s text:c="4"/>sqlcreate</text:p>
            <text:p text:style-name="P323"><text:s text:c="4"/>sqldiff</text:p>
            <text:p text:style-name="P323"><text:s text:c="4"/>sqldsn</text:p>
            <text:p text:style-name="P323"><text:s text:c="4"/>sync_s3</text:p>
            <text:p text:style-name="P323"><text:s text:c="4"/>syncdata</text:p>
            <text:p text:style-name="P323"><text:s text:c="4"/>unreferenced_files</text:p>
            <text:p text:style-name="P323"><text:s text:c="4"/>update_permissions</text:p>
            <text:p text:style-name="P323"><text:s text:c="4"/>validate_templates</text:p>
            <text:p text:style-name="P323"/>
            <text:p text:style-name="P323"><text:soft-page-break/>[sessions]</text:p>
            <text:p text:style-name="P323"><text:s text:c="4"/>clearsessions</text:p>
            <text:p text:style-name="P323"/>
            <text:p text:style-name="P323">[sslserver]</text:p>
            <text:p text:style-name="P323"><text:s text:c="4"/>runsslserver</text:p>
            <text:p text:style-name="P323"/>
            <text:p text:style-name="P323">[staticfiles]</text:p>
            <text:p text:style-name="P323"><text:s text:c="4"/>collectstatic</text:p>
            <text:p text:style-name="P323"><text:s text:c="4"/>findstatic</text:p>
            <text:p text:style-name="P323"><text:s text:c="4"/>runserver</text:p>
          </table:table-cell>
        </table:table-row>
      </table:table>
      <text:p text:style-name="P72"/>
      <text:h text:style-name="P424" text:outline-level="2"><text:bookmark-start text:name="__RefHeading___Toc7153_1912352588"/><text:span text:style-name="T294">Command-line options: </text:span>crate_<text:span text:style-name="T287">launch_django_server</text:span><text:bookmark-end text:name="__RefHeading___Toc7153_1912352588"/></text:h>
      <text:p text:style-name="P75">Options as of 2016-07-21:</text:p>
      <table:table table:name="Table21" table:style-name="Table21">
        <table:table-column table:style-name="Table21.A"/>
        <table:table-row>
          <table:table-cell table:style-name="Table21.A1" office:value-type="string">
            <text:p text:style-name="P323">usage: crate_launch_django_server runserver [-h] [--version] [-v {0,1,2,3}]</text:p>
            <text:p text:style-name="P323"><text:s text:c="44"/>[--settings SETTINGS]</text:p>
            <text:p text:style-name="P323"><text:s text:c="44"/>[--pythonpath PYTHONPATH]</text:p>
            <text:p text:style-name="P323"><text:s text:c="44"/>[--traceback] [--no-color]</text:p>
            <text:p text:style-name="P323"><text:s text:c="44"/>[--ipv6] [--nothreading]</text:p>
            <text:p text:style-name="P323"><text:s text:c="44"/>[--noreload] [--nostatic]</text:p>
            <text:p text:style-name="P323"><text:s text:c="44"/>[--insecure]</text:p>
            <text:p text:style-name="P323"><text:s text:c="44"/>[addrport]</text:p>
            <text:p text:style-name="P323"/>
            <text:p text:style-name="P323">Starts a lightweight Web server for development and also serves static files.</text:p>
            <text:p text:style-name="P323"/>
            <text:p text:style-name="P323">positional arguments:</text:p>
            <text:p text:style-name="P323"><text:s text:c="2"/>addrport <text:s text:c="13"/>Optional port number, or ipaddr:port</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ipv6, -6 <text:s text:c="11"/>Tells Django to use an IPv6 address.</text:p>
            <text:p text:style-name="P323"><text:s text:c="2"/>--nothreading <text:s text:c="8"/>Tells Django to NOT use threading.</text:p>
            <text:p text:style-name="P323"><text:s text:c="2"/>--noreload <text:s text:c="11"/>Tells Django to NOT use the auto-reloader.</text:p>
            <text:p text:style-name="P323"><text:s text:c="2"/>--nostatic <text:s text:c="11"/>Tells Django to NOT automatically serve static files</text:p>
            <text:p text:style-name="P323"><text:s text:c="24"/>at STATIC_URL.</text:p>
            <text:p text:style-name="P323"><text:s text:c="2"/>--insecure <text:s text:c="11"/>Allows serving static files even if DEBUG is False.</text:p>
          </table:table-cell>
        </table:table-row>
      </table:table>
      <text:p text:style-name="P72"/>
      <text:h text:style-name="P424" text:outline-level="2"><text:bookmark-start text:name="__RefHeading___Toc7155_1912352588"/><text:span text:style-name="T294">Command-line options: </text:span>crate_<text:span text:style-name="T287">launch_cherrypy_server</text:span><text:bookmark-end text:name="__RefHeading___Toc7155_1912352588"/></text:h>
      <text:p text:style-name="P75"><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23">usage: crate_launch_cherrypy_server runcpserver [-h] [--version]</text:p>
            <text:p text:style-name="P323"><text:s text:c="48"/>[-v {0,1,2,3}]</text:p>
            <text:p text:style-name="P323"><text:s text:c="48"/>[--settings SETTINGS]</text:p>
            <text:p text:style-name="P323"><text:s text:c="48"/>[--pythonpath PYTHONPATH]</text:p>
            <text:p text:style-name="P323"><text:s text:c="48"/>[--traceback] [--no-color]</text:p>
            <text:p text:style-name="P323"><text:s text:c="48"/>[--host HOST] [--port PORT]</text:p>
            <text:p text:style-name="P323"><text:s text:c="48"/>[--server_name SERVER_NAME]</text:p>
            <text:p text:style-name="P323"><text:s text:c="48"/>[--threads THREADS]</text:p>
            <text:p text:style-name="P323"><text:s text:c="48"/>[--ssl_certificate SSL_CERTIFICATE]</text:p>
            <text:p text:style-name="P323"><text:s text:c="48"/>[--ssl_private_key SSL_PRIVATE_KEY]</text:p>
            <text:p text:style-name="P323"><text:s text:c="48"/>[--log_screen]</text:p>
            <text:p text:style-name="P323"><text:s text:c="48"/>[--no_log_screen]</text:p>
            <text:p text:style-name="P323"><text:s text:c="48"/>[--debug_static]</text:p>
            <text:p text:style-name="P323"><text:s text:c="48"/>[--root_path ROOT_PATH]</text:p>
            <text:p text:style-name="P323"/>
            <text:p text:style-name="P323">Run this project in a CherryPy webserver. To do this, CherryPy is required</text:p>
            <text:p text:style-name="P323"><text:soft-page-break/>(pip install cherrypy).</text:p>
            <text:p text:style-name="P323"/>
            <text:p text:style-name="P323">optional arguments:</text:p>
            <text:p text:style-name="P323"><text:s text:c="2"/>-h, --help <text:s text:c="11"/>show this help message and exit</text:p>
            <text:p text:style-name="P323"><text:s text:c="2"/>--version <text:s text:c="12"/>show program's version number and exit</text:p>
            <text:p text:style-name="P323"><text:s text:c="2"/>-v {0,1,2,3}, --verbosity {0,1,2,3}</text:p>
            <text:p text:style-name="P323"><text:s text:c="24"/>Verbosity level; 0=minimal output, 1=normal output,</text:p>
            <text:p text:style-name="P323"><text:s text:c="24"/>2=verbose output, 3=very verbose output</text:p>
            <text:p text:style-name="P323"><text:s text:c="2"/>--settings SETTINGS <text:s text:c="2"/>The Python path to a settings module, e.g.</text:p>
            <text:p text:style-name="P323"><text:s text:c="24"/>"myproject.settings.main". If this isn't provided, the</text:p>
            <text:p text:style-name="P323"><text:s text:c="24"/>DJANGO_SETTINGS_MODULE environment variable will be</text:p>
            <text:p text:style-name="P323"><text:s text:c="24"/>used.</text:p>
            <text:p text:style-name="P323"><text:s text:c="2"/>--pythonpath PYTHONPATH</text:p>
            <text:p text:style-name="P323"><text:s text:c="24"/>A directory to add to the Python path, e.g.</text:p>
            <text:p text:style-name="P323"><text:s text:c="24"/>"/home/djangoprojects/myproject".</text:p>
            <text:p text:style-name="P323"><text:s text:c="2"/>--traceback <text:s text:c="10"/>Raise on CommandError exceptions</text:p>
            <text:p text:style-name="P323"><text:s text:c="2"/>--no-color <text:s text:c="11"/>Don't colorize the command output.</text:p>
            <text:p text:style-name="P323"><text:s text:c="2"/>--host HOST <text:s text:c="10"/>hostname to listen on (default: 127.0.0.1)</text:p>
            <text:p text:style-name="P323"><text:s text:c="2"/>--port PORT <text:s text:c="10"/>port to listen on (default: 8088)</text:p>
            <text:p text:style-name="P323"><text:s text:c="2"/>--server_name SERVER_NAME</text:p>
            <text:p text:style-name="P323"><text:s text:c="24"/>CherryPy's SERVER_NAME environ entry (default:</text:p>
            <text:p text:style-name="P323"><text:s text:c="24"/>localhost)</text:p>
            <text:p text:style-name="P323"><text:s text:c="2"/>--threads THREADS <text:s text:c="4"/>Number of threads for server to use (default: 10)</text:p>
            <text:p text:style-name="P323"><text:s text:c="2"/>--ssl_certificate SSL_CERTIFICATE</text:p>
            <text:p text:style-name="P323"><text:s text:c="24"/>SSL certificate file (e.g. /etc/ssl/certs/ssl-cert-</text:p>
            <text:p text:style-name="P323"><text:s text:c="24"/>snakeoil.pem)</text:p>
            <text:p text:style-name="P323"><text:s text:c="2"/>--ssl_private_key SSL_PRIVATE_KEY</text:p>
            <text:p text:style-name="P323"><text:s text:c="24"/>SSL private key file (e.g. /etc/ssl/private/ssl-cert-</text:p>
            <text:p text:style-name="P323"><text:s text:c="24"/>snakeoil.key)</text:p>
            <text:p text:style-name="P323"><text:s text:c="2"/>--log_screen <text:s text:c="9"/>log access requests etc. to terminal (default)</text:p>
            <text:p text:style-name="P323"><text:s text:c="2"/>--no_log_screen <text:s text:c="6"/>don't log access requests etc. to terminal</text:p>
            <text:p text:style-name="P323"><text:s text:c="2"/>--debug_static <text:s text:c="7"/>show debug info for static file requests</text:p>
            <text:p text:style-name="P323"><text:s text:c="2"/>--root_path ROOT_PATH</text:p>
            <text:p text:style-name="P323"><text:s text:c="24"/>Root path to serve CRATE at. Default: /crate</text:p>
          </table:table-cell>
        </table:table-row>
      </table:table>
      <text:p text:style-name="P72"/>
      <text:h text:style-name="P424" text:outline-level="2"><text:bookmark-start text:name="__RefHeading___Toc7157_1912352588"/><text:span text:style-name="T294">Command-line options: </text:span>crate_<text:span text:style-name="T287">launch_celery</text:span><text:bookmark-end text:name="__RefHeading___Toc7157_1912352588"/></text:h>
      <text:p text:style-name="P75">Options as of 2016-07-21:</text:p>
      <table:table table:name="Table23" table:style-name="Table23">
        <table:table-column table:style-name="Table23.A"/>
        <table:table-row>
          <table:table-cell table:style-name="Table23.A1" office:value-type="string">
            <text:p text:style-name="P323">usage: crate_launch_celery [-h] [--command COMMAND] [--debug]</text:p>
            <text:p text:style-name="P323"/>
            <text:p text:style-name="P323">Launch CRATE Celery processes. (Any leftover arguments will be passed to</text:p>
            <text:p text:style-name="P323">Celery.)</text:p>
            <text:p text:style-name="P323"/>
            <text:p text:style-name="P323">optional arguments:</text:p>
            <text:p text:style-name="P323"><text:s text:c="2"/>-h, --help <text:s text:c="8"/>show this help message and exit</text:p>
            <text:p text:style-name="P323"><text:s text:c="2"/>--command COMMAND <text:s/>Celery command (default: worker)</text:p>
            <text:p text:style-name="P323"><text:s text:c="2"/>--debug <text:s text:c="11"/>Ask Celery to be verbose</text:p>
          </table:table-cell>
        </table:table-row>
      </table:table>
      <text:p text:style-name="P72"/>
      <text:h text:style-name="P424" text:outline-level="2"><text:bookmark-start text:name="__RefHeading___Toc7159_1912352588"/><text:span text:style-name="T294">Command-line options: </text:span>crate_<text:span text:style-name="T287">launch_flower</text:span><text:bookmark-end text:name="__RefHeading___Toc7159_1912352588"/></text:h>
      <text:p text:style-name="P75">No options.</text:p>
      <text:h text:style-name="P424" text:outline-level="2"><text:bookmark-start text:name="__RefHeading___Toc7163_1912352588"/><text:span text:style-name="T295">Command-line options: </text:span>crate_<text:span text:style-name="T287">windows_service</text:span><text:bookmark-end text:name="__RefHeading___Toc7163_1912352588"/></text:h>
      <text:p text:style-name="P75">Options as of 2016-07-21:</text:p>
      <table:table table:name="Table26" table:style-name="Table26">
        <table:table-column table:style-name="Table26.A"/>
        <table:table-row>
          <table:table-cell table:style-name="Table26.A1" office:value-type="string">
            <text:p text:style-name="P324">Usage: 'crate_windows_service-script.py [options] install|update|remove|start [...]|stop|restart [...]|debug [...]'</text:p>
            <text:p text:style-name="P324">Options for 'install' and 'update' commands only:</text:p>
            <text:p text:style-name="P324"><text:s/>--username domain\username : The Username the service is to run under</text:p>
            <text:p text:style-name="P324"><text:s/>--password password : The password for the username</text:p>
            <text:p text:style-name="P324"><text:s/>--startup [manual|auto|disabled|delayed] : How the service starts, default = manual</text:p>
            <text:p text:style-name="P324"><text:s/>--interactive : Allow the service to interact with the desktop.</text:p>
            <text:p text:style-name="P324"><text:s/>--perfmonini file: .ini file to use for registering performance monitor data</text:p>
            <text:p text:style-name="P324"><text:s/>--perfmondll file: .dll file to use when querying the service for</text:p>
            <text:p text:style-name="P324"><text:s text:c="3"/>performance data, default = perfmondata.dll</text:p>
            <text:p text:style-name="P324">Options for 'start' and 'stop' commands only:</text:p>
            <text:p text:style-name="P324"><text:s/>--wait seconds: Wait for the service to actually start or stop.</text:p>
            <text:p text:style-name="P324"><text:s text:c="17"/>If you specify --wait with the 'stop' option, the service</text:p>
            <text:p text:style-name="P324"><text:s text:c="17"/>and all dependent services will be stopped, each waiting</text:p>
            <text:p text:style-name="P324"><text:soft-page-break/><text:s text:c="17"/>the specified period.</text:p>
            <text:p text:style-name="P324"/>
            <text:p text:style-name="P324"># The ‘debug’ option runs a service in debugging mode so you can see what it’s doing.</text:p>
          </table:table-cell>
        </table:table-row>
      </table:table>
      <text:h text:style-name="P428" text:outline-level="2" text:is-list-header="true"/>
      <text:h text:style-name="P346" text:outline-level="1"><text:bookmark-start text:name="__RefHeading___Toc8829_1172218664"/>Ancillary tools<text:bookmark-end text:name="__RefHeading___Toc8829_1172218664"/></text:h>
      <text:p text:style-name="P70"/>
      <text:h text:style-name="P424" text:outline-level="2"><text:bookmark-start text:name="__RefHeading___Toc7139_1912352588"/><text:span text:style-name="Code_5f_inline"><text:span text:style-name="T285">Command-line options: </text:span></text:span><text:span text:style-name="Code_5f_inline"><text:span text:style-name="T284">crate_make_demo_database</text:span></text:span><text:bookmark-end text:name="__RefHeading___Toc7139_1912352588"/></text:h>
      <text:p text:style-name="P75"><text:span text:style-name="Code_5f_inline"><text:span text:style-name="T286">Options as of 2016-07-21:</text:span></text:span></text:p>
      <table:table table:name="Table14" table:style-name="Table14">
        <table:table-column table:style-name="Table14.A"/>
        <table:table-row>
          <table:table-cell table:style-name="Table14.A1" office:value-type="string">
            <text:p text:style-name="P322">usage: crate_make_demo_database [-h] [--size {0,1,2,3}] [--verbose] [--echo]</text:p>
            <text:p text:style-name="P322"><text:s text:c="32"/>[--doctest-doc DOCTEST_DOC]</text:p>
            <text:p text:style-name="P322"><text:s text:c="32"/>[--doctest-docx DOCTEST_DOCX]</text:p>
            <text:p text:style-name="P322"><text:s text:c="32"/>[--doctest-odt DOCTEST_ODT]</text:p>
            <text:p text:style-name="P322"><text:s text:c="32"/>[--doctest-pdf DOCTEST_PDF]</text:p>
            <text:p text:style-name="P322"><text:s text:c="32"/>url</text:p>
            <text:p text:style-name="P322"/>
            <text:p text:style-name="P322">positional arguments:</text:p>
            <text:p text:style-name="P322"><text:s text:c="2"/>url <text:s text:c="18"/>SQLAlchemy database URL. Append ?charset=utf8, e.g. my</text:p>
            <text:p text:style-name="P322"><text:s text:c="24"/>sql+mysqldb://root:password@127.0.0.1:3306/test?charse</text:p>
            <text:p text:style-name="P322"><text:s text:c="24"/>t=utf8 . WARNING: If you get the error 'MySQL has gone</text:p>
            <text:p text:style-name="P322"><text:s text:c="24"/>away', increase the max_allowed_packet parameter in</text:p>
            <text:p text:style-name="P322"><text:s text:c="24"/>my.cnf (e.g. to 32M).</text:p>
            <text:p text:style-name="P322"/>
            <text:p text:style-name="P322">optional arguments:</text:p>
            <text:p text:style-name="P322"><text:s text:c="2"/>-h, --help <text:s text:c="11"/>show this help message and exit</text:p>
            <text:p text:style-name="P322"><text:s text:c="2"/>--size {0,1,2,3} <text:s text:c="5"/>Make tiny (0), small (1), medium (2), or large (3)</text:p>
            <text:p text:style-name="P322"><text:s text:c="24"/>database (default=0)</text:p>
            <text:p text:style-name="P322"><text:s text:c="2"/>--verbose, -v <text:s text:c="8"/>Be verbose (use twice for extra verbosity)</text:p>
            <text:p text:style-name="P322"><text:s text:c="2"/>--echo <text:s text:c="15"/>Echo SQL</text:p>
            <text:p text:style-name="P322"><text:s text:c="2"/>--doctest-doc DOCTEST_DOC</text:p>
            <text:p text:style-name="P322"><text:s text:c="24"/>Test file for .DOC (default: /home/rudolf/Documents/co</text:p>
            <text:p text:style-name="P322"><text:s text:c="24"/>de/crate/crate_anon/anonymise/../../testdocs_for_text_</text:p>
            <text:p text:style-name="P322"><text:s text:c="24"/>extraction/doctest.doc)</text:p>
            <text:p text:style-name="P322"><text:s text:c="2"/>--doctest-docx DOCTEST_DOCX</text:p>
            <text:p text:style-name="P322"><text:s text:c="24"/>Test file for .DOCX (default: /home/rudolf/Documents/c</text:p>
            <text:p text:style-name="P322"><text:s text:c="24"/>ode/crate/crate_anon/anonymise/../../testdocs_for_text</text:p>
            <text:p text:style-name="P322"><text:s text:c="24"/>_extraction/doctest.docx)</text:p>
            <text:p text:style-name="P322"><text:s text:c="2"/>--doctest-odt DOCTEST_ODT</text:p>
            <text:p text:style-name="P322"><text:s text:c="24"/>Test file for .ODT (default: /home/rudolf/Documents/co</text:p>
            <text:p text:style-name="P322"><text:s text:c="24"/>de/crate/crate_anon/anonymise/../../testdocs_for_text_</text:p>
            <text:p text:style-name="P322"><text:s text:c="24"/>extraction/doctest.odt)</text:p>
            <text:p text:style-name="P322"><text:s text:c="2"/>--doctest-pdf DOCTEST_PDF</text:p>
            <text:p text:style-name="P322"><text:s text:c="24"/>Test file for .PDF (default: /home/rudolf/Documents/co</text:p>
            <text:p text:style-name="P322"><text:s text:c="24"/>de/crate/crate_anon/anonymise/../../testdocs_for_text_</text:p>
            <text:p text:style-name="P322"><text:s text:c="24"/>extraction/doctest.pdf)</text:p>
          </table:table-cell>
        </table:table-row>
      </table:table>
      <text:p text:style-name="P71"/>
      <text:h text:style-name="P424" text:outline-level="2"><text:bookmark-start text:name="__RefHeading___Toc7143_1912352588"/><text:span text:style-name="T294">Command-line options: </text:span>crate_<text:span text:style-name="T287">test_anonymisation</text:span><text:bookmark-end text:name="__RefHeading___Toc7143_1912352588"/></text:h>
      <text:p text:style-name="P75">Options as of 2016-07-21:</text:p>
      <table:table table:name="Table16" table:style-name="Table16">
        <table:table-column table:style-name="Table16.A"/>
        <table:table-row>
          <table:table-cell table:style-name="Table16.A1" office:value-type="string">
            <text:p text:style-name="P323">usage: crate_test_anonymisation [-h] --config CONFIG --dsttable DSTTABLE</text:p>
            <text:p text:style-name="P323"><text:s text:c="32"/>--dstfield DSTFIELD [--limit LIMIT]</text:p>
            <text:p text:style-name="P323"><text:s text:c="32"/>[--rawdir RAWDIR] [--anondir ANONDIR]</text:p>
            <text:p text:style-name="P323"><text:s text:c="32"/>[--resultsfile RESULTSFILE]</text:p>
            <text:p text:style-name="P323"><text:s text:c="32"/>[--scrubfile SCRUBFILE] [--verbose]</text:p>
            <text:p text:style-name="P323"><text:s text:c="32"/>[--pkfromsrc | --pkfromdest]</text:p>
            <text:p text:style-name="P323"><text:s text:c="32"/>[--uniquepatients | --nonuniquepatients]</text:p>
            <text:p text:style-name="P323"/>
            <text:p text:style-name="P323">Test anonymisation</text:p>
            <text:p text:style-name="P323"/>
            <text:p text:style-name="P323">optional arguments:</text:p>
            <text:p text:style-name="P323"><text:s text:c="2"/>-h, --help <text:s text:c="11"/>show this help message and exit</text:p>
            <text:p text:style-name="P323"><text:s text:c="2"/>--config CONFIG <text:s text:c="6"/>Configuration file name (input) (default: None)</text:p>
            <text:p text:style-name="P323"><text:s text:c="2"/>--dsttable DSTTABLE <text:s text:c="2"/>Destination table (default: None)</text:p>
            <text:p text:style-name="P323"><text:s text:c="2"/>--dstfield DSTFIELD <text:s text:c="2"/>Destination column (default: None)</text:p>
            <text:p text:style-name="P323"><text:s text:c="2"/>--limit LIMIT <text:s text:c="8"/>Limit on number of documents (default: 100)</text:p>
            <text:p text:style-name="P323"><text:s text:c="2"/>--rawdir RAWDIR <text:s text:c="6"/>Directory for raw output text files (default: raw)</text:p>
            <text:p text:style-name="P323"><text:s text:c="2"/>--anondir ANONDIR <text:s text:c="4"/>Directory for anonymised output text files (default:</text:p>
            <text:p text:style-name="P323"><text:s text:c="24"/>anon)</text:p>
            <text:p text:style-name="P323"><text:s text:c="2"/>--resultsfile RESULTSFILE</text:p>
            <text:p text:style-name="P323"><text:s text:c="24"/>Results output CSV file name (default:</text:p>
            <text:p text:style-name="P323"><text:s text:c="24"/>testanon_results.csv)</text:p>
            <text:p text:style-name="P323"><text:s text:c="2"/>--scrubfile SCRUBFILE</text:p>
            <text:p text:style-name="P323"><text:soft-page-break/><text:s text:c="24"/>Scrubbing information text file name (default:</text:p>
            <text:p text:style-name="P323"><text:s text:c="24"/>testanon_scrubber.txt)</text:p>
            <text:p text:style-name="P323"><text:s text:c="2"/>--verbose, -v <text:s text:c="8"/>Be verbose (use twice for extra verbosity) (default:</text:p>
            <text:p text:style-name="P323"><text:s text:c="24"/>0)</text:p>
            <text:p text:style-name="P323"><text:s text:c="2"/>--pkfromsrc <text:s text:c="10"/>Fetch PKs (document IDs) from source (default)</text:p>
            <text:p text:style-name="P323"><text:s text:c="24"/>(default: True)</text:p>
            <text:p text:style-name="P323"><text:s text:c="2"/>--pkfromdest <text:s text:c="9"/>Fetch PKs (document IDs) from destination (default:</text:p>
            <text:p text:style-name="P323"><text:s text:c="24"/>True)</text:p>
            <text:p text:style-name="P323"><text:s text:c="2"/>--uniquepatients <text:s text:c="5"/>Only one document per patient (the first by PK)</text:p>
            <text:p text:style-name="P323"><text:s text:c="24"/>(default) (default: True)</text:p>
            <text:p text:style-name="P323"><text:s text:c="2"/>--nonuniquepatients <text:s text:c="2"/>Documents in sequence, with potentially &gt;1</text:p>
            <text:p text:style-name="P323"><text:s text:c="24"/>document/patient (default: True)</text:p>
          </table:table-cell>
        </table:table-row>
      </table:table>
      <text:p text:style-name="P71"/>
      <text:h text:style-name="P424" text:outline-level="2"><text:bookmark-start text:name="__RefHeading___Toc7149_1912352588"/><text:span text:style-name="T294">Command-line options: </text:span>crate_<text:span text:style-name="T287">estimate_mysql_memory_usage</text:span><text:bookmark-end text:name="__RefHeading___Toc7149_1912352588"/></text:h>
      <text:p text:style-name="P75">Options as of 2016-07-21:</text:p>
      <table:table table:name="Table19" table:style-name="Table19">
        <table:table-column table:style-name="Table19.A"/>
        <table:table-row>
          <table:table-cell table:style-name="Table19.A1" office:value-type="string">
            <text:p text:style-name="P323">usage: crate_estimate_mysql_memory_usage [-h] [--mysql MYSQL] [--host HOST]</text:p>
            <text:p text:style-name="P323"><text:s text:c="41"/>[--port PORT] [--user USER]</text:p>
            <text:p text:style-name="P323"/>
            <text:p text:style-name="P323">optional arguments:</text:p>
            <text:p text:style-name="P323"><text:s text:c="2"/>-h, --help <text:s text:c="4"/>show this help message and exit</text:p>
            <text:p text:style-name="P323"><text:s text:c="2"/>--mysql MYSQL <text:s/>MySQL program (default=mysql)</text:p>
            <text:p text:style-name="P323"><text:s text:c="2"/>--host HOST <text:s text:c="3"/>MySQL server/host (prefer '127.0.0.1' to 'localhost')</text:p>
            <text:p text:style-name="P323"><text:s text:c="2"/>--port PORT <text:s text:c="3"/>MySQL port (default=3306)</text:p>
            <text:p text:style-name="P323"><text:s text:c="2"/>--user USER <text:s text:c="3"/>MySQL user (default=root)</text:p>
          </table:table-cell>
        </table:table-row>
      </table:table>
      <text:p text:style-name="P51"/>
      <text:p text:style-name="P50"/>
      <text:p text:style-name="P69"/>
      <text:h text:style-name="P339" text:outline-level="1"/>
      <text:h text:style-name="P336" text:outline-level="1"/>
      <text:h text:style-name="P340" text:outline-level="1"/>
      <text:h text:style-name="P35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5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21">MySQL</text:p>
          </table:table-cell>
          <table:table-cell table:style-name="Table1.B2" office:value-type="string">
            <text:p text:style-name="P77">Django</text:p>
          </table:table-cell>
          <table:table-cell table:style-name="Table1.B2" office:value-type="string">
            <text:p text:style-name="P80"><text:span text:style-name="T23">MySQLdb</text:span><text:span text:style-name="T58"> →</text:span><text:span text:style-name="T59"> TCP/IP</text:span></text:p>
          </table:table-cell>
          <table:table-cell table:style-name="Table1.B2" office:value-type="string">
            <text:p text:style-name="P83">Any</text:p>
          </table:table-cell>
          <table:table-cell table:style-name="Table1.B2" office:value-type="string">
            <text:p text:style-name="P79">No</text:p>
          </table:table-cell>
          <table:table-cell table:style-name="Table1.F2" office:value-type="string">
            <text:p text:style-name="P81"><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53">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 but <text:span text:style-name="T141">GPL</text:span>.</text:p>
          </table:table-cell>
          <table:table-cell table:style-name="Table1.F36" office:value-type="string">
            <text:p text:style-name="P175">mysqlclient (<text:span text:style-name="T18">pip install mysqlclient; </text:span><text:span text:style-name="T23">import MySQLdb</text:span>)<text:note text:id="ftn5" text:note-class="footnote"><text:note-citation>5</text:note-citation><text:note-body><text:p text:style-name="P255">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53">https://docs.djangoproject.com/en/1.9/ref/databases/</text:p></text:note-body></text:note></text:p>
          </table:table-cell>
        </table:table-row>
        <table:table-row>
          <table:table-cell table:style-name="Table1.A29" office:value-type="string">
            <text:p text:style-name="P77"/>
          </table:table-cell>
          <table:table-cell table:style-name="Table1.B36" office:value-type="string">
            <text:p text:style-name="P208">Django</text:p>
          </table:table-cell>
          <table:table-cell table:style-name="Table1.C36" office:value-type="string">
            <text:p text:style-name="P209">”</text:p>
          </table:table-cell>
          <table:table-cell table:style-name="Table1.D36" office:value-type="string">
            <text:p text:style-name="P210">Windows</text:p>
          </table:table-cell>
          <table:table-cell table:style-name="Table1.E36" office:value-type="string">
            <text:p text:style-name="P211">Not out of the box.</text:p>
          </table:table-cell>
          <table:table-cell table:style-name="Table1.F36" office:value-type="string">
            <text:p text:style-name="P212">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91">See https://github.com/PyMySQL/mysqlclient-python/issues/54</text:p></text:note-body></text:note></text:span></text:p>
          </table:table-cell>
        </table:table-row>
        <table:table-row>
          <table:table-cell table:style-name="Table1.A29" office:value-type="string">
            <text:p text:style-name="P77"/>
          </table:table-cell>
          <table:table-cell table:style-name="Table1.B36" office:value-type="string">
            <text:p text:style-name="P199">Django</text:p>
          </table:table-cell>
          <table:table-cell table:style-name="Table1.C36" office:value-type="string">
            <text:p text:style-name="P201"><text:span text:style-name="T23">MySQL Connector/Python</text:span><text:span text:style-name="T57"> →</text:span><text:span text:style-name="T59"> TCP/IP</text:span></text:p>
          </table:table-cell>
          <table:table-cell table:style-name="Table1.D36" office:value-type="string">
            <text:p text:style-name="P200">Linux, Windows</text:p>
          </table:table-cell>
          <table:table-cell table:style-name="Table1.E36" office:value-type="string">
            <text:p text:style-name="P207">Not with v2.1.3 and Django 1.9.7</text:p>
          </table:table-cell>
          <table:table-cell table:style-name="Table1.F36" office:value-type="string">
            <text:p text:style-name="P202"><text:span text:style-name="T112">T</text:span>he Oracle <text:span text:style-name="T95">pure-Python </text:span>driver (Oracle own MySQL).<text:note text:id="ftn8" text:note-class="footnote"><text:note-citation>8</text:note-citation><text:note-body><text:p text:style-name="P256">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56">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57">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8">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87">https://dev.mysql.com/doc/connector-python/en/connector-python-django-backend.html</text:p></text:note-body></text:note></text:span></text:p>
            <text:p text:style-name="P202"><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8">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9">https://code.djangoproject.com/ticket/26113</text:p></text:note-body></text:note></text:span></text:p>
          </table:table-cell>
        </table:table-row>
        <table:table-row>
          <table:table-cell table:style-name="Table1.A29" office:value-type="string">
            <text:p text:style-name="P77"/>
          </table:table-cell>
          <table:table-cell table:style-name="Table1.B36" office:value-type="string">
            <text:p text:style-name="P142">Django</text:p>
          </table:table-cell>
          <table:table-cell table:style-name="Table1.C36" office:value-type="string">
            <text:p text:style-name="P140"><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61">Linux, Windows</text:p>
          </table:table-cell>
          <table:table-cell table:style-name="Table1.E36" office:value-type="string">
            <text:p text:style-name="P164">Yes</text:p>
          </table:table-cell>
          <table:table-cell table:style-name="Table1.F36" office:value-type="string">
            <text:p text:style-name="P141"><text:span text:style-name="T167">PyMySQL</text:span><text:span text:style-name="T167"><text:note text:id="ftn15" text:note-class="footnote"><text:note-citation>15</text:note-citation><text:note-body><text:p text:style-name="P284">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54">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77"/>
          </table:table-cell>
          <table:table-cell table:style-name="Table1.B32" office:value-type="string">
            <text:p text:style-name="P198">SQLAlchemy</text:p>
          </table:table-cell>
          <table:table-cell table:style-name="Table1.C32" office:value-type="string">
            <text:p text:style-name="P197">MySQLdb<text:span text:style-name="T58"> →</text:span><text:span text:style-name="T59"> TCP/IP</text:span></text:p>
          </table:table-cell>
          <table:table-cell table:style-name="Table1.D32" office:value-type="string">
            <text:p text:style-name="P200">Linux, Windows</text:p>
          </table:table-cell>
          <table:table-cell table:style-name="Table1.E32" office:value-type="string">
            <text:p text:style-name="P203">No</text:p>
          </table:table-cell>
          <table:table-cell table:style-name="Table1.F32" office:value-type="string">
            <text:p text:style-name="P204"><text:span text:style-name="T96">Python 2 only, a</text:span>s above. <text:span text:style-name="T111">(MySQLdb is synonymous with mysql-python.)</text:span></text:p>
          </table:table-cell>
        </table:table-row>
        <table:table-row>
          <table:table-cell table:style-name="Table1.A29" office:value-type="string">
            <text:p text:style-name="P77"/>
          </table:table-cell>
          <table:table-cell table:style-name="Table1.B36" office:value-type="string">
            <text:p text:style-name="P158">SQLAlchemy</text:p>
          </table:table-cell>
          <table:table-cell table:style-name="Table1.C36" office:value-type="string">
            <text:p text:style-name="P140"><text:span text:style-name="T18">mysqlclient</text:span><text:span text:style-name="T58"> →</text:span><text:span text:style-name="T59"> TCP/IP</text:span></text:p>
          </table:table-cell>
          <table:table-cell table:style-name="Table1.D36" office:value-type="string">
            <text:p text:style-name="P144">Linux</text:p>
          </table:table-cell>
          <table:table-cell table:style-name="Table1.E36" office:value-type="string">
            <text:p text:style-name="P156">Yes</text:p>
          </table:table-cell>
          <table:table-cell table:style-name="Table1.F36" office:value-type="string">
            <text:p text:style-name="P176"><text:span text:style-name="T77">As above. </text:span><text:span text:style-name="T29">Faster than PyMySQL.</text:span><text:span text:style-name="T72"><text:note text:id="ftn17" text:note-class="footnote"><text:note-citation>17</text:note-citation><text:note-body><text:p text:style-name="P282">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72">PyMySQL<text:span text:style-name="T59"> → TCP/IP</text:span></text:p>
          </table:table-cell>
          <table:table-cell table:style-name="Table1.D36" office:value-type="string">
            <text:p text:style-name="P143">Linux, Windows</text:p>
          </table:table-cell>
          <table:table-cell table:style-name="Table1.E36" office:value-type="string">
            <text:p text:style-name="P163">Yes</text:p>
          </table:table-cell>
          <table:table-cell table:style-name="Table1.F36" office:value-type="string">
            <text:p text:style-name="P155"><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77"/>
          </table:table-cell>
          <table:table-cell table:style-name="Table1.B36" office:value-type="string">
            <text:p text:style-name="P142">SQLAlchemy</text:p>
          </table:table-cell>
          <table:table-cell table:style-name="Table1.C36" office:value-type="string">
            <text:p text:style-name="P146"><text:span text:style-name="T23">MySQL Connector/Python</text:span><text:span text:style-name="T58"> →</text:span><text:span text:style-name="T59"> TCP/IP</text:span></text:p>
          </table:table-cell>
          <table:table-cell table:style-name="Table1.D36" office:value-type="string">
            <text:p text:style-name="P143">Linux, Windows</text:p>
          </table:table-cell>
          <table:table-cell table:style-name="Table1.E36" office:value-type="string">
            <text:p text:style-name="P157">Yes</text:p>
          </table:table-cell>
          <table:table-cell table:style-name="Table1.F36" office:value-type="string">
            <text:p text:style-name="P156"><text:span text:style-name="T194">Pure Python; GPL; a</text:span>s above. <text:span text:style-name="T228">URL is mysql+mysqlconnector://...</text:span></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cymy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115">OurSQL</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Untested; no need.</text:p>
          </table:table-cell>
        </table:table-row>
        <table:table-row>
          <table:table-cell table:style-name="Table1.A29"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PyODBC</text:span><text:span text:style-name="T57"> →</text:span><text:span text:style-name="T59"> O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Deprecated by SQLAlchemy.<text:note text:id="ftn18" text:note-class="footnote"><text:note-citation>18</text:note-citation><text:note-body><text:p text:style-name="P258">http://docs.sqlalchemy.org/en/rel_1_0/dialects/mysql.html</text:p></text:note-body></text:note></text:p>
          </table:table-cell>
        </table:table-row>
        <table:table-row>
          <table:table-cell table:style-name="Table1.A14" office:value-type="string">
            <text:p text:style-name="P77"/>
          </table:table-cell>
          <table:table-cell table:style-name="Table1.B36" office:value-type="string">
            <text:p text:style-name="P78">SQLAlchemy</text:p>
          </table:table-cell>
          <table:table-cell table:style-name="Table1.C36" office:value-type="string">
            <text:p text:style-name="P83"><text:span text:style-name="T18">zx</text:span><text:span text:style-name="T23">JDBC</text:span><text:span text:style-name="T57"> →</text:span><text:span text:style-name="T59"> JDBC</text:span></text:p>
          </table:table-cell>
          <table:table-cell table:style-name="Table1.D36" office:value-type="string">
            <text:p text:style-name="P105">?</text:p>
          </table:table-cell>
          <table:table-cell table:style-name="Table1.E36" office:value-type="string">
            <text:p text:style-name="P104">?</text:p>
          </table:table-cell>
          <table:table-cell table:style-name="Table1.F36" office:value-type="string">
            <text:p text:style-name="P83">Experimental only under SQLAlchemy.<text:note text:id="ftn19" text:note-class="footnote"><text:note-citation>19</text:note-citation><text:note-body><text:p text:style-name="P258">http://docs.sqlalchemy.org/en/rel_1_0/dialects/mysql.html</text:p></text:note-body></text:note> <text:span text:style-name="T112">The zxJDBC package is part of Jython.</text:span><text:span text:style-name="T112"><text:note text:id="ftn20" text:note-class="footnote"><text:note-citation>20</text:note-citation><text:note-body><text:p text:style-name="P264"><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16">SQL Server <text:span text:style-name="T109">(MS SQL)</text:span></text:p>
          </table:table-cell>
          <table:table-cell table:style-name="Table1.B32" office:value-type="string">
            <text:p text:style-name="P82">Django</text:p>
          </table:table-cell>
          <table:table-cell table:style-name="Table1.C32" office:value-type="string">
            <text:p text:style-name="P114">django-mssql<text:span text:style-name="T58"> →</text:span><text:span text:style-name="T59"> TCP/IP</text:span></text:p>
          </table:table-cell>
          <table:table-cell table:style-name="Table1.D32" office:value-type="string">
            <text:p text:style-name="P83">Linux</text:p>
          </table:table-cell>
          <table:table-cell table:style-name="Table1.E32" office:value-type="string">
            <text:p text:style-name="P82">No</text:p>
          </table:table-cell>
          <table:table-cell table:style-name="Table1.F32" office:value-type="string">
            <text:p text:style-name="P83">Django doesn’t support SQL Server officially;<text:note text:id="ftn21" text:note-class="footnote"><text:note-citation>21</text:note-citation><text:note-body><text:p text:style-name="P258">https://docs.djangoproject.com/en/1.9/ref/databases/</text:p></text:note-body></text:note> django-mssql is a third-party back-end, <text:span text:style-name="T190">but it’s the semi-official one</text:span>.<text:note text:id="ftn22" text:note-class="footnote"><text:note-citation>22</text:note-citation><text:note-body><text:p text:style-name="P258">http://django-mssql.readthedocs.org/en/latest/</text:p></text:note-body></text:note> It is Windows-only.<text:note text:id="ftn23" text:note-class="footnote"><text:note-citation>23</text:note-citation><text:note-body><text:p text:style-name="P258">http://stackoverflow.com/questions/22604732</text:p></text:note-body></text:note> <text:span text:style-name="T263">The ENGINE setting is ‘’.</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94">”</text:p>
          </table:table-cell>
          <table:table-cell table:style-name="Table1.D36" office:value-type="string">
            <text:p text:style-name="P190">Windows</text:p>
          </table:table-cell>
          <table:table-cell table:style-name="Table1.E36" office:value-type="string">
            <text:p text:style-name="P195">Not with django-mssql 1.7 and Django 1.9.7</text:p>
          </table:table-cell>
          <table:table-cell table:style-name="Table1.F36" office:value-type="string">
            <text:p text:style-name="P191"><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303">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304">https://bitbucket.org/Manfre/django-mssql/</text:p></text:note-body></text:note></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196">django-pymssql → pymssql <text:span text:style-name="T57">→ </text:span><text:span text:style-name="T59">TCP/IP</text:span></text:p>
          </table:table-cell>
          <table:table-cell table:style-name="Table1.D36" office:value-type="string">
            <text:p text:style-name="P187">Linux</text:p>
          </table:table-cell>
          <table:table-cell table:style-name="Table1.E36" office:value-type="string">
            <text:p text:style-name="P185">Not with Django 1.8. <text:note text:id="ftn26" text:note-class="footnote"><text:note-citation>26</text:note-citation><text:note-body><text:p text:style-name="P28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86">This pair of tools <text:span text:style-name="T100">(MIT License and LGPL respectively)</text:span><text:note text:id="ftn27" text:note-class="footnote"><text:note-citation>27</text:note-citation><text:note-body><text:p text:style-name="P259">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82"/>
          </table:table-cell>
          <table:table-cell table:style-name="Table1.B36" office:value-type="string">
            <text:p text:style-name="P189">Django</text:p>
          </table:table-cell>
          <table:table-cell table:style-name="Table1.C36" office:value-type="string">
            <text:p text:style-name="P213">”</text:p>
          </table:table-cell>
          <table:table-cell table:style-name="Table1.D36" office:value-type="string">
            <text:p text:style-name="P188">Windows</text:p>
          </table:table-cell>
          <table:table-cell table:style-name="Table1.E36" office:value-type="string">
            <text:p text:style-name="P185">Probably not, as <text:soft-page-break/>above.</text:p>
          </table:table-cell>
          <table:table-cell table:style-name="Table1.F36" office:value-type="string">
            <text:p text:style-name="P185">Untested.</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83"><text:span text:style-name="T20">django-pyodbc</text:span><text:span text:style-name="T60"> →</text:span><text:span text:style-name="T59"> ODBC</text:span></text:p>
          </table:table-cell>
          <table:table-cell table:style-name="Table1.D36" office:value-type="string">
            <text:p text:style-name="P83">Linux</text:p>
          </table:table-cell>
          <table:table-cell table:style-name="Table1.E36" office:value-type="string">
            <text:p text:style-name="P82">No</text:p>
          </table:table-cell>
          <table:table-cell table:style-name="Table1.F36" office:value-type="string">
            <text:p text:style-name="P85">The django-pyodbc project doesn’t support Python 3.<text:note text:id="ftn28" text:note-class="footnote"><text:note-citation>28</text:note-citation><text:note-body><text:p text:style-name="P259">https://pypi.python.org/pypi/django-pyodbc</text:p></text:note-body></text:note></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117">django-sqlserver<text:span text:style-name="T57"> →</text:span><text:span text:style-name="T59"> python-tds</text:span><text:span text:style-name="T58"> →</text:span><text:span text:style-name="T59"> TCP/IP</text:span></text:p>
          </table:table-cell>
          <table:table-cell table:style-name="Table1.D36" office:value-type="string">
            <text:p text:style-name="P83">?</text:p>
          </table:table-cell>
          <table:table-cell table:style-name="Table1.E36" office:value-type="string">
            <text:p text:style-name="P87">No</text:p>
          </table:table-cell>
          <table:table-cell table:style-name="Table1.F36" office:value-type="string">
            <text:p text:style-name="P86"><text:span text:style-name="T99">In 2015, failed with Django 1.9rc1. </text:span>Documented as buggy.<text:note text:id="ftn29" text:note-class="footnote"><text:note-citation>29</text:note-citation><text:note-body><text:p text:style-name="P260">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61">https://pypi.python.org/pypi/python-tds</text:p></text:note-body></text:note></text:span></text:p>
          </table:table-cell>
        </table:table-row>
        <table:table-row>
          <table:table-cell table:style-name="Table1.A29" office:value-type="string">
            <text:p text:style-name="P82"/>
          </table:table-cell>
          <table:table-cell table:style-name="Table1.B36" office:value-type="string">
            <text:p text:style-name="P84">Django</text:p>
          </table:table-cell>
          <table:table-cell table:style-name="Table1.C36" office:value-type="string">
            <text:p text:style-name="P91">django-jython → <text:span text:style-name="T18">zxJDBC</text:span><text:span text:style-name="T57"> → JDBC [→ jTDS or native driver]</text:span></text:p>
          </table:table-cell>
          <table:table-cell table:style-name="Table1.D36" office:value-type="string">
            <text:p text:style-name="P83"/>
          </table:table-cell>
          <table:table-cell table:style-name="Table1.E36" office:value-type="string">
            <text:p text:style-name="P76"/>
          </table:table-cell>
          <table:table-cell table:style-name="Table1.F36" office:value-type="string">
            <text:p text:style-name="P88">Requires running Django under Jython, adding complexity. <text:span text:style-name="T99">See below.</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47"><text:span text:style-name="T18">django-pyodbc-azure</text:span> → pyodbc → ODBC</text:p>
          </table:table-cell>
          <table:table-cell table:style-name="Table1.D36" office:value-type="string">
            <text:p text:style-name="P147">Linux</text:p>
          </table:table-cell>
          <table:table-cell table:style-name="Table1.E36" office:value-type="string">
            <text:p text:style-name="P162">Yes</text:p>
          </table:table-cell>
          <table:table-cell table:style-name="Table1.F36" office:value-type="string">
            <text:p text:style-name="P147">Up to date, <text:span text:style-name="T110">and with the BSD License</text:span>.<text:note text:id="ftn31" text:note-class="footnote"><text:note-citation>31</text:note-citation><text:note-body><text:p text:style-name="P286">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82"/>
          </table:table-cell>
          <table:table-cell table:style-name="Table1.B36" office:value-type="string">
            <text:p text:style-name="P145">Django</text:p>
          </table:table-cell>
          <table:table-cell table:style-name="Table1.C36" office:value-type="string">
            <text:p text:style-name="P177">”</text:p>
          </table:table-cell>
          <table:table-cell table:style-name="Table1.D36" office:value-type="string">
            <text:p text:style-name="P150">Windows</text:p>
          </table:table-cell>
          <table:table-cell table:style-name="Table1.E36" office:value-type="string">
            <text:p text:style-name="P171">Yes</text:p>
          </table:table-cell>
          <table:table-cell table:style-name="Table1.F36" office:value-type="string">
            <text:p text:style-name="P170"><text:span text:style-name="T273">The Django database dictionary can be configured to use a Windows ODBC DSN with e.g.</text:span><text:span text:style-name="T273"><text:note text:id="ftn32" text:note-class="footnote"><text:note-citation>32</text:note-citation><text:note-body><text:p text:style-name="P305">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79"><text:span text:style-name="T273"><text:s text:c="4"/>‘my_rio</text:span><text:span text:style-name="T276">': </text:span><text:span text:style-name="T273">{</text:span></text:p>
            <text:p text:style-name="P179"><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79"><text:s text:c="8"/><text:span text:style-name="T276">'</text:span><text:span text:style-name="T277">NAME</text:span><text:span text:style-name="T276">': '</text:span><text:span text:style-name="T277">RIO_TEST</text:span><text:span text:style-name="T276">', <text:s/></text:span><text:span text:style-name="T277"># database name</text:span></text:p>
            <text:p text:style-name="P179"><text:span text:style-name="T273"><text:s text:c="8"/></text:span><text:span text:style-name="T276">'</text:span><text:span text:style-name="T273">OPTIONS</text:span><text:span text:style-name="T276">'</text:span><text:span text:style-name="T273">: {</text:span></text:p>
            <text:p text:style-name="P179"><text:s text:c="13"/><text:span text:style-name="T276">'</text:span><text:span text:style-name="T275">driver</text:span><text:span text:style-name="T276">': '</text:span><text:span text:style-name="T277">SQL Server Native Client 11.0</text:span><text:span text:style-name="T276">',</text:span></text:p>
            <text:p text:style-name="P179"><text:span text:style-name="T276"><text:s text:c="13"/>'</text:span><text:span text:style-name="T277">dsn</text:span><text:span text:style-name="T276">': '</text:span><text:span text:style-name="T277">RIO_TEST_SANDPIT</text:span><text:span text:style-name="T276">', <text:s/></text:span><text:span text:style-name="T277"># ODBC DSN</text:span></text:p>
            <text:p text:style-name="P179"><text:span text:style-name="T277"><text:s text:c="13"/></text:span><text:span text:style-name="T276">'</text:span><text:span text:style-name="T277">MARS_Connection</text:span><text:span text:style-name="T276">': </text:span><text:span text:style-name="T277">True,</text:span></text:p>
            <text:p text:style-name="P181"><text:s text:c="8"/>},</text:p>
            <text:p text:style-name="P180"><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80"><text:span text:style-name="T278"><text:s text:c="8"/></text:span><text:span text:style-name="T276">'</text:span><text:span text:style-name="T278">PASSWORD</text:span><text:span text:style-name="T276">': '',</text:span></text:p>
            <text:p text:style-name="P181"><text:s text:c="4"/>}</text:p>
            <text:p text:style-name="P170"><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82"/>
          </table:table-cell>
          <table:table-cell table:style-name="Table1.B32" office:value-type="string">
            <text:p text:style-name="P89">SQLAlchemy</text:p>
          </table:table-cell>
          <table:table-cell table:style-name="Table1.C32" office:value-type="string">
            <text:p text:style-name="P118"><text:span text:style-name="T98">P</text:span>yODBC<text:span text:style-name="T57"> →</text:span><text:span text:style-name="T61"> ODBC</text:span></text:p>
          </table:table-cell>
          <table:table-cell table:style-name="Table1.D32" office:value-type="string">
            <text:p text:style-name="P95">Linux</text:p>
          </table:table-cell>
          <table:table-cell table:style-name="Table1.E32" office:value-type="string">
            <text:p text:style-name="P92">?</text:p>
          </table:table-cell>
          <table:table-cell table:style-name="Table1.F32" office:value-type="string">
            <text:p text:style-name="P93">Untested; no need.</text:p>
          </table:table-cell>
        </table:table-row>
        <table:table-row>
          <table:table-cell table:style-name="Table1.A29" office:value-type="string">
            <text:p text:style-name="P82"/>
          </table:table-cell>
          <table:table-cell table:style-name="Table1.B36" office:value-type="string">
            <text:p text:style-name="P149">SQLAlchemy</text:p>
          </table:table-cell>
          <table:table-cell table:style-name="Table1.C36" office:value-type="string">
            <text:p text:style-name="P178">”</text:p>
          </table:table-cell>
          <table:table-cell table:style-name="Table1.D36" office:value-type="string">
            <text:p text:style-name="P160">Windows</text:p>
          </table:table-cell>
          <table:table-cell table:style-name="Table1.E36" office:value-type="string">
            <text:p text:style-name="P167">Yes</text:p>
          </table:table-cell>
          <table:table-cell table:style-name="Table1.F36" office:value-type="string">
            <text:p text:style-name="P15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9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18">mxODBC</text:p>
          </table:table-cell>
          <table:table-cell table:style-name="Table1.D36" office:value-type="string">
            <text:p text:style-name="P93">Any</text:p>
          </table:table-cell>
          <table:table-cell table:style-name="Table1.E36" office:value-type="string">
            <text:p text:style-name="P92">Untested</text:p>
          </table:table-cell>
          <table:table-cell table:style-name="Table1.F36" office:value-type="string">
            <text:p text:style-name="P93">Ignored: commercial.<text:note text:id="ftn34" text:note-class="footnote"><text:note-citation>34</text:note-citation><text:note-body><text:p text:style-name="P262">http://www.egenix.com/products/python/mxODBC/</text:p></text:note-body></text:note></text:p>
          </table:table-cell>
        </table:table-row>
        <table:table-row>
          <table:table-cell table:style-name="Table1.A29" office:value-type="string">
            <text:p text:style-name="P82"/>
          </table:table-cell>
          <table:table-cell table:style-name="Table1.B36" office:value-type="string">
            <text:p text:style-name="P148">SQLAlchemy</text:p>
          </table:table-cell>
          <table:table-cell table:style-name="Table1.C36" office:value-type="string">
            <text:p text:style-name="P174">pymssql<text:span text:style-name="T57"> →</text:span><text:span text:style-name="T61"> </text:span><text:span text:style-name="T70">FreeTDS → </text:span><text:span text:style-name="T61">TCP/IP</text:span></text:p>
          </table:table-cell>
          <table:table-cell table:style-name="Table1.D36" office:value-type="string">
            <text:p text:style-name="P150">Linux</text:p>
          </table:table-cell>
          <table:table-cell table:style-name="Table1.E36" office:value-type="string">
            <text:p text:style-name="P166">Yes</text:p>
          </table:table-cell>
          <table:table-cell table:style-name="Table1.F36" office:value-type="string">
            <text:p text:style-name="P168"><text:span text:style-name="T150">Uses FreeTDS. Under Linux, the system-wide file is /etc/freetds/freetds.conf; this contains server/database settings.</text:span><text:span text:style-name="T150"><text:note text:id="ftn35" text:note-class="footnote"><text:note-citation>35</text:note-citation><text:note-body><text:p text:style-name="P276">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77">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82"/>
          </table:table-cell>
          <table:table-cell table:style-name="Table1.B36" office:value-type="string">
            <text:p text:style-name="P205">SQLAlchemy</text:p>
          </table:table-cell>
          <table:table-cell table:style-name="Table1.C36" office:value-type="string">
            <text:p text:style-name="P214">”</text:p>
          </table:table-cell>
          <table:table-cell table:style-name="Table1.D36" office:value-type="string">
            <text:p text:style-name="P206">Windows</text:p>
          </table:table-cell>
          <table:table-cell table:style-name="Table1.E36" office:value-type="string">
            <text:p text:style-name="P192">?</text:p>
          </table:table-cell>
          <table:table-cell table:style-name="Table1.F36" office:value-type="string">
            <text:p text:style-name="P193">As above; untested (no need; use Windows ODBC drivers).</text:p>
          </table:table-cell>
        </table:table-row>
        <text:soft-page-break/>
        <table:table-row>
          <table:table-cell table:style-name="Table1.A29" office:value-type="string">
            <text:p text:style-name="P82"/>
          </table:table-cell>
          <table:table-cell table:style-name="Table1.B36" office:value-type="string">
            <text:p text:style-name="P90">SQLAlchemy</text:p>
          </table:table-cell>
          <table:table-cell table:style-name="Table1.C36" office:value-type="string">
            <text:p text:style-name="P122">Jython → <text:span text:style-name="T18">zxJDBC</text:span></text:p>
          </table:table-cell>
          <table:table-cell table:style-name="Table1.D36" office:value-type="string">
            <text:p text:style-name="P93">Linux, <text:span text:style-name="T114">Windows</text:span></text:p>
          </table:table-cell>
          <table:table-cell table:style-name="Table1.E36" office:value-type="string">
            <text:p text:style-name="P92">?</text:p>
          </table:table-cell>
          <table:table-cell table:style-name="Table1.F36" office:value-type="string">
            <text:p text:style-name="P94">Requires Jython, adding complexity; see below. Untested; no need.</text:p>
          </table:table-cell>
        </table:table-row>
        <table:table-row>
          <table:table-cell table:style-name="Table1.A30" office:value-type="string">
            <text:p text:style-name="P82"/>
          </table:table-cell>
          <table:table-cell table:style-name="Table1.B36" office:value-type="string">
            <text:p text:style-name="P90">SQLAlchemy</text:p>
          </table:table-cell>
          <table:table-cell table:style-name="Table1.C36" office:value-type="string">
            <text:p text:style-name="P118">adodbapi</text:p>
          </table:table-cell>
          <table:table-cell table:style-name="Table1.D36" office:value-type="string">
            <text:p text:style-name="P93">Any</text:p>
          </table:table-cell>
          <table:table-cell table:style-name="Table1.E36" office:value-type="string">
            <text:p text:style-name="P92">No</text:p>
          </table:table-cell>
          <table:table-cell table:style-name="Table1.F36" office:value-type="string">
            <text:p text:style-name="P93">Not implemented in SQLAlchemy 0.6+.<text:note text:id="ftn37" text:note-class="footnote"><text:note-citation>37</text:note-citation><text:note-body><text:p text:style-name="P262">http://docs.sqlalchemy.org/en/latest/dialects/mssql.html</text:p></text:note-body></text:note></text:p>
          </table:table-cell>
        </table:table-row>
        <table:table-row>
          <table:table-cell table:style-name="Table1.A36" office:value-type="string">
            <text:p text:style-name="P99">PostgreSQL</text:p>
          </table:table-cell>
          <table:table-cell table:style-name="Table1.B32" office:value-type="string">
            <text:p text:style-name="P151">Django</text:p>
          </table:table-cell>
          <table:table-cell table:style-name="Table1.C32" office:value-type="string">
            <text:p text:style-name="P152">Built in via <text:span text:style-name="T18">psycopg2 </text:span><text:span text:style-name="T57">→</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9">Yes.</text:p>
          </table:table-cell>
          <table:table-cell table:style-name="Table1.F32" office:value-type="string">
            <text:p text:style-name="P153">Psycopg (<text:span text:style-name="T18">pip install psycopg2; </text:span><text:span text:style-name="T24">import psycopg2)</text:span> uses the LGPL.<text:note text:id="ftn38" text:note-class="footnote"><text:note-citation>38</text:note-citation><text:note-body><text:p text:style-name="P263">http://initd.org/psycopg/</text:p></text:note-body></text:note> <text:span text:style-name="T193">The ENGINE setting is ‘django.db.backends.postgresql_psycopg2’.</text:span></text:p>
          </table:table-cell>
        </table:table-row>
        <table:table-row>
          <table:table-cell table:style-name="Table1.A36" office:value-type="string">
            <text:p text:style-name="P96"/>
          </table:table-cell>
          <table:table-cell table:style-name="Table1.B32" office:value-type="string">
            <text:p text:style-name="P151">SQLAlchemy</text:p>
          </table:table-cell>
          <table:table-cell table:style-name="Table1.C32" office:value-type="string">
            <text:p text:style-name="P173">psycopg2<text:span text:style-name="T57"> →</text:span><text:span text:style-name="T64"> TCP/IP</text:span></text:p>
          </table:table-cell>
          <table:table-cell table:style-name="Table1.D32" office:value-type="string">
            <text:p text:style-name="P152">Linux; <text:span text:style-name="T113">Windows</text:span></text:p>
          </table:table-cell>
          <table:table-cell table:style-name="Table1.E32" office:value-type="string">
            <text:p text:style-name="P165">Yes</text:p>
          </table:table-cell>
          <table:table-cell table:style-name="Table1.F32" office:value-type="string">
            <text:p text:style-name="P154">The URL is ‘postgresql://user:password@host/database’.</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g8000</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8">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sycopg2cffi</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119">py-postgresql</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96"/>
          </table:table-cell>
          <table:table-cell table:style-name="Table1.B36" office:value-type="string">
            <text:p text:style-name="P96">SQLAlchemy</text:p>
          </table:table-cell>
          <table:table-cell table:style-name="Table1.C36" office:value-type="string">
            <text:p text:style-name="P97">Jython → <text:span text:style-name="T18">zxJDBC</text:span></text:p>
          </table:table-cell>
          <table:table-cell table:style-name="Table1.D36" office:value-type="string">
            <text:p text:style-name="P97">Any</text:p>
          </table:table-cell>
          <table:table-cell table:style-name="Table1.E36" office:value-type="string">
            <text:p text:style-name="P106">?</text:p>
          </table:table-cell>
          <table:table-cell table:style-name="Table1.F36" office:value-type="string">
            <text:p text:style-name="P97">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9">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9">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9">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7547459892444217019" text:style-name="L13">
        <text:list-item>
          <text:p text:style-name="P374"><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75"><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75"><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341" text:outline-level="1"/>
      <text:h text:style-name="P342" text:outline-level="1"/>
      <text:h text:style-name="P35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03">Port</text:p>
          </table:table-cell>
          <table:table-cell table:style-name="Table7.B1" office:value-type="string">
            <text:p text:style-name="P103">Default function</text:p>
          </table:table-cell>
        </table:table-row>
        <table:table-row>
          <table:table-cell table:style-name="Table7.A2" office:value-type="string">
            <text:p text:style-name="P103">22</text:p>
          </table:table-cell>
          <table:table-cell table:style-name="Table7.B2" office:value-type="string">
            <text:p text:style-name="P103">SSH</text:p>
          </table:table-cell>
        </table:table-row>
        <table:table-row>
          <table:table-cell table:style-name="Table7.A2" office:value-type="string">
            <text:p text:style-name="P103">80</text:p>
          </table:table-cell>
          <table:table-cell table:style-name="Table7.B2" office:value-type="string">
            <text:p text:style-name="P103">HTTP</text:p>
          </table:table-cell>
        </table:table-row>
        <table:table-row>
          <table:table-cell table:style-name="Table7.A2" office:value-type="string">
            <text:p text:style-name="P103">443</text:p>
          </table:table-cell>
          <table:table-cell table:style-name="Table7.B2" office:value-type="string">
            <text:p text:style-name="P103">HTTPS</text:p>
          </table:table-cell>
        </table:table-row>
        <table:table-row>
          <table:table-cell table:style-name="Table7.A2" office:value-type="string">
            <text:p text:style-name="P103">1433</text:p>
          </table:table-cell>
          <table:table-cell table:style-name="Table7.B2" office:value-type="string">
            <text:p text:style-name="P103">Microsoft SQL Server</text:p>
          </table:table-cell>
        </table:table-row>
        <table:table-row>
          <table:table-cell table:style-name="Table7.A2" office:value-type="string">
            <text:p text:style-name="P103">3306</text:p>
          </table:table-cell>
          <table:table-cell table:style-name="Table7.B2" office:value-type="string">
            <text:p text:style-name="P103">MySQL</text:p>
          </table:table-cell>
        </table:table-row>
        <table:table-row>
          <table:table-cell table:style-name="Table7.A2" office:value-type="string">
            <text:p text:style-name="P103">5432</text:p>
          </table:table-cell>
          <table:table-cell table:style-name="Table7.B2" office:value-type="string">
            <text:p text:style-name="P103">PostgreSQL</text:p>
          </table:table-cell>
        </table:table-row>
        <table:table-row>
          <table:table-cell table:style-name="Table7.A2" office:value-type="string">
            <text:p text:style-name="P103">8443</text:p>
          </table:table-cell>
          <table:table-cell table:style-name="Table7.B2" office:value-type="string">
            <text:p text:style-name="P103">relatively common alternative for HTTPS</text:p>
          </table:table-cell>
        </table:table-row>
      </table:table>
      <text:h text:style-name="P343" text:outline-level="1"/>
      <text:h text:style-name="P35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66">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00">Python code, i.e. CRATE itself</text:p>
          </table:table-cell>
          <table:table-cell table:style-name="Table2.B1" office:value-type="string">
            <text:p text:style-name="P100">Cross-platform</text:p>
          </table:table-cell>
        </table:table-row>
        <table:table-row>
          <table:table-cell table:style-name="Table2.A2" office:value-type="string">
            <text:p text:style-name="P100">Database connections</text:p>
          </table:table-cell>
          <table:table-cell table:style-name="Table2.B2" office:value-type="string">
            <text:p text:style-name="P100">All configurable, and Windows connections available for all. MySQL supported under Windows.</text:p>
          </table:table-cell>
        </table:table-row>
        <table:table-row>
          <table:table-cell table:style-name="Table2.A2" office:value-type="string">
            <text:p text:style-name="P100">Text extraction tools</text:p>
          </table:table-cell>
          <table:table-cell table:style-name="Table2.B2" office:value-type="string">
            <text:p text:style-name="P101">The Linux tools used are unrtf (.RTF), pdftotext (.PDF), antiword (.DOC), strings (anything). They are generally very fast. CRATE calls them by name.</text:p>
            <text:list xml:id="list3955958337910475284" text:style-name="L14">
              <text:list-item>
                <text:p text:style-name="P366">unrtf is available for Windows (license: GPL).<text:note text:id="ftn43" text:note-class="footnote"><text:note-citation>43</text:note-citation><text:note-body><text:p text:style-name="P265">https://www.gnu.org/software/unrtf/; http://gnuwin32.sourceforge.net/packages/unrtf.htm</text:p></text:note-body></text:note></text:p>
              </text:list-item>
              <text:list-item>
                <text:p text:style-name="P366">pdftotext is available for Windows as part of Xpdf (license: GPL).<text:note text:id="ftn44" text:note-class="footnote"><text:note-citation>44</text:note-citation><text:note-body><text:p text:style-name="P265">http://www.foolabs.com/xpdf/</text:p></text:note-body></text:note></text:p>
              </text:list-item>
              <text:list-item>
                <text:p text:style-name="P366">antiword<text:note text:id="ftn45" text:note-class="footnote"><text:note-citation>45</text:note-citation><text:note-body><text:p text:style-name="P265">http://www.winfield.demon.nl/</text:p></text:note-body></text:note> can be compiled for Windows and is available as a binary.<text:note text:id="ftn46" text:note-class="footnote"><text:note-citation>46</text:note-citation><text:note-body><text:p text:style-name="P265">http://www-stud.rbi.informatik.uni-frankfurt.de/~markus/antiword/</text:p></text:note-body></text:note></text:p>
              </text:list-item>
              <text:list-item>
                <text:p text:style-name="P366">strings has an equivalent for Windows.<text:note text:id="ftn47" text:note-class="footnote"><text:note-citation>47</text:note-citation><text:note-body><text:p text:style-name="P265">https://technet.microsoft.com/en-us/sysinternals/bb897439.aspx</text:p></text:note-body></text:note></text:p>
              </text:list-item>
            </text:list>
            <text:p text:style-name="P120">Users on Windows should install these tools so that they’re visible to CRATE via the PATH.</text:p>
          </table:table-cell>
        </table:table-row>
        <table:table-row>
          <table:table-cell table:style-name="Table2.A2" office:value-type="string">
            <text:p text:style-name="P101">Web framework (Gunicorn, with e.g. Apache as a front end)</text:p>
          </table:table-cell>
          <table:table-cell table:style-name="Table2.B2" office:value-type="string">
            <text:p text:style-name="P184"><text:span text:style-name="T117">Gunicorn is UNIX-only, </text:span><text:span text:style-name="T119">although happily it installs without complaint on Windows, so we don’t need to exclude it from the dependencies</text:span><text:span text:style-name="T117">. </text:span></text:p>
            <text:p text:style-name="P184"><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67">https://pylons.readthedocs.org/projects/waitress/en/latest/</text:p></text:note-body></text:note></text:span><text:span text:style-name="T125"> This doesn’t support SSL but does support reverse proxying.</text:span></text:p>
            <text:p text:style-name="P182"><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72">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100">Celery</text:p>
          </table:table-cell>
          <table:table-cell table:style-name="Table2.B2" office:value-type="string">
            <text:p text:style-name="P100">Celery is in Python, so is cross-platform. It can be run as a daemon/service under Windows, using the Windows built-in Task Scheduler.<text:note text:id="ftn50" text:note-class="footnote"><text:note-citation>50</text:note-citation><text:note-body><text:p text:style-name="P265">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90">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00"/>
            <text:p text:style-name="P10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00">RabbitMQ</text:p>
          </table:table-cell>
          <table:table-cell table:style-name="Table2.B2" office:value-type="string">
            <text:p text:style-name="P100">RabbitMQ supports Windows directly and runs as a service.<text:note text:id="ftn52" text:note-class="footnote"><text:note-citation>52</text:note-citation><text:note-body><text:p text:style-name="P265">https://www.rabbitmq.com/install-windows.html</text:p></text:note-body></text:note></text:p>
          </table:table-cell>
        </table:table-row>
        <table:table-row>
          <table:table-cell table:style-name="Table2.A2" office:value-type="string">
            <text:p text:style-name="P112">supervisord</text:p>
          </table:table-cell>
          <table:table-cell table:style-name="Table2.B2" office:value-type="string">
            <text:p text:style-name="P111">supervisord is used under Linux to control (a) celery and (b) gunicorn. <text:span text:style-name="T138">It does not run under Windows.</text:span><text:span text:style-name="T138"><text:note text:id="ftn53" text:note-class="footnote"><text:note-citation>53</text:note-citation><text:note-body><text:p text:style-name="P270">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8">https://mmonit.com/</text:p></text:note-body></text:note></text:span><text:span text:style-name="T214">) See also django-windows-tools.</text:span><text:span text:style-name="T214"><text:note text:id="ftn55" text:note-class="footnote"><text:note-citation>55</text:note-citation><text:note-body><text:p text:style-name="P289">http://django-windows-tools.readthedocs.org/en/latest/index.html; <text:span text:style-name="T213">this seems to be Python 2 only (as of 2016-05-11).</text:span></text:p></text:note-body></text:note></text:span></text:p>
            <text:p text:style-name="P113"><text:tab/>The practical answer was to write a small Windows service that runs other processes.</text:p>
          </table:table-cell>
        </table:table-row>
        <table:table-row>
          <table:table-cell table:style-name="Table2.A2" office:value-type="string">
            <text:p text:style-name="P107">MySQL standalone auditor</text:p>
          </table:table-cell>
          <table:table-cell table:style-name="Table2.B2" office:value-type="string">
            <text:p text:style-name="P108"><text:span text:style-name="T142">D</text:span>itched; MySQL now supports adequate auditing itself. In mysql.cnf:</text:p>
            <text:list xml:id="list4114499527447634511" text:style-name="L15">
              <text:list-item>
                <text:p text:style-name="P367">Set ‘log_output = TABLE’ (to use the table mysql.general_log), ‘log_output = FILE’ (to use the file specified by the ‘general_log_file’ variable), or ‘log_output = FILE,TABLE’ for both.</text:p>
              </text:list-item>
              <text:list-item>
                <text:p text:style-name="P367">Set ‘general_log = 1’. </text:p>
              </text:list-item>
            </text:list>
            <text:p text:style-name="P183"><text:span text:style-name="T123">Restart MySQL.</text:span><text:span text:style-name="T123"><text:note text:id="ftn56" text:note-class="footnote"><text:note-citation>56</text:note-citation><text:note-body><text:p text:style-name="P269">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10">Library dependencies</text:p>
          </table:table-cell>
          <table:table-cell table:style-name="Table2.B2" office:value-type="string">
            <text:p text:style-name="P109">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71">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1451016022525530817" text:style-name="L16">
        <text:list-item>
          <text:p text:style-name="P376">Cataloguing databases: <text:span text:style-name="T148">easy.</text:span></text:p>
        </text:list-item>
        <text:list-item>
          <text:p text:style-name="P377">Storing a datatype: a SQLAlchemy column type (coltype = col[‘type’]) String(length=10); str(coltype) looks like ‘VARCHAR(10)’, using a dialect-free version, and repr(coltype) looks like <text:soft-page-break/>‘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78"><text:soft-page-break/>SQL field comments: there is no standard cross-database way.<text:note text:id="ftn58" text:note-class="footnote"><text:note-citation>58</text:note-citation><text:note-body><text:p text:style-name="P281">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79">Iteration by rows: <text:span text:style-name="T157">if memory constraints become a real problem, </text:span>consider yield_per(); note that <text:soft-page-break/>some DBAPIs fetch all rows anyway <text:span text:style-name="T156">even if you use cursor.fetchone()</text:span>.<text:note text:id="ftn59" text:note-class="footnote"><text:note-citation>59</text:note-citation><text:note-body><text:p text:style-name="P27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80"><text:soft-page-break/><text:span text:style-name="T159">INSERT... ON DUPLICATE KEY UPDATE: tricky.</text:span><text:span text:style-name="T159"><text:note text:id="ftn60" text:note-class="footnote"><text:note-citation>60</text:note-citation><text:note-body><text:p text:style-name="P27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81">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83">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83">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80">CREATE FULLTEXT INDEX: MySQL-specific.<text:note text:id="ftn63" text:note-class="footnote"><text:note-citation>63</text:note-citation><text:note-body><text:p text:style-name="P273">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80">http://www.postgresql.org/docs/9.1/static/textsearch-tables.html</text:p></text:note-body></text:note></text:span><text:span text:style-name="T155"> Handled with dialect-specific code.</text:span></text:p>
        </text:list-item>
        <text:list-item>
          <text:p text:style-name="P382"><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8"><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8">https://dev.mysql.com/doc/refman/5.7/en/innodb-file-format.html</text:p></text:note-body></text:note></text:span><text:span text:style-name="T151"> the default became Barracuda for MySQL </text:span><text:span text:style-name="T152">≥5.7.7; Barracuda is fancier. It supports options like DYNAMIC row formats. As of MySQL 5.7.9, one can specify the default row format.</text:span><text:span text:style-name="T152"><text:note text:id="ftn67" text:note-class="footnote"><text:note-citation>67</text:note-citation><text:note-body><text:p text:style-name="P278">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text:soft-page-break/>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429" text:outline-level="2"><text:bookmark-start text:name="__RefHeading___Toc8745_1172218664"/>Installing Python 3.4 on Ubuntu 16.04<text:bookmark-end text:name="__RefHeading___Toc8745_1172218664"/></text:h>
      <text:p text:style-name="P58">See http://devmartin.com/blog/2016/04/creating-a-virtual-environment-with-python3.4-on-ubuntu-16.04-xenial-xerus/ :</text:p>
      <text:p text:style-name="P57"><text:span text:style-name="Code_5f_inline">sudo apt install build-essential checkinstall libreadline-gplv2-dev \</text:span></text:p>
      <text:p text:style-name="P57"><text:span text:style-name="Code_5f_inline"><text:tab/>libncursesw5-dev libssl-dev libsqlite3-dev tk-dev libgdbm-dev libc6-dev \</text:span></text:p>
      <text:p text:style-name="P57"><text:span text:style-name="Code_5f_inline"><text:tab/>libbz2-dev openssl</text:span></text:p>
      <text:p text:style-name="P57"><text:span text:style-name="Code_5f_inline"/></text:p>
      <text:p text:style-name="P57"><text:span text:style-name="Code_5f_inline">mkdir -p $HOME/opt</text:span></text:p>
      <text:p text:style-name="P57"><text:span text:style-name="Code_5f_inline">cd $HOME/opt</text:span></text:p>
      <text:p text:style-name="P57"><text:span text:style-name="Code_5f_inline">curl -O https://www.python.org/ftp/python/3.4.4/Python-3.4.4.tgz</text:span></text:p>
      <text:p text:style-name="P57"><text:span text:style-name="Code_5f_inline">tar xzvf Python-3.4.4.tgz</text:span></text:p>
      <text:p text:style-name="P57"><text:span text:style-name="Code_5f_inline">cd Python-3.4.4</text:span></text:p>
      <text:p text:style-name="P57"><text:span text:style-name="Code_5f_inline">./configure --enable-shared --prefix=/usr/local LDFLAGS="-Wl,--rpath=/usr/local/lib"</text:span></text:p>
      <text:p text:style-name="P57"><text:span text:style-name="Code_5f_inline">sudo make altinstall</text:span></text:p>
      <text:p text:style-name="P57"><text:span text:style-name="Code_5f_inline"/></text:p>
      <text:p text:style-name="P57"><text:span text:style-name="Code_5f_inline">sudo python3.4 -m pip install --upgrade pip</text:span></text:p>
      <text:p text:style-name="P57"><text:span text:style-name="Code_5f_inline">sudo python3.4 -m pip install virtualenv</text:span></text:p>
      <text:p text:style-name="P55"/>
      <text:h text:style-name="P344" text:outline-level="1"/>
      <text:h text:style-name="P35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28">See https://dev.mysql.com/doc/refman/5.5/en/problems-connecting.html</text:p>
      <text:h text:style-name="P430" text:outline-level="2"><text:bookmark-start text:name="__RefHeading___Toc6270_1570332519"/>ImportError: No module named ‘{mysqldb, pyodbc, ...}’<text:bookmark-end text:name="__RefHeading___Toc6270_1570332519"/></text:h>
      <text:p text:style-name="P30">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31"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29">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8510086213545098118" text:style-name="L17">
        <text:list-item>
          <text:p text:style-name="P384"><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93">https://msdn.microsoft.com/en-us/library/h32h3abf(v=vs.110).aspx</text:p></text:note-body></text:note></text:span><text:span text:style-name="T230"> it didn’t work via pyodbc!</text:span><text:span text:style-name="T230"><text:note text:id="ftn70" text:note-class="footnote"><text:note-citation>70</text:note-citation><text:note-body><text:p text:style-name="P293">Connection string emitted by SQLAlchemy (found by placing a trace within sqlalchemy.engine.default.DefaultDialect.connect): ‘dsn=MY_DSN;MultipleActiveResultSets=True;Trusted_Connection=Yes’.</text:p></text:note-body></text:note></text:span></text:p>
        </text:list-item>
        <text:list-item>
          <text:p text:style-name="P385"><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86">There’s also a registry hack.<text:note text:id="ftn71" text:note-class="footnote"><text:note-citation>71</text:note-citation><text:note-body><text:p text:style-name="P294">http://serverfault.com/questions/302169</text:p></text:note-body></text:note></text:p>
        </text:list-item>
      </text:list>
      <text:h text:style-name="P432" text:outline-level="2"><text:bookmark-start text:name="__RefHeading___Toc6274_1570332519"/>How do I reconfigure MySQL?<text:bookmark-end text:name="__RefHeading___Toc6274_1570332519"/></text:h>
      <text:list xml:id="list7708219355414833534" text:style-name="L18">
        <text:list-item>
          <text:p text:style-name="P387">Edit the MySQL configuration file.</text:p>
          <text:list>
            <text:list-item>
              <text:p text:style-name="P387">Under Ubuntu Linux this is usually <text:span text:style-name="Code_5f_inline">/etc/mysql/my.cnf</text:span>.</text:p>
            </text:list-item>
            <text:list-item>
              <text:p text:style-name="P387">Under Windows it can be in several locations.<text:note text:id="ftn72" text:note-class="footnote"><text:note-citation>72</text:note-citation><text:note-body><text:p text:style-name="P296">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121108702246442" text:continue-numbering="true" text:style-name="L18">
        <text:list-item>
          <text:list>
            <text:list-item>
              <text:list>
                <text:list-item>
                  <text:p text:style-name="P389">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91">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88">Restart MySQL. Under Ubuntu Linux, use <text:span text:style-name="Code_5f_inline">sudo service mysql restart</text:span>. Under Windows, restart the MySQL service in the Services tool (it’s typically called e.g. MySQL57).</text:p>
        </text:list-item>
        <text:list-item>
          <text:p text:style-name="P390">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392">If the <text:span text:style-name="T259">Windows</text:span> service is stuck in the ‘starting’ state, for example after you’ve reconfigured MySQL:</text:p>
          <text:list>
            <text:list-item>
              <text:p text:style-name="P392">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92"><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93"><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97">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94">After creating a service, start it manually; if it fails, check Event Viewer → Windows Logs → Application.</text:p>
            </text:list-item>
            <text:list-item>
              <text:p text:style-name="P396"><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92"><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95">Your target is a happy MySQL installation that restarts automatically when you reboot.</text:p>
        </text:list-item>
      </text:list>
      <text:h text:style-name="P432"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3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31">to</text:p>
      <text:p text:style-name="Code_5f_paragraph">max_allowed_packet=40M</text:p>
      <text:p text:style-name="P31">and restart MySQL (as above). You can also view current settings using MySQL Workbench (Management → Status and System Variables → System Variables; search for <text:span text:style-name="Code_5f_inline">max_allowed_packet</text:span>).</text:p>
      <text:p text:style-name="P3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7">There are at least two possible reasons:</text:p>
      <text:list xml:id="list6413807285881359406" text:style-name="L19">
        <text:list-item>
          <text:p text:style-name="P383"><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300">Or maybe see http://superuser.com/questions/461608</text:p></text:note-body></text:note></text:span></text:p>
        </text:list-item>
        <text:list-item>
          <text:p text:style-name="P397"><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3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301">https://helpdesk.stone-ware.com/portal/helpcenter/articles/port-443-80-not-available-on-windows-server</text:p></text:note-body></text:note></text:span><text:span text:style-name="T101"> Try:</text:span></text:p>
      <text:p text:style-name="Code_5f_paragraph">netstat -ban</text:p>
      <text:p text:style-name="P18">to see what’s using it. In our case we had this:</text:p>
      <text:p text:style-name="P309"><text:s/>Proto <text:s/>Local Address <text:s text:c="5"/>Foreign Address <text:s text:c="3"/>State</text:p>
      <text:p text:style-name="P309">...</text:p>
      <text:p text:style-name="P309">[svchost.exe]</text:p>
      <text:p text:style-name="P309"><text:s/>TCP <text:s text:c="3"/>0.0.0.0:443 <text:s text:c="7"/>0.0.0.0 <text:s text:c="11"/>LISTENING</text:p>
      <text:p text:style-name="P309"><text:soft-page-break/>...</text:p>
      <text:p text:style-name="P309">[svchost.exe]</text:p>
      <text:p text:style-name="P309"><text:s/>TCP <text:s text:c="3"/>[::]:443 <text:s text:c="10"/>[::]:0 <text:s text:c="12"/>LISTENING</text:p>
      <text:p text:style-name="P3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301">https://en.wikipedia.org/wiki/Svchost.exe</text:p></text:note-body></text:note>? A possibility relates to VMWare.<text:note text:id="ftn77" text:note-class="footnote"><text:note-citation>77</text:note-citation><text:note-body><text:p text:style-name="P301">http://superuser.com/questions/125455/why-is-the-system-process-listening-on-port-443</text:p></text:note-body></text:note></text:p>
      <text:p text:style-name="P3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302">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3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3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3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7">http://dev.mysql.com/doc/refman/5.7/en/identifier-case-sensitivity.html</text:p></text:note-body></text:note> However, when using NTFS, Windows filenames are case-sensitive.<text:note text:id="ftn80" text:note-class="footnote"><text:note-citation>80</text:note-citation><text:note-body><text:p text:style-name="P307">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332" text:outline-level="1"/>
      <text:h text:style-name="P35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916005860381846247" text:style-name="List_20_1">
        <text:list-item>
          <text:p text:style-name="P329">Bug fix for incremental update (previous version inserted rather than updating when the source content had changed); search for update_on_duplicate_key.</text:p>
        </text:list-item>
        <text:list-item>
          <text:p text:style-name="P329">Checks for missing/extra fields in destination.</text:p>
        </text:list-item>
        <text:list-item>
          <text:p text:style-name="P329">“No separator” allowed for get_date_regex_elements(), allowing anonymisation of e.g. 19Mar2015, 19800101.</text:p>
        </text:list-item>
        <text:list-item>
          <text:p text:style-name="P329">New default at_word_boundaries_only=False for get_date_regex_elements(), allowing anonymisation of ISO8601-format dates (e.g. 1980-10-01T0000), etc.</text:p>
        </text:list-item>
        <text:list-item>
          <text:p text:style-name="P329">Similar option for get_code_regex_elements().</text:p>
        </text:list-item>
        <text:list-item>
          <text:p text:style-name="P329">Similar option for get_string_regex_elements().</text:p>
        </text:list-item>
        <text:list-item>
          <text:p text:style-name="P329">Options in config to control these.</text:p>
        </text:list-item>
        <text:list-item>
          <text:p text:style-name="P32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29">Audit database/table.</text:p>
        </text:list-item>
        <text:list-item>
          <text:p text:style-name="P329">Create an incremental update to the data dictionary (i.e. existing DD plus any new fields in the source, with safe draft entries).</text:p>
        </text:list-item>
        <text:list-item>
          <text:p text:style-name="P329">Data dictionary optimizations.</text:p>
        </text:list-item>
      </text:list>
      <text:h text:style-name="Heading_20_3" text:outline-level="3"><text:bookmark-start text:name="__RefHeading___Toc6296_1570332519"/>2015-04-25, v0.04<text:bookmark-end text:name="__RefHeading___Toc6296_1570332519"/></text:h>
      <text:list xml:id="list121110098692569" text:continue-numbering="true" text:style-name="List_20_1">
        <text:list-item>
          <text:p text:style-name="P32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21109077039556" text:continue-numbering="true" text:style-name="List_20_1">
        <text:list-item>
          <text:p text:style-name="P329">Ability to vary audit/secret map tablenames.</text:p>
        </text:list-item>
        <text:list-item>
          <text:p text:style-name="P329">Made date element separators broader in anonymisation regex.</text:p>
        </text:list-item>
        <text:list-item>
          <text:p text:style-name="P329">min_string_length_for_errors option</text:p>
        </text:list-item>
        <text:list-item>
          <text:p text:style-name="P329">min_string_length_to_scrub_with option</text:p>
        </text:list-item>
        <text:list-item>
          <text:p text:style-name="P329">words_not_to_scrub option</text:p>
        </text:list-item>
        <text:list-item>
          <text:p text:style-name="P329">bugfix: date regex couldn't cope with years prior to 1900</text:p>
        </text:list-item>
        <text:list-item>
          <text:p text:style-name="P329">gen_all_values_for_patient() was inefficient in that it would process the same source table multiple times to retrieve different fields.</text:p>
        </text:list-item>
        <text:list-item>
          <text:p text:style-name="P329">ddgen_index_fields option</text:p>
        </text:list-item>
        <text:list-item>
          <text:p text:style-name="P329">simplification of get_anon_fragments_from_string()</text:p>
        </text:list-item>
        <text:list-item>
          <text:p text:style-name="P329">SCRUBMETHOD.CODE, particularly for postcodes. (Not very different from SCRUBMETHOD.NUMERIC, but a little different.)</text:p>
        </text:list-item>
        <text:list-item>
          <text:p text:style-name="P329">debug_row_limit applies to patient-based tables (as a per-thread limit); was previously implemented as a per-patient limit, which was silly.</text:p>
        </text:list-item>
        <text:list-item>
          <text:p text:style-name="P329">Indirection step in config for destination/admin databases.</text:p>
        </text:list-item>
        <text:list-item>
          <text:p text:style-name="P32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21108599219091" text:continue-numbering="true" text:style-name="List_20_1">
        <text:list-item>
          <text:p text:style-name="P398">Option: replace_nonspecific_info_with</text:p>
        </text:list-item>
        <text:list-item>
          <text:p text:style-name="P398">Option: scrub_all_numbers_of_n_digits</text:p>
        </text:list-item>
        <text:list-item>
          <text:p text:style-name="P398">Option: scrub_all_uk_postcodes</text:p>
        </text:list-item>
      </text:list>
      <text:h text:style-name="Heading_20_3" text:outline-level="3"><text:bookmark-start text:name="__RefHeading___Toc6302_1570332519"/>2015-07-14, v0.06<text:bookmark-end text:name="__RefHeading___Toc6302_1570332519"/></text:h>
      <text:list xml:id="list121108547725001" text:continue-numbering="true" text:style-name="List_20_1">
        <text:list-item>
          <text:p text:style-name="P399">bugfix: if a source scrub-from value was a number with value '.', the regex went haywire... so regex builders now check for blanks.</text:p>
        </text:list-item>
      </text:list>
      <text:h text:style-name="P417" text:outline-level="3"><text:bookmark-start text:name="__RefHeading___Toc6304_1570332519"/>2015-07-16, v0.07<text:bookmark-end text:name="__RefHeading___Toc6304_1570332519"/></text:h>
      <text:list xml:id="list121109153012140" text:continue-numbering="true" text:style-name="List_20_1">
        <text:list-item>
          <text:p text:style-name="P39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21110014865728" text:continue-numbering="true" text:style-name="List_20_1">
        <text:list-item>
          <text:p text:style-name="P400">SCRUBMETHOD.WORDS renamed SCRUBMETHOD.WORDS</text:p>
        </text:list-item>
        <text:list-item>
          <text:p text:style-name="P400">SCRUBMETHOD.PHRASE added</text:p>
        </text:list-item>
        <text:list-item>
          <text:p text:style-name="P400">ddgen_scrubmethod_phrase_fields added</text:p>
        </text:list-item>
      </text:list>
      <text:h text:style-name="Heading_20_3" text:outline-level="3"><text:bookmark-start text:name="__RefHeading___Toc6308_1570332519"/>2015-07-28, v0.09<text:bookmark-end text:name="__RefHeading___Toc6308_1570332519"/></text:h>
      <text:list xml:id="list121108563719216" text:continue-numbering="true" text:style-name="List_20_1">
        <text:list-item>
          <text:p text:style-name="P399">debug_max_n_patients option, used with gen_patient_ids(), to reduce the number of patients processed for “full rebuild” debugging.</text:p>
        </text:list-item>
        <text:list-item>
          <text:p text:style-name="P399">debug_pid_list option, similarly</text:p>
        </text:list-item>
      </text:list>
      <text:h text:style-name="Heading_20_3" text:outline-level="3"><text:bookmark-start text:name="__RefHeading___Toc6310_1570332519"/>2015-09-02 to 2015-09-13, v0.10<text:bookmark-end text:name="__RefHeading___Toc6310_1570332519"/></text:h>
      <text:list xml:id="list121109238919899" text:continue-numbering="true" text:style-name="List_20_1">
        <text:list-item>
          <text:p text:style-name="P399">Opt-out mechanism.</text:p>
        </text:list-item>
        <text:list-item>
          <text:p text:style-name="P399">Default hasher changed to SHA256.</text:p>
        </text:list-item>
        <text:list-item>
          <text:p text:style-name="P39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21110104223963" text:continue-numbering="true" text:style-name="List_20_1">
        <text:list-item>
          <text:p text:style-name="P399">Split main source code for simplicity.</text:p>
        </text:list-item>
      </text:list>
      <text:h text:style-name="Heading_20_3" text:outline-level="3"><text:bookmark-start text:name="__RefHeading___Toc6314_1570332519"/>2015-09-21, v0.12<text:bookmark-end text:name="__RefHeading___Toc6314_1570332519"/></text:h>
      <text:list xml:id="list121108049446396" text:continue-numbering="true" text:style-name="List_20_1">
        <text:list-item>
          <text:p text:style-name="P39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21109334275732" text:continue-numbering="true" text:style-name="List_20_1">
        <text:list-item>
          <text:p text:style-name="P399">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21108086494030" text:continue-numbering="true" text:style-name="List_20_1">
        <text:list-item>
          <text:p text:style-name="P399">Code cleanup.</text:p>
        </text:list-item>
        <text:list-item>
          <text:p text:style-name="P399">HMAC for RID generation, replacing simpler hashes, for improved security.</text:p>
        </text:list-item>
        <text:list-item>
          <text:p text:style-name="P401">New option: secret_trid_cache_tablename</text:p>
        </text:list-item>
        <text:list-item>
          <text:p text:style-name="P401">Removed option: words_not_to_scrub</text:p>
        </text:list-item>
        <text:list-item>
          <text:p text:style-name="P401">New options: whitelist<text:span text:style-name="T2">_filenames</text:span> (replaces words_not_to_scrub), blacklist<text:span text:style-name="T2">_filenames.</text:span></text:p>
        </text:list-item>
        <text:list-item>
          <text:p text:style-name="P402">Transition from cardinal_pythonlib.rnc_db to SQLAlchemy for anonymiser database interface.</text:p>
        </text:list-item>
        <text:list-item>
          <text:p text:style-name="P403">Environment variable changed from CRATE_LOCAL_SETTINGS to CRATE_WEB_LOCAL_SETTINGS and coded into crate_anon/config/constants.py.</text:p>
        </text:list-item>
        <text:list-item>
          <text:p text:style-name="P404">Web front end now happy getting structure from SQL Server and PostgreSQL.</text:p>
        </text:list-item>
        <text:list-item>
          <text:p text:style-name="P405">Windows support. <text:span text:style-name="T215">Windows XP not supported as Erlang (and thus RabbitMQ) won’t run on it from the distributed binaries. Windows 10 works fine.</text:span></text:p>
        </text:list-item>
        <text:list-item>
          <text:p text:style-name="P406">Semantic versioning.</text:p>
        </text:list-item>
      </text:list>
      <text:h text:style-name="P418" text:outline-level="3"><text:bookmark-start text:name="__RefHeading___Toc6320_1570332519"/><text:soft-page-break/>201<text:span text:style-name="T1">6-06-04</text:span>, v0.1<text:span text:style-name="T236">6.0</text:span><text:bookmark-end text:name="__RefHeading___Toc6320_1570332519"/></text:h>
      <text:list xml:id="list121108307849000" text:continue-numbering="true" text:style-name="List_20_1">
        <text:list-item>
          <text:p text:style-name="P407">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95">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408">Opt-out management (1) manually; (2) via disk file; (3) via database fields.</text:p>
        </text:list-item>
      </text:list>
      <text:h text:style-name="P419" text:outline-level="3"><text:bookmark-start text:name="__RefHeading___Toc8749_1172218664"/>201<text:span text:style-name="T1">6-06-25</text:span>, v0.1<text:span text:style-name="T291">7.0</text:span><text:bookmark-end text:name="__RefHeading___Toc8749_1172218664"/></text:h>
      <text:list xml:id="list121109369393211" text:continue-numbering="true" text:style-name="List_20_1">
        <text:list-item>
          <text:p text:style-name="P409">ONS Postcode Database.</text:p>
        </text:list-item>
        <text:list-item>
          <text:p text:style-name="P409">RiO preprocessor.</text:p>
        </text:list-item>
        <text:list-item>
          <text:p text:style-name="P409">Third-party patient cross-referencing for anonymisation.</text:p>
        </text:list-item>
        <text:list-item>
          <text:p text:style-name="P410">The ‘required scrubber’ flag, as a safety measure.</text:p>
        </text:list-item>
        <text:list-item>
          <text:p text:style-name="P411">Recordwise view of results in web interface.</text:p>
        </text:list-item>
        <text:list-item>
          <text:p text:style-name="P412">Static type checking.</text:p>
        </text:list-item>
      </text:list>
      <text:p text:style-name="P56"/>
      <text:h text:style-name="P345" text:outline-level="1"><text:bookmark-start text:name="__RefHeading___Toc6264_1570332519"/>To do<text:bookmark-end text:name="__RefHeading___Toc6264_1570332519"/></text:h>
      <text:list xml:id="list4110596705394848197" text:style-name="L20">
        <text:list-item>
          <text:p text:style-name="P413"/>
        </text:list-item>
      </text:list>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6T12:11:07.554939461</dc:date>
    <meta:editing-duration>P11DT15H33M28S</meta:editing-duration>
    <meta:editing-cycles>712</meta:editing-cycles>
    <dc:creator>Rudolf Cardinal</dc:creator>
    <meta:document-statistic meta:table-count="23" meta:image-count="1" meta:object-count="0" meta:page-count="60" meta:paragraph-count="2610" meta:word-count="18519" meta:character-count="149127" meta:non-whitespace-character-count="1227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